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5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4bacc6"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omas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W29</text:p>
          </table:table-cell>
          <table:table-cell table:style-name="ce1" office:value-type="string" calcext:value-type="string">
            <text:p>OptKnock</text:p>
          </table:table-cell>
          <table:table-cell table:style-name="ce1" office:value-type="string" calcext:value-type="string">
            <text:p>Obese</text:p>
          </table:table-cell>
          <table:table-cell table:style-name="ce1" office:value-type="string" calcext:value-type="string">
            <text:p>iYal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109269983954986" calcext:value-type="float">
            <text:p>0.109269983954986</text:p>
          </table:table-cell>
          <table:table-cell office:value-type="float" office:value="0.1" calcext:value-type="float">
            <text:p>0.1</text:p>
          </table:table-cell>
          <table:table-cell office:value-type="float" office:value="0.109269983954989" calcext:value-type="float">
            <text:p>0.109269983954989</text:p>
          </table:table-cell>
          <table:table-cell office:value-type="float" office:value="0.109205814421999" calcext:value-type="float">
            <text:p>0.109205814421999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11941600323983" calcext:value-type="float">
            <text:p>0.11941600323983</text:p>
          </table:table-cell>
          <table:table-cell office:value-type="float" office:value="0.1" calcext:value-type="float">
            <text:p>0.1</text:p>
          </table:table-cell>
          <table:table-cell office:value-type="float" office:value="0.119416003239835" calcext:value-type="float">
            <text:p>0.119416003239835</text:p>
          </table:table-cell>
          <table:table-cell office:value-type="float" office:value="0.119275457486473" calcext:value-type="float">
            <text:p>0.119275457486473</text:p>
          </table:table-cell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130576346095618" calcext:value-type="float">
            <text:p>0.130576346095618</text:p>
          </table:table-cell>
          <table:table-cell office:value-type="float" office:value="0.1" calcext:value-type="float">
            <text:p>0.1</text:p>
          </table:table-cell>
          <table:table-cell office:value-type="float" office:value="0.130576346095626" calcext:value-type="float">
            <text:p>0.130576346095626</text:p>
          </table:table-cell>
          <table:table-cell office:value-type="float" office:value="0.130344263136388" calcext:value-type="float">
            <text:p>0.130344263136388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14276130480206" calcext:value-type="float">
            <text:p>0.14276130480206</text:p>
          </table:table-cell>
          <table:table-cell office:value-type="float" office:value="0.1" calcext:value-type="float">
            <text:p>0.1</text:p>
          </table:table-cell>
          <table:table-cell office:value-type="float" office:value="0.142761304802072" calcext:value-type="float">
            <text:p>0.142761304802072</text:p>
          </table:table-cell>
          <table:table-cell office:value-type="float" office:value="0.142422302210291" calcext:value-type="float">
            <text:p>0.142422302210291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56159076103965" calcext:value-type="float">
            <text:p>0.156159076103965</text:p>
          </table:table-cell>
          <table:table-cell office:value-type="float" office:value="0.1" calcext:value-type="float">
            <text:p>0.1</text:p>
          </table:table-cell>
          <table:table-cell office:value-type="float" office:value="0.156159076103981" calcext:value-type="float">
            <text:p>0.156159076103981</text:p>
          </table:table-cell>
          <table:table-cell office:value-type="float" office:value="0.155693552824491" calcext:value-type="float">
            <text:p>0.155693552824491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.17073518194444" calcext:value-type="float">
            <text:p>0.17073518194444</text:p>
          </table:table-cell>
          <table:table-cell office:value-type="float" office:value="0.1" calcext:value-type="float">
            <text:p>0.1</text:p>
          </table:table-cell>
          <table:table-cell office:value-type="float" office:value="0.170735181944461" calcext:value-type="float">
            <text:p>0.170735181944461</text:p>
          </table:table-cell>
          <table:table-cell office:value-type="float" office:value="0.170124309280563" calcext:value-type="float">
            <text:p>0.170124309280563</text:p>
          </table:table-cell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187066213282551" calcext:value-type="float">
            <text:p>0.187066213282551</text:p>
          </table:table-cell>
          <table:table-cell office:value-type="float" office:value="0.1" calcext:value-type="float">
            <text:p>0.1</text:p>
          </table:table-cell>
          <table:table-cell office:value-type="float" office:value="0.187066213282578" calcext:value-type="float">
            <text:p>0.187066213282578</text:p>
          </table:table-cell>
          <table:table-cell office:value-type="float" office:value="0.186277032772347" calcext:value-type="float">
            <text:p>0.186277032772347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205101934882023" calcext:value-type="float">
            <text:p>0.205101934882023</text:p>
          </table:table-cell>
          <table:table-cell office:value-type="float" office:value="0.1" calcext:value-type="float">
            <text:p>0.1</text:p>
          </table:table-cell>
          <table:table-cell office:value-type="float" office:value="0.205101934882058" calcext:value-type="float">
            <text:p>0.205101934882058</text:p>
          </table:table-cell>
          <table:table-cell office:value-type="float" office:value="0.204102716707766" calcext:value-type="float">
            <text:p>0.204102716707766</text:p>
          </table:table-cell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2247772703134" calcext:value-type="float">
            <text:p>0.2247772703134</text:p>
          </table:table-cell>
          <table:table-cell office:value-type="float" office:value="0.1" calcext:value-type="float">
            <text:p>0.1</text:p>
          </table:table-cell>
          <table:table-cell office:value-type="float" office:value="0.224777270313443" calcext:value-type="float">
            <text:p>0.224777270313443</text:p>
          </table:table-cell>
          <table:table-cell office:value-type="float" office:value="0.223537876284749" calcext:value-type="float">
            <text:p>0.2235378762847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46092219576681" calcext:value-type="float">
            <text:p>0.246092219576681</text:p>
          </table:table-cell>
          <table:table-cell office:value-type="float" office:value="0.1" calcext:value-type="float">
            <text:p>0.1</text:p>
          </table:table-cell>
          <table:table-cell office:value-type="float" office:value="0.246092219576733" calcext:value-type="float">
            <text:p>0.246092219576733</text:p>
          </table:table-cell>
          <table:table-cell office:value-type="float" office:value="0.244582511503296" calcext:value-type="float">
            <text:p>0.244582511503296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269793665533186" calcext:value-type="float">
            <text:p>0.269793665533186</text:p>
          </table:table-cell>
          <table:table-cell office:value-type="float" office:value="0.1" calcext:value-type="float">
            <text:p>0.1</text:p>
          </table:table-cell>
          <table:table-cell office:value-type="float" office:value="0.269793665534962" calcext:value-type="float">
            <text:p>0.269793665534962</text:p>
          </table:table-cell>
          <table:table-cell office:value-type="float" office:value="0.267973279211244" calcext:value-type="float">
            <text:p>0.26797327921124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95726765824344" calcext:value-type="float">
            <text:p>0.295726765824344</text:p>
          </table:table-cell>
          <table:table-cell office:value-type="float" office:value="0.1" calcext:value-type="float">
            <text:p>0.1</text:p>
          </table:table-cell>
          <table:table-cell office:value-type="float" office:value="0.295726765829201" calcext:value-type="float">
            <text:p>0.295726765829201</text:p>
          </table:table-cell>
          <table:table-cell office:value-type="float" office:value="0.29355745708802" calcext:value-type="float">
            <text:p>0.29355745708802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0.323704233080437" calcext:value-type="float">
            <text:p>0.323704233080437</text:p>
          </table:table-cell>
          <table:table-cell office:value-type="float" office:value="0.1" calcext:value-type="float">
            <text:p>0.1</text:p>
          </table:table-cell>
          <table:table-cell office:value-type="float" office:value="0.323704233089306" calcext:value-type="float">
            <text:p>0.323704233089306</text:p>
          </table:table-cell>
          <table:table-cell office:value-type="float" office:value="0.321150322025676" calcext:value-type="float">
            <text:p>0.321150322025676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0.354189234067108" calcext:value-type="float">
            <text:p>0.354189234067108</text:p>
          </table:table-cell>
          <table:table-cell office:value-type="float" office:value="0.1" calcext:value-type="float">
            <text:p>0.1</text:p>
          </table:table-cell>
          <table:table-cell office:value-type="float" office:value="0.354189234074072" calcext:value-type="float">
            <text:p>0.354189234074072</text:p>
          </table:table-cell>
          <table:table-cell office:value-type="float" office:value="0.351225843055699" calcext:value-type="float">
            <text:p>0.351225843055699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388323506744264" calcext:value-type="float">
            <text:p>0.388323506744264</text:p>
          </table:table-cell>
          <table:table-cell office:value-type="float" office:value="0.1" calcext:value-type="float">
            <text:p>0.1</text:p>
          </table:table-cell>
          <table:table-cell office:value-type="float" office:value="0.388323506757989" calcext:value-type="float">
            <text:p>0.388323506757989</text:p>
          </table:table-cell>
          <table:table-cell office:value-type="float" office:value="0.385155649465306" calcext:value-type="float">
            <text:p>0.385155649465306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425319326571547" calcext:value-type="float">
            <text:p>0.425319326571547</text:p>
          </table:table-cell>
          <table:table-cell office:value-type="float" office:value="0.1" calcext:value-type="float">
            <text:p>0.1</text:p>
          </table:table-cell>
          <table:table-cell office:value-type="float" office:value="0.425319326594102" calcext:value-type="float">
            <text:p>0.425319326594102</text:p>
          </table:table-cell>
          <table:table-cell office:value-type="float" office:value="0.422015786531049" calcext:value-type="float">
            <text:p>0.422015786531049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465176693548957" calcext:value-type="float">
            <text:p>0.465176693548957</text:p>
          </table:table-cell>
          <table:table-cell office:value-type="float" office:value="0.1" calcext:value-type="float">
            <text:p>0.1</text:p>
          </table:table-cell>
          <table:table-cell office:value-type="float" office:value="0.465176693582409" calcext:value-type="float">
            <text:p>0.465176693582409</text:p>
          </table:table-cell>
          <table:table-cell office:value-type="float" office:value="0.461806254252928" calcext:value-type="float">
            <text:p>0.461806254252928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509565528454776" calcext:value-type="float">
            <text:p>0.509565528454776</text:p>
          </table:table-cell>
          <table:table-cell office:value-type="float" office:value="0.1" calcext:value-type="float">
            <text:p>0.1</text:p>
          </table:table-cell>
          <table:table-cell office:value-type="float" office:value="0.509565528484067" calcext:value-type="float">
            <text:p>0.509565528484067</text:p>
          </table:table-cell>
          <table:table-cell office:value-type="float" office:value="0.505791747128849" calcext:value-type="float">
            <text:p>0.505791747128849</text:p>
          </table:table-cell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55797576049623" calcext:value-type="float">
            <text:p>0.55797576049623</text:p>
          </table:table-cell>
          <table:table-cell office:value-type="float" office:value="0.1" calcext:value-type="float">
            <text:p>0.1</text:p>
          </table:table-cell>
          <table:table-cell office:value-type="float" office:value="0.557975760540737" calcext:value-type="float">
            <text:p>0.557975760540737</text:p>
          </table:table-cell>
          <table:table-cell office:value-type="float" office:value="0.553721595715376" calcext:value-type="float">
            <text:p>0.5537215957153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10168622061134" calcext:value-type="float">
            <text:p>0.610168622061134</text:p>
          </table:table-cell>
          <table:table-cell office:value-type="float" office:value="0.1" calcext:value-type="float">
            <text:p>0.1</text:p>
          </table:table-cell>
          <table:table-cell office:value-type="float" office:value="0.610168622125178" calcext:value-type="float">
            <text:p>0.610168622125178</text:p>
          </table:table-cell>
          <table:table-cell office:value-type="float" office:value="0.605333748743034" calcext:value-type="float">
            <text:p>0.605333748743034</text:p>
          </table:table-cell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668006314184708" calcext:value-type="float">
            <text:p>0.668006314184708</text:p>
          </table:table-cell>
          <table:table-cell office:value-type="float" office:value="0.1" calcext:value-type="float">
            <text:p>0.1</text:p>
          </table:table-cell>
          <table:table-cell office:value-type="float" office:value="0.668006314237011" calcext:value-type="float">
            <text:p>0.668006314237011</text:p>
          </table:table-cell>
          <table:table-cell office:value-type="float" office:value="0.662268997886762" calcext:value-type="float">
            <text:p>0.662268997886762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731462455563702" calcext:value-type="float">
            <text:p>0.731462455563702</text:p>
          </table:table-cell>
          <table:table-cell office:value-type="float" office:value="0.1" calcext:value-type="float">
            <text:p>0.1</text:p>
          </table:table-cell>
          <table:table-cell office:value-type="float" office:value="0.731462455638619" calcext:value-type="float">
            <text:p>0.731462455638619</text:p>
          </table:table-cell>
          <table:table-cell office:value-type="float" office:value="0.724873399438267" calcext:value-type="float">
            <text:p>0.724873399438267</text:p>
          </table:table-cell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80002828418089" calcext:value-type="float">
            <text:p>0.80002828418089</text:p>
          </table:table-cell>
          <table:table-cell office:value-type="float" office:value="0.1" calcext:value-type="float">
            <text:p>0.1</text:p>
          </table:table-cell>
          <table:table-cell office:value-type="float" office:value="0.800028284286435" calcext:value-type="float">
            <text:p>0.800028284286435</text:p>
          </table:table-cell>
          <table:table-cell office:value-type="float" office:value="0.792494686644086" calcext:value-type="float">
            <text:p>0.792494686644086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87535677484716" calcext:value-type="float">
            <text:p>0.87535677484716</text:p>
          </table:table-cell>
          <table:table-cell office:value-type="float" office:value="0.1" calcext:value-type="float">
            <text:p>0.1</text:p>
          </table:table-cell>
          <table:table-cell office:value-type="float" office:value="0.875356774941013" calcext:value-type="float">
            <text:p>0.875356774941013</text:p>
          </table:table-cell>
          <table:table-cell office:value-type="float" office:value="0.866472356583247" calcext:value-type="float">
            <text:p>0.866472356583247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957978858968386" calcext:value-type="float">
            <text:p>0.957978858968386</text:p>
          </table:table-cell>
          <table:table-cell office:value-type="float" office:value="0.1" calcext:value-type="float">
            <text:p>0.1</text:p>
          </table:table-cell>
          <table:table-cell office:value-type="float" office:value="0.957978859098266" calcext:value-type="float">
            <text:p>0.957978859098266</text:p>
          </table:table-cell>
          <table:table-cell office:value-type="float" office:value="0.947831030130557" calcext:value-type="float">
            <text:p>0.947831030130557</text:p>
          </table:table-cell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1.04714553331798" calcext:value-type="float">
            <text:p>1.04714553331798</text:p>
          </table:table-cell>
          <table:table-cell office:value-type="float" office:value="0.1" calcext:value-type="float">
            <text:p>0.1</text:p>
          </table:table-cell>
          <table:table-cell office:value-type="float" office:value="1.04714553349669" calcext:value-type="float">
            <text:p>1.04714553349669</text:p>
          </table:table-cell>
          <table:table-cell office:value-type="float" office:value="1.03564188961479" calcext:value-type="float">
            <text:p>1.03564188961479</text:p>
          </table:table-cell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1.14625761796079" calcext:value-type="float">
            <text:p>1.14625761796079</text:p>
          </table:table-cell>
          <table:table-cell office:value-type="float" office:value="0.1" calcext:value-type="float">
            <text:p>0.1</text:p>
          </table:table-cell>
          <table:table-cell office:value-type="float" office:value="1.14625761809873" calcext:value-type="float">
            <text:p>1.14625761809873</text:p>
          </table:table-cell>
          <table:table-cell office:value-type="float" office:value="1.13264523449521" calcext:value-type="float">
            <text:p>1.13264523449521</text:p>
          </table:table-cell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1.2547717373178" calcext:value-type="float">
            <text:p>1.2547717373178</text:p>
          </table:table-cell>
          <table:table-cell office:value-type="float" office:value="0.1" calcext:value-type="float">
            <text:p>0.1</text:p>
          </table:table-cell>
          <table:table-cell office:value-type="float" office:value="1.25477173749889" calcext:value-type="float">
            <text:p>1.25477173749889</text:p>
          </table:table-cell>
          <table:table-cell office:value-type="float" office:value="1.23926226775853" calcext:value-type="float">
            <text:p>1.23926226775853</text:p>
          </table:table-cell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1.37217995086981" calcext:value-type="float">
            <text:p>1.37217995086981</text:p>
          </table:table-cell>
          <table:table-cell office:value-type="float" office:value="0.1" calcext:value-type="float">
            <text:p>0.1</text:p>
          </table:table-cell>
          <table:table-cell office:value-type="float" office:value="1.37217995103065" calcext:value-type="float">
            <text:p>1.37217995103065</text:p>
          </table:table-cell>
          <table:table-cell office:value-type="float" office:value="1.35460188441664" calcext:value-type="float">
            <text:p>1.354601884416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50261541417148" calcext:value-type="float">
            <text:p>1.50261541417148</text:p>
          </table:table-cell>
          <table:table-cell office:value-type="float" office:value="0.1" calcext:value-type="float">
            <text:p>0.1</text:p>
          </table:table-cell>
          <table:table-cell office:value-type="float" office:value="1.50261541439531" calcext:value-type="float">
            <text:p>1.50261541439531</text:p>
          </table:table-cell>
          <table:table-cell office:value-type="float" office:value="1.48213962772361" calcext:value-type="float">
            <text:p>1.48213962772361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1.64410470814062" calcext:value-type="float">
            <text:p>1.64410470814062</text:p>
          </table:table-cell>
          <table:table-cell office:value-type="float" office:value="0.1" calcext:value-type="float">
            <text:p>0.1</text:p>
          </table:table-cell>
          <table:table-cell office:value-type="float" office:value="1.64410470846512" calcext:value-type="float">
            <text:p>1.64410470846512</text:p>
          </table:table-cell>
          <table:table-cell office:value-type="float" office:value="1.62098392649135" calcext:value-type="float">
            <text:p>1.62098392649135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1.79895312269574" calcext:value-type="float">
            <text:p>1.79895312269574</text:p>
          </table:table-cell>
          <table:table-cell office:value-type="float" office:value="0.1" calcext:value-type="float">
            <text:p>0.1</text:p>
          </table:table-cell>
          <table:table-cell office:value-type="float" office:value="1.79895312295826" calcext:value-type="float">
            <text:p>1.79895312295826</text:p>
          </table:table-cell>
          <table:table-cell office:value-type="float" office:value="1.77218812389462" calcext:value-type="float">
            <text:p>1.77218812389462</text:p>
          </table:table-cell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1.96924148919339" calcext:value-type="float">
            <text:p>1.96924148919339</text:p>
          </table:table-cell>
          <table:table-cell office:value-type="float" office:value="0.1" calcext:value-type="float">
            <text:p>0.1</text:p>
          </table:table-cell>
          <table:table-cell office:value-type="float" office:value="1.96924148958399" calcext:value-type="float">
            <text:p>1.96924148958399</text:p>
          </table:table-cell>
          <table:table-cell office:value-type="float" office:value="1.93898948055507" calcext:value-type="float">
            <text:p>1.93898948055507</text:p>
          </table:table-cell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2.15361462703409" calcext:value-type="float">
            <text:p>2.15361462703409</text:p>
          </table:table-cell>
          <table:table-cell office:value-type="float" office:value="0.1" calcext:value-type="float">
            <text:p>0.1</text:p>
          </table:table-cell>
          <table:table-cell office:value-type="float" office:value="2.15361462738" calcext:value-type="float">
            <text:p>2.15361462738</text:p>
          </table:table-cell>
          <table:table-cell office:value-type="float" office:value="2.11961511920451" calcext:value-type="float">
            <text:p>2.11961511920451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.3571391136341" calcext:value-type="float">
            <text:p>2.3571391136341</text:p>
          </table:table-cell>
          <table:table-cell office:value-type="float" office:value="0.1" calcext:value-type="float">
            <text:p>0.1</text:p>
          </table:table-cell>
          <table:table-cell office:value-type="float" office:value="2.35713911415736" calcext:value-type="float">
            <text:p>2.35713911415736</text:p>
          </table:table-cell>
          <table:table-cell office:value-type="float" office:value="2.31814366204513" calcext:value-type="float">
            <text:p>2.31814366204513</text:p>
          </table:table-cell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2.57762179375141" calcext:value-type="float">
            <text:p>2.57762179375141</text:p>
          </table:table-cell>
          <table:table-cell office:value-type="float" office:value="0.1" calcext:value-type="float">
            <text:p>0.1</text:p>
          </table:table-cell>
          <table:table-cell office:value-type="float" office:value="2.57762179456202" calcext:value-type="float">
            <text:p>2.57762179456202</text:p>
          </table:table-cell>
          <table:table-cell office:value-type="float" office:value="2.53399808600695" calcext:value-type="float">
            <text:p>2.53399808600695</text:p>
          </table:table-cell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.81993456678178" calcext:value-type="float">
            <text:p>2.81993456678178</text:p>
          </table:table-cell>
          <table:table-cell office:value-type="float" office:value="0.1" calcext:value-type="float">
            <text:p>0.1</text:p>
          </table:table-cell>
          <table:table-cell office:value-type="float" office:value="2.81993456744954" calcext:value-type="float">
            <text:p>2.81993456744954</text:p>
          </table:table-cell>
          <table:table-cell office:value-type="float" office:value="2.7699163700748" calcext:value-type="float">
            <text:p>2.7699163700748</text:p>
          </table:table-cell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3.08432464743023" calcext:value-type="float">
            <text:p>3.08432464743023</text:p>
          </table:table-cell>
          <table:table-cell office:value-type="float" office:value="0.1" calcext:value-type="float">
            <text:p>0.1</text:p>
          </table:table-cell>
          <table:table-cell office:value-type="float" office:value="3.08432464844156" calcext:value-type="float">
            <text:p>3.08432464844156</text:p>
          </table:table-cell>
          <table:table-cell office:value-type="float" office:value="3.02832444687964" calcext:value-type="float">
            <text:p>3.02832444687964</text:p>
          </table:table-cell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3.37296170315197" calcext:value-type="float">
            <text:p>3.37296170315197</text:p>
          </table:table-cell>
          <table:table-cell office:value-type="float" office:value="0.1" calcext:value-type="float">
            <text:p>0.1</text:p>
          </table:table-cell>
          <table:table-cell office:value-type="float" office:value="3.37296170405898" calcext:value-type="float">
            <text:p>3.37296170405898</text:p>
          </table:table-cell>
          <table:table-cell office:value-type="float" office:value="3.3092486800223" calcext:value-type="float">
            <text:p>3.30924868002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68878979445936" calcext:value-type="float">
            <text:p>3.68878979445936</text:p>
          </table:table-cell>
          <table:table-cell office:value-type="float" office:value="0.1" calcext:value-type="float">
            <text:p>0.1</text:p>
          </table:table-cell>
          <table:table-cell office:value-type="float" office:value="3.68878979580853" calcext:value-type="float">
            <text:p>3.68878979580853</text:p>
          </table:table-cell>
          <table:table-cell office:value-type="float" office:value="3.61755754668158" calcext:value-type="float">
            <text:p>3.61755754668158</text:p>
          </table:table-cell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4.03372818037412" calcext:value-type="float">
            <text:p>4.03372818037412</text:p>
          </table:table-cell>
          <table:table-cell office:value-type="float" office:value="0.1" calcext:value-type="float">
            <text:p>0.1</text:p>
          </table:table-cell>
          <table:table-cell office:value-type="float" office:value="4.03372818149885" calcext:value-type="float">
            <text:p>4.03372818149885</text:p>
          </table:table-cell>
          <table:table-cell office:value-type="float" office:value="3.95272342232995" calcext:value-type="float">
            <text:p>3.95272342232995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4.41209558264967" calcext:value-type="float">
            <text:p>4.41209558264967</text:p>
          </table:table-cell>
          <table:table-cell office:value-type="float" office:value="0.1" calcext:value-type="float">
            <text:p>0.1</text:p>
          </table:table-cell>
          <table:table-cell office:value-type="float" office:value="4.41209558427918" calcext:value-type="float">
            <text:p>4.41209558427918</text:p>
          </table:table-cell>
          <table:table-cell office:value-type="float" office:value="4.32147996871934" calcext:value-type="float">
            <text:p>4.32147996871934</text:p>
          </table:table-cell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4.82462173036414" calcext:value-type="float">
            <text:p>4.82462173036414</text:p>
          </table:table-cell>
          <table:table-cell office:value-type="float" office:value="0.1" calcext:value-type="float">
            <text:p>0.1</text:p>
          </table:table-cell>
          <table:table-cell office:value-type="float" office:value="4.82462173198478" calcext:value-type="float">
            <text:p>4.82462173198478</text:p>
          </table:table-cell>
          <table:table-cell office:value-type="float" office:value="4.72232747383598" calcext:value-type="float">
            <text:p>4.72232747383598</text:p>
          </table:table-cell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5.27513060360243" calcext:value-type="float">
            <text:p>5.27513060360243</text:p>
          </table:table-cell>
          <table:table-cell office:value-type="float" office:value="0.1" calcext:value-type="float">
            <text:p>0.1</text:p>
          </table:table-cell>
          <table:table-cell office:value-type="float" office:value="5.27513060599575" calcext:value-type="float">
            <text:p>5.27513060599575</text:p>
          </table:table-cell>
          <table:table-cell office:value-type="float" office:value="5.16116134376915" calcext:value-type="float">
            <text:p>5.16116134376915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5.76839542634762" calcext:value-type="float">
            <text:p>5.76839542634762</text:p>
          </table:table-cell>
          <table:table-cell office:value-type="float" office:value="0.1" calcext:value-type="float">
            <text:p>0.1</text:p>
          </table:table-cell>
          <table:table-cell office:value-type="float" office:value="5.7683954283184" calcext:value-type="float">
            <text:p>5.7683954283184</text:p>
          </table:table-cell>
          <table:table-cell office:value-type="float" office:value="5.63917953557015" calcext:value-type="float">
            <text:p>5.63917953557015</text:p>
          </table:table-cell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6.3079049686165" calcext:value-type="float">
            <text:p>6.3079049686165</text:p>
          </table:table-cell>
          <table:table-cell office:value-type="float" office:value="0.1" calcext:value-type="float">
            <text:p>0.1</text:p>
          </table:table-cell>
          <table:table-cell office:value-type="float" office:value="6.30790497146047" calcext:value-type="float">
            <text:p>6.30790497146047</text:p>
          </table:table-cell>
          <table:table-cell office:value-type="float" office:value="6.16383858515212" calcext:value-type="float">
            <text:p>6.16383858515212</text:p>
          </table:table-cell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6.89740565318262" calcext:value-type="float">
            <text:p>6.89740565318262</text:p>
          </table:table-cell>
          <table:table-cell office:value-type="float" office:value="0.1" calcext:value-type="float">
            <text:p>0.1</text:p>
          </table:table-cell>
          <table:table-cell office:value-type="float" office:value="6.89740565624319" calcext:value-type="float">
            <text:p>6.89740565624319</text:p>
          </table:table-cell>
          <table:table-cell office:value-type="float" office:value="6.73559231246656" calcext:value-type="float">
            <text:p>6.73559231246656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7.53782982535705" calcext:value-type="float">
            <text:p>7.53782982535705</text:p>
          </table:table-cell>
          <table:table-cell office:value-type="float" office:value="0.1" calcext:value-type="float">
            <text:p>0.1</text:p>
          </table:table-cell>
          <table:table-cell office:value-type="float" office:value="7.53782982975917" calcext:value-type="float">
            <text:p>7.53782982975917</text:p>
          </table:table-cell>
          <table:table-cell office:value-type="float" office:value="7.35765892461704" calcext:value-type="float">
            <text:p>7.35765892461704</text:p>
          </table:table-cell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8.23540442620311" calcext:value-type="float">
            <text:p>8.23540442620311</text:p>
          </table:table-cell>
          <table:table-cell office:value-type="float" office:value="0.1" calcext:value-type="float">
            <text:p>0.1</text:p>
          </table:table-cell>
          <table:table-cell office:value-type="float" office:value="8.23540443222088" calcext:value-type="float">
            <text:p>8.23540443222088</text:p>
          </table:table-cell>
          <table:table-cell office:value-type="float" office:value="8.03409168480587" calcext:value-type="float">
            <text:p>8.0340916848058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.90543042420719" calcext:value-type="float">
            <text:p>8.90543042420719</text:p>
          </table:table-cell>
          <table:table-cell office:value-type="float" office:value="0.1" calcext:value-type="float">
            <text:p>0.1</text:p>
          </table:table-cell>
          <table:table-cell office:value-type="float" office:value="8.90544524100079" calcext:value-type="float">
            <text:p>8.90544524100079</text:p>
          </table:table-cell>
          <table:table-cell office:value-type="float" office:value="8.76554792000604" calcext:value-type="float">
            <text:p>8.76554792000604</text:p>
          </table:table-cell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9.30339850794116" calcext:value-type="float">
            <text:p>9.30339850794116</text:p>
          </table:table-cell>
          <table:table-cell office:value-type="float" office:value="0.1" calcext:value-type="float">
            <text:p>0.1</text:p>
          </table:table-cell>
          <table:table-cell office:value-type="float" office:value="9.30340607584375" calcext:value-type="float">
            <text:p>9.30340607584375</text:p>
          </table:table-cell>
          <table:table-cell office:value-type="float" office:value="9.15708612649028" calcext:value-type="float">
            <text:p>9.15708612649028</text:p>
          </table:table-cell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9.72104182110811" calcext:value-type="float">
            <text:p>9.72104182110811</text:p>
          </table:table-cell>
          <table:table-cell office:value-type="float" office:value="0.1" calcext:value-type="float">
            <text:p>0.1</text:p>
          </table:table-cell>
          <table:table-cell office:value-type="float" office:value="9.72107580853403" calcext:value-type="float">
            <text:p>9.72107580853403</text:p>
          </table:table-cell>
          <table:table-cell office:value-type="float" office:value="9.57027370822177" calcext:value-type="float">
            <text:p>9.57027370822177</text:p>
          </table:table-cell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10.1535455474663" calcext:value-type="float">
            <text:p>10.1535455474663</text:p>
          </table:table-cell>
          <table:table-cell office:value-type="float" office:value="0.1" calcext:value-type="float">
            <text:p>0.1</text:p>
          </table:table-cell>
          <table:table-cell office:value-type="float" office:value="10.1535596857861" calcext:value-type="float">
            <text:p>10.1535596857861</text:p>
          </table:table-cell>
          <table:table-cell office:value-type="float" office:value="10.0014937442131" calcext:value-type="float">
            <text:p>10.0014937442131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10.6029522458877" calcext:value-type="float">
            <text:p>10.6029522458877</text:p>
          </table:table-cell>
          <table:table-cell office:value-type="float" office:value="0.1" calcext:value-type="float">
            <text:p>0.1</text:p>
          </table:table-cell>
          <table:table-cell office:value-type="float" office:value="10.60295851505" calcext:value-type="float">
            <text:p>10.60295851505</text:p>
          </table:table-cell>
          <table:table-cell office:value-type="float" office:value="10.4482452306888" calcext:value-type="float">
            <text:p>10.4482452306888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11.071145951446" calcext:value-type="float">
            <text:p>11.071145951446</text:p>
          </table:table-cell>
          <table:table-cell office:value-type="float" office:value="0.1" calcext:value-type="float">
            <text:p>0.1</text:p>
          </table:table-cell>
          <table:table-cell office:value-type="float" office:value="11.0711498200029" calcext:value-type="float">
            <text:p>11.0711498200029</text:p>
          </table:table-cell>
          <table:table-cell office:value-type="float" office:value="10.9117758931722" calcext:value-type="float">
            <text:p>10.9117758931722</text:p>
          </table:table-cell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float" office:value="11.5594968121141" calcext:value-type="float">
            <text:p>11.5594968121141</text:p>
          </table:table-cell>
          <table:table-cell office:value-type="float" office:value="0.1" calcext:value-type="float">
            <text:p>0.1</text:p>
          </table:table-cell>
          <table:table-cell office:value-type="float" office:value="11.5594998063307" calcext:value-type="float">
            <text:p>11.5594998063307</text:p>
          </table:table-cell>
          <table:table-cell office:value-type="float" office:value="11.3944315918528" calcext:value-type="float">
            <text:p>11.3944315918528</text:p>
          </table:table-cell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12.0687017495907" calcext:value-type="float">
            <text:p>12.0687017495907</text:p>
          </table:table-cell>
          <table:table-cell office:value-type="float" office:value="0.1" calcext:value-type="float">
            <text:p>0.1</text:p>
          </table:table-cell>
          <table:table-cell office:value-type="float" office:value="12.0687027595787" calcext:value-type="float">
            <text:p>12.0687027595787</text:p>
          </table:table-cell>
          <table:table-cell office:value-type="float" office:value="11.8962358562441" calcext:value-type="float">
            <text:p>11.8962358562441</text:p>
          </table:table-cell>
        </table:table-row>
        <table:table-row table:style-name="ro2">
          <table:table-cell office:value-type="float" office:value="5.8" calcext:value-type="float">
            <text:p>5.8</text:p>
          </table:table-cell>
          <table:table-cell office:value-type="float" office:value="12.5984119513449" calcext:value-type="float">
            <text:p>12.5984119513449</text:p>
          </table:table-cell>
          <table:table-cell office:value-type="float" office:value="0.1" calcext:value-type="float">
            <text:p>0.1</text:p>
          </table:table-cell>
          <table:table-cell office:value-type="float" office:value="12.5984181800284" calcext:value-type="float">
            <text:p>12.5984181800284</text:p>
          </table:table-cell>
          <table:table-cell office:value-type="float" office:value="12.4189659718067" calcext:value-type="float">
            <text:p>12.4189659718067</text:p>
          </table:table-cell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13.1463190028463" calcext:value-type="float">
            <text:p>13.1463190028463</text:p>
          </table:table-cell>
          <table:table-cell office:value-type="float" office:value="0.1" calcext:value-type="float">
            <text:p>0.1</text:p>
          </table:table-cell>
          <table:table-cell office:value-type="float" office:value="13.1463264662345" calcext:value-type="float">
            <text:p>13.1463264662345</text:p>
          </table:table-cell>
          <table:table-cell office:value-type="float" office:value="12.9608984923677" calcext:value-type="float">
            <text:p>12.96089849236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778877" calcext:value-type="float">
            <text:p>13.3703319778877</text:p>
          </table:table-cell>
        </table:table-row>
        <table:table-row table:style-name="ro2">
          <table:table-cell office:value-type="float" office:value="6.09999999999999" calcext:value-type="float">
            <text:p>6.0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6.19999999999999" calcext:value-type="float">
            <text:p>6.1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6.29999999999999" calcext:value-type="float">
            <text:p>6.2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6.39999999999999" calcext:value-type="float">
            <text:p>6.3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6.49999999999999" calcext:value-type="float">
            <text:p>6.4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6.59999999999999" calcext:value-type="float">
            <text:p>6.5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6.69999999999999" calcext:value-type="float">
            <text:p>6.6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6.79999999999999" calcext:value-type="float">
            <text:p>6.7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6.89999999999999" calcext:value-type="float">
            <text:p>6.8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6.99999999999999" calcext:value-type="float">
            <text:p>6.9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09999999999999" calcext:value-type="float">
            <text:p>7.0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19999999999999" calcext:value-type="float">
            <text:p>7.1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29999999999999" calcext:value-type="float">
            <text:p>7.2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39999999999999" calcext:value-type="float">
            <text:p>7.3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49999999999999" calcext:value-type="float">
            <text:p>7.4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2" calcext:value-type="float">
            <text:p>13.429997158192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59999999999999" calcext:value-type="float">
            <text:p>7.5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69999999999999" calcext:value-type="float">
            <text:p>7.6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79999999999999" calcext:value-type="float">
            <text:p>7.7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89999999999999" calcext:value-type="float">
            <text:p>7.8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7.99999999999999" calcext:value-type="float">
            <text:p>7.9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09999999999999" calcext:value-type="float">
            <text:p>8.0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19999999999999" calcext:value-type="float">
            <text:p>8.1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29999999999999" calcext:value-type="float">
            <text:p>8.2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39999999999999" calcext:value-type="float">
            <text:p>8.3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49999999999999" calcext:value-type="float">
            <text:p>8.4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59999999999999" calcext:value-type="float">
            <text:p>8.5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69999999999999" calcext:value-type="float">
            <text:p>8.6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79999999999999" calcext:value-type="float">
            <text:p>8.7999999999999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89999999999998" calcext:value-type="float">
            <text:p>8.8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8.99999999999998" calcext:value-type="float">
            <text:p>8.9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09999999999998" calcext:value-type="float">
            <text:p>9.0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19999999999998" calcext:value-type="float">
            <text:p>9.1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29999999999998" calcext:value-type="float">
            <text:p>9.2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39999999999998" calcext:value-type="float">
            <text:p>9.3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49999999999998" calcext:value-type="float">
            <text:p>9.4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59999999999998" calcext:value-type="float">
            <text:p>9.5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69999999999998" calcext:value-type="float">
            <text:p>9.6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79999999999998" calcext:value-type="float">
            <text:p>9.7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89999999999998" calcext:value-type="float">
            <text:p>9.8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9.99999999999998" calcext:value-type="float">
            <text:p>9.9999999999999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9" calcext:value-type="float">
            <text:p>13.4299971581919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0.6" calcext:value-type="float">
            <text:p>10.6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0.7" calcext:value-type="float">
            <text:p>10.7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0.9" calcext:value-type="float">
            <text:p>10.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1.2" calcext:value-type="float">
            <text:p>11.2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1.4" calcext:value-type="float">
            <text:p>11.4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1.6" calcext:value-type="float">
            <text:p>11.6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2" calcext:value-type="float">
            <text:p>13.3703319924102</text:p>
          </table:table-cell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1.9" calcext:value-type="float">
            <text:p>11.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.1" calcext:value-type="float">
            <text:p>12.1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.7" calcext:value-type="float">
            <text:p>12.7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.8" calcext:value-type="float">
            <text:p>12.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.1" calcext:value-type="float">
            <text:p>13.1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.3" calcext:value-type="float">
            <text:p>13.3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.4" calcext:value-type="float">
            <text:p>13.4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8" calcext:value-type="float">
            <text:p>13.4299971581918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.6" calcext:value-type="float">
            <text:p>13.6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.7" calcext:value-type="float">
            <text:p>13.7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3.9" calcext:value-type="float">
            <text:p>13.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.1" calcext:value-type="float">
            <text:p>14.1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.2" calcext:value-type="float">
            <text:p>14.2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.4" calcext:value-type="float">
            <text:p>14.4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.6" calcext:value-type="float">
            <text:p>14.6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.7" calcext:value-type="float">
            <text:p>14.7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.8" calcext:value-type="float">
            <text:p>14.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4.9" calcext:value-type="float">
            <text:p>14.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.2" calcext:value-type="float">
            <text:p>15.2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.3" calcext:value-type="float">
            <text:p>15.3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.4" calcext:value-type="float">
            <text:p>15.4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.7" calcext:value-type="float">
            <text:p>15.7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.8" calcext:value-type="float">
            <text:p>15.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.1" calcext:value-type="float">
            <text:p>16.1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.3" calcext:value-type="float">
            <text:p>16.3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.4" calcext:value-type="float">
            <text:p>16.4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.6" calcext:value-type="float">
            <text:p>16.6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.7" calcext:value-type="float">
            <text:p>16.7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6.9" calcext:value-type="float">
            <text:p>16.9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7" calcext:value-type="float">
            <text:p>13.4299971581917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.1" calcext:value-type="float">
            <text:p>17.1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.2" calcext:value-type="float">
            <text:p>17.2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.3" calcext:value-type="float">
            <text:p>17.3</text:p>
          </table:table-cell>
          <table:table-cell office:value-type="float" office:value="13.4299971615985" calcext:value-type="float">
            <text:p>13.4299971615985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.6" calcext:value-type="float">
            <text:p>17.6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.7" calcext:value-type="float">
            <text:p>17.7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.8" calcext:value-type="float">
            <text:p>17.8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7.9" calcext:value-type="float">
            <text:p>17.9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.1" calcext:value-type="float">
            <text:p>18.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.2" calcext:value-type="float">
            <text:p>18.2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.3" calcext:value-type="float">
            <text:p>18.3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.4" calcext:value-type="float">
            <text:p>18.4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.7" calcext:value-type="float">
            <text:p>18.7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.8" calcext:value-type="float">
            <text:p>18.8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8.9" calcext:value-type="float">
            <text:p>18.9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.1" calcext:value-type="float">
            <text:p>19.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.3" calcext:value-type="float">
            <text:p>19.3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.4" calcext:value-type="float">
            <text:p>19.4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.6" calcext:value-type="float">
            <text:p>19.6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.7" calcext:value-type="float">
            <text:p>19.7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19.9" calcext:value-type="float">
            <text:p>19.9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.1" calcext:value-type="float">
            <text:p>20.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.2" calcext:value-type="float">
            <text:p>20.2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.3" calcext:value-type="float">
            <text:p>20.3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6" calcext:value-type="float">
            <text:p>13.4299971581916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.6" calcext:value-type="float">
            <text:p>20.6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.7" calcext:value-type="float">
            <text:p>20.7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.8" calcext:value-type="float">
            <text:p>20.8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0.9" calcext:value-type="float">
            <text:p>20.9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.1" calcext:value-type="float">
            <text:p>21.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.2" calcext:value-type="float">
            <text:p>21.2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.3" calcext:value-type="float">
            <text:p>21.3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.4" calcext:value-type="float">
            <text:p>21.4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.7" calcext:value-type="float">
            <text:p>21.7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.8" calcext:value-type="float">
            <text:p>21.8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1.9" calcext:value-type="float">
            <text:p>21.9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.1" calcext:value-type="float">
            <text:p>22.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.3" calcext:value-type="float">
            <text:p>22.3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.4" calcext:value-type="float">
            <text:p>22.4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.6000000000001" calcext:value-type="float">
            <text:p>22.6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.7" calcext:value-type="float">
            <text:p>22.7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.8000000000001" calcext:value-type="float">
            <text:p>22.8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2.9000000000001" calcext:value-type="float">
            <text:p>22.9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0000000000001" calcext:value-type="float">
            <text:p>23.0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1000000000001" calcext:value-type="float">
            <text:p>23.1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2000000000001" calcext:value-type="float">
            <text:p>23.2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3000000000001" calcext:value-type="float">
            <text:p>23.3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4000000000001" calcext:value-type="float">
            <text:p>23.4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5" calcext:value-type="float">
            <text:p>13.4299971581915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5000000000001" calcext:value-type="float">
            <text:p>23.5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6000000000001" calcext:value-type="float">
            <text:p>23.6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7000000000001" calcext:value-type="float">
            <text:p>23.7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8000000000001" calcext:value-type="float">
            <text:p>23.8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01" calcext:value-type="float">
            <text:p>13.3703319924101</text:p>
          </table:table-cell>
        </table:table-row>
        <table:table-row table:style-name="ro2">
          <table:table-cell office:value-type="float" office:value="23.9000000000001" calcext:value-type="float">
            <text:p>23.9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0000000000001" calcext:value-type="float">
            <text:p>24.0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1000000000001" calcext:value-type="float">
            <text:p>24.1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2000000000001" calcext:value-type="float">
            <text:p>24.2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3000000000001" calcext:value-type="float">
            <text:p>24.3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4000000000001" calcext:value-type="float">
            <text:p>24.4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5000000000001" calcext:value-type="float">
            <text:p>24.5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6000000000001" calcext:value-type="float">
            <text:p>24.6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7000000000001" calcext:value-type="float">
            <text:p>24.7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8000000000001" calcext:value-type="float">
            <text:p>24.8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  <table:table-row table:style-name="ro2">
          <table:table-cell office:value-type="float" office:value="24.9000000000001" calcext:value-type="float">
            <text:p>24.9000000000001</text:p>
          </table:table-cell>
          <table:table-cell office:value-type="float" office:value="13.4299971615984" calcext:value-type="float">
            <text:p>13.4299971615984</text:p>
          </table:table-cell>
          <table:table-cell office:value-type="float" office:value="0.1" calcext:value-type="float">
            <text:p>0.1</text:p>
          </table:table-cell>
          <table:table-cell office:value-type="float" office:value="13.4299971581914" calcext:value-type="float">
            <text:p>13.4299971581914</text:p>
          </table:table-cell>
          <table:table-cell office:value-type="float" office:value="13.37033199241" calcext:value-type="float">
            <text:p>13.37033199241</text:p>
          </table:table-cell>
        </table:table-row>
      </table:table>
      <table:table table:name="Glucose and Prop 1" table:style-name="ta1">
        <table:shapes>
          <draw:frame draw:z-index="0" draw:style-name="gr1" draw:text-style-name="P1" svg:width="6.298in" svg:height="3.5449in" svg:x="9.3106in" svg:y="0.0213in">
            <draw:object draw:notify-on-update-of-ranges="'Glucose and Prop 1'.A2:'Glucose and Prop 1'.A18 'Glucose and Prop 1'.B1:'Glucose and Prop 1'.B1 'Glucose and Prop 1'.B2:'Glucose and Prop 1'.B18 'Glucose and Prop 1'.A2:'Glucose and Prop 1'.A18 'Glucose and Prop 1'.C1:'Glucose and Prop 1'.C1 'Glucose and Prop 1'.C2:'Glucose and Prop 1'.C18 'Glucose and Prop 1'.A2:'Glucose and Prop 1'.A18 'Glucose and Prop 1'.D1:'Glucose and Prop 1'.D1 'Glucose and Prop 1'.D2:'Glucose and Prop 1'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3724in" svg:y="3.626in">
            <draw:object draw:notify-on-update-of-ranges="'Glucose and Prop 1'.A2:'Glucose and Prop 1'.A22 'Glucose and Prop 1'.B1:'Glucose and Prop 1'.B1 'Glucose and Prop 1'.B2:'Glucose and Prop 1'.B22 'Glucose and Prop 1'.A2:'Glucose and Prop 1'.A22 'Glucose and Prop 1'.C1:'Glucose and Prop 1'.C1 'Glucose and Prop 1'.C2:'Glucose and Prop 1'.C22 'Glucose and Prop 1'.A2:'Glucose and Prop 1'.A22 'Glucose and Prop 1'.D1:'Glucose and Prop 1'.D1 'Glucose and Prop 1'.D2:'Glucose and Prop 1'.D22 'Glucose and Prop 1'.A2:'Glucose and Prop 1'.A22 'Glucose and Prop 1'.E1:'Glucose and Prop 1'.E1 'Glucose and Prop 1'.E2:'Glucose and Prop 1'.E22 'Glucose and Prop 1'.A2:'Glucose and Prop 1'.A22 'Glucose and Prop 1'.F1:'Glucose and Prop 1'.F1 'Glucose and Prop 1'.F2:'Glucose and Prop 1'.F22 'Glucose and Prop 1'.A2:'Glucose and Prop 1'.A22 'Glucose and Prop 1'.G1:'Glucose and Prop 1'.G1 'Glucose and Prop 1'.G2:'Glucose and Prop 1'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glucose1</text:p>
          </table:table-cell>
          <table:table-cell office:value-type="string" calcext:value-type="string">
            <text:p>propanoate1</text:p>
          </table:table-cell>
          <table:table-cell table:style-name="Default" office:value-type="string" calcext:value-type="string">
            <text:p>Biomass1</text:p>
          </table:table-cell>
          <table:table-cell table:style-name="ce1" office:value-type="string" calcext:value-type="string">
            <text:p>Biomass</text:p>
          </table:table-cell>
          <table:table-cell table:style-name="ce1" office:value-type="string" calcext:value-type="string">
            <text:p>Glucose</text:p>
          </table:table-cell>
          <table:table-cell table:style-name="ce1" office:value-type="string" calcext:value-type="string">
            <text:p>Propanoate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2875" calcext:value-type="float">
            <text:p>5.2875</text:p>
          </table:table-cell>
          <table:table-cell office:value-type="float" office:value="11.33" calcext:value-type="float">
            <text:p>11.3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2]-2"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.03" calcext:value-type="float">
            <text:p>5.03</text:p>
          </table:table-cell>
          <table:table-cell office:value-type="float" office:value="11.111" calcext:value-type="float">
            <text:p>11.111</text:p>
          </table:table-cell>
          <table:table-cell office:value-type="float" office:value="0.08" calcext:value-type="float">
            <text:p>0.08</text:p>
          </table:table-cell>
          <table:table-cell office:value-type="float" office:value="0.670441443163789" calcext:value-type="float">
            <text:p>0.670441443163789</text:p>
          </table:table-cell>
          <table:table-cell office:value-type="float" office:value="7.87995350726505" calcext:value-type="float">
            <text:p>7.87995350726505</text:p>
          </table:table-cell>
          <table:table-cell office:value-type="float" office:value="9.99733377306148" calcext:value-type="float">
            <text:p>9.99733377306148</text:p>
          </table:table-cell>
          <table:table-cell table:formula="of:=[.F3]-2" office:value-type="float" office:value="5.87995350726505" calcext:value-type="float">
            <text:p>5.879953507265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8675" calcext:value-type="float">
            <text:p>4.8675</text:p>
          </table:table-cell>
          <table:table-cell office:value-type="float" office:value="10.952" calcext:value-type="float">
            <text:p>10.952</text:p>
          </table:table-cell>
          <table:table-cell office:value-type="float" office:value="0.107" calcext:value-type="float">
            <text:p>0.107</text:p>
          </table:table-cell>
          <table:table-cell office:value-type="float" office:value="0.749358103198927" calcext:value-type="float">
            <text:p>0.749358103198927</text:p>
          </table:table-cell>
          <table:table-cell office:value-type="float" office:value="7.745463527644" calcext:value-type="float">
            <text:p>7.745463527644</text:p>
          </table:table-cell>
          <table:table-cell office:value-type="float" office:value="9.99434675696082" calcext:value-type="float">
            <text:p>9.99434675696082</text:p>
          </table:table-cell>
          <table:table-cell table:formula="of:=[.F4]-2" office:value-type="float" office:value="5.745463527644" calcext:value-type="float">
            <text:p>5.74546352764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.8125" calcext:value-type="float">
            <text:p>4.8125</text:p>
          </table:table-cell>
          <table:table-cell office:value-type="float" office:value="11.003" calcext:value-type="float">
            <text:p>11.003</text:p>
          </table:table-cell>
          <table:table-cell office:value-type="float" office:value="0.215" calcext:value-type="float">
            <text:p>0.215</text:p>
          </table:table-cell>
          <table:table-cell office:value-type="float" office:value="0.838484722060955" calcext:value-type="float">
            <text:p>0.838484722060955</text:p>
          </table:table-cell>
          <table:table-cell office:value-type="float" office:value="7.59357370933301" calcext:value-type="float">
            <text:p>7.59357370933301</text:p>
          </table:table-cell>
          <table:table-cell office:value-type="float" office:value="9.99097329126397" calcext:value-type="float">
            <text:p>9.99097329126397</text:p>
          </table:table-cell>
          <table:table-cell table:formula="of:=[.F5]-2" office:value-type="float" office:value="5.59357370933301" calcext:value-type="float">
            <text:p>5.5935737093330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115" calcext:value-type="float">
            <text:p>4.5115</text:p>
          </table:table-cell>
          <table:table-cell office:value-type="float" office:value="10.119" calcext:value-type="float">
            <text:p>10.1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937951171587394" calcext:value-type="float">
            <text:p>0.937951171587394</text:p>
          </table:table-cell>
          <table:table-cell office:value-type="float" office:value="7.42406272440496" calcext:value-type="float">
            <text:p>7.42406272440496</text:p>
          </table:table-cell>
          <table:table-cell office:value-type="float" office:value="9.98720846028811" calcext:value-type="float">
            <text:p>9.98720846028811</text:p>
          </table:table-cell>
          <table:table-cell table:formula="of:=[.F6]-2" office:value-type="float" office:value="5.42406272440496" calcext:value-type="float">
            <text:p>5.4240627244049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.053" calcext:value-type="float">
            <text:p>4.053</text:p>
          </table:table-cell>
          <table:table-cell office:value-type="float" office:value="10.545" calcext:value-type="float">
            <text:p>10.545</text:p>
          </table:table-cell>
          <table:table-cell office:value-type="float" office:value="0.359" calcext:value-type="float">
            <text:p>0.359</text:p>
          </table:table-cell>
          <table:table-cell office:value-type="float" office:value="1.0498976137758" calcext:value-type="float">
            <text:p>1.0498976137758</text:p>
          </table:table-cell>
          <table:table-cell office:value-type="float" office:value="7.23328330315393" calcext:value-type="float">
            <text:p>7.23328330315393</text:p>
          </table:table-cell>
          <table:table-cell office:value-type="float" office:value="9.98297125834521" calcext:value-type="float">
            <text:p>9.98297125834521</text:p>
          </table:table-cell>
          <table:table-cell table:formula="of:=[.F7]-2" office:value-type="float" office:value="5.23328330315393" calcext:value-type="float">
            <text:p>5.2332833031539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.383" calcext:value-type="float">
            <text:p>3.383</text:p>
          </table:table-cell>
          <table:table-cell office:value-type="float" office:value="9.651" calcext:value-type="float">
            <text:p>9.651</text:p>
          </table:table-cell>
          <table:table-cell office:value-type="float" office:value="0.768" calcext:value-type="float">
            <text:p>0.768</text:p>
          </table:table-cell>
          <table:table-cell office:value-type="float" office:value="1.17410767603557" calcext:value-type="float">
            <text:p>1.17410767603557</text:p>
          </table:table-cell>
          <table:table-cell office:value-type="float" office:value="7.021604188318" calcext:value-type="float">
            <text:p>7.021604188318</text:p>
          </table:table-cell>
          <table:table-cell office:value-type="float" office:value="9.97826987519406" calcext:value-type="float">
            <text:p>9.97826987519406</text:p>
          </table:table-cell>
          <table:table-cell table:formula="of:=[.F8]-2" office:value-type="float" office:value="5.021604188318" calcext:value-type="float">
            <text:p>5.02160418831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.2115" calcext:value-type="float">
            <text:p>3.2115</text:p>
          </table:table-cell>
          <table:table-cell office:value-type="float" office:value="9.408" calcext:value-type="float">
            <text:p>9.408</text:p>
          </table:table-cell>
          <table:table-cell office:value-type="float" office:value="1.5" calcext:value-type="float">
            <text:p>1.5</text:p>
          </table:table-cell>
          <table:table-cell office:value-type="float" office:value="1.31459283868393" calcext:value-type="float">
            <text:p>1.31459283868393</text:p>
          </table:table-cell>
          <table:table-cell office:value-type="float" office:value="6.78218900458843" calcext:value-type="float">
            <text:p>6.78218900458843</text:p>
          </table:table-cell>
          <table:table-cell office:value-type="float" office:value="9.97295247526168" calcext:value-type="float">
            <text:p>9.97295247526168</text:p>
          </table:table-cell>
          <table:table-cell table:formula="of:=[.F9]-2" office:value-type="float" office:value="4.78218900458843" calcext:value-type="float">
            <text:p>4.7821890045884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.714" calcext:value-type="float">
            <text:p>2.714</text:p>
          </table:table-cell>
          <table:table-cell office:value-type="float" office:value="9.403" calcext:value-type="float">
            <text:p>9.403</text:p>
          </table:table-cell>
          <table:table-cell office:value-type="float" office:value="3.49" calcext:value-type="float">
            <text:p>3.49</text:p>
          </table:table-cell>
          <table:table-cell office:value-type="float" office:value="1.47080164053691" calcext:value-type="float">
            <text:p>1.47080164053691</text:p>
          </table:table-cell>
          <table:table-cell office:value-type="float" office:value="6.51597755356552" calcext:value-type="float">
            <text:p>6.51597755356552</text:p>
          </table:table-cell>
          <table:table-cell office:value-type="float" office:value="9.96703993149725" calcext:value-type="float">
            <text:p>9.96703993149725</text:p>
          </table:table-cell>
          <table:table-cell table:formula="of:=[.F10]-2" office:value-type="float" office:value="4.51597755356552" calcext:value-type="float">
            <text:p>4.5159775535655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.4515" calcext:value-type="float">
            <text:p>2.4515</text:p>
          </table:table-cell>
          <table:table-cell office:value-type="float" office:value="8.838" calcext:value-type="float">
            <text:p>8.838</text:p>
          </table:table-cell>
          <table:table-cell office:value-type="float" office:value="4" calcext:value-type="float">
            <text:p>4</text:p>
          </table:table-cell>
          <table:table-cell office:value-type="float" office:value="1.64667543219584" calcext:value-type="float">
            <text:p>1.64667543219584</text:p>
          </table:table-cell>
          <table:table-cell office:value-type="float" office:value="6.21625297518684" calcext:value-type="float">
            <text:p>6.21625297518684</text:p>
          </table:table-cell>
          <table:table-cell office:value-type="float" office:value="9.96038306275578" calcext:value-type="float">
            <text:p>9.96038306275578</text:p>
          </table:table-cell>
          <table:table-cell table:formula="of:=[.F11]-2" office:value-type="float" office:value="4.21625297518684" calcext:value-type="float">
            <text:p>4.2162529751868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.1515" calcext:value-type="float">
            <text:p>2.1515</text:p>
          </table:table-cell>
          <table:table-cell office:value-type="float" office:value="8.619" calcext:value-type="float">
            <text:p>8.619</text:p>
          </table:table-cell>
          <table:table-cell office:value-type="float" office:value="3.98" calcext:value-type="float">
            <text:p>3.98</text:p>
          </table:table-cell>
          <table:table-cell office:value-type="float" office:value="1.84258573184861" calcext:value-type="float">
            <text:p>1.84258573184861</text:p>
          </table:table-cell>
          <table:table-cell office:value-type="float" office:value="5.88238212717929" calcext:value-type="float">
            <text:p>5.88238212717929</text:p>
          </table:table-cell>
          <table:table-cell office:value-type="float" office:value="9.95296780697724" calcext:value-type="float">
            <text:p>9.95296780697724</text:p>
          </table:table-cell>
          <table:table-cell table:formula="of:=[.F12]-2" office:value-type="float" office:value="3.88238212717929" calcext:value-type="float">
            <text:p>3.8823821271792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.9365" calcext:value-type="float">
            <text:p>1.9365</text:p>
          </table:table-cell>
          <table:table-cell office:value-type="float" office:value="7.801" calcext:value-type="float">
            <text:p>7.801</text:p>
          </table:table-cell>
          <table:table-cell office:value-type="float" office:value="3.98" calcext:value-type="float">
            <text:p>3.98</text:p>
          </table:table-cell>
          <table:table-cell office:value-type="float" office:value="2.06259214031158" calcext:value-type="float">
            <text:p>2.06259214031158</text:p>
          </table:table-cell>
          <table:table-cell office:value-type="float" office:value="5.50744662715295" calcext:value-type="float">
            <text:p>5.50744662715295</text:p>
          </table:table-cell>
          <table:table-cell office:value-type="float" office:value="9.94464050721525" calcext:value-type="float">
            <text:p>9.94464050721525</text:p>
          </table:table-cell>
          <table:table-cell table:formula="of:=[.F13]-2" office:value-type="float" office:value="3.50744662715295" calcext:value-type="float">
            <text:p>3.5074466271529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.378" calcext:value-type="float">
            <text:p>1.378</text:p>
          </table:table-cell>
          <table:table-cell office:value-type="float" office:value="8.271" calcext:value-type="float">
            <text:p>8.271</text:p>
          </table:table-cell>
          <table:table-cell office:value-type="float" office:value="4.1" calcext:value-type="float">
            <text:p>4.1</text:p>
          </table:table-cell>
          <table:table-cell office:value-type="float" office:value="2.30694730909601" calcext:value-type="float">
            <text:p>2.30694730909601</text:p>
          </table:table-cell>
          <table:table-cell office:value-type="float" office:value="5.09101590573767" calcext:value-type="float">
            <text:p>5.09101590573767</text:p>
          </table:table-cell>
          <table:table-cell office:value-type="float" office:value="9.93539160054442" calcext:value-type="float">
            <text:p>9.93539160054442</text:p>
          </table:table-cell>
          <table:table-cell table:formula="of:=[.F14]-2" office:value-type="float" office:value="3.09101590573767" calcext:value-type="float">
            <text:p>3.0910159057376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.198" calcext:value-type="float">
            <text:p>1.198</text:p>
          </table:table-cell>
          <table:table-cell office:value-type="float" office:value="8.085" calcext:value-type="float">
            <text:p>8.085</text:p>
          </table:table-cell>
          <table:table-cell office:value-type="float" office:value="4.12" calcext:value-type="float">
            <text:p>4.12</text:p>
          </table:table-cell>
          <table:table-cell office:value-type="float" office:value="2.57948432845127" calcext:value-type="float">
            <text:p>2.57948432845127</text:p>
          </table:table-cell>
          <table:table-cell office:value-type="float" office:value="4.62655760044764" calcext:value-type="float">
            <text:p>4.62655760044764</text:p>
          </table:table-cell>
          <table:table-cell office:value-type="float" office:value="9.9250760035022" calcext:value-type="float">
            <text:p>9.9250760035022</text:p>
          </table:table-cell>
          <table:table-cell table:formula="of:=[.F15]-2" office:value-type="float" office:value="2.62655760044764" calcext:value-type="float">
            <text:p>2.6265576004476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.163" calcext:value-type="float">
            <text:p>1.163</text:p>
          </table:table-cell>
          <table:table-cell office:value-type="float" office:value="7.08" calcext:value-type="float">
            <text:p>7.08</text:p>
          </table:table-cell>
          <table:table-cell office:value-type="float" office:value="3.98" calcext:value-type="float">
            <text:p>3.98</text:p>
          </table:table-cell>
          <table:table-cell office:value-type="float" office:value="2.88324043804222" calcext:value-type="float">
            <text:p>2.88324043804222</text:p>
          </table:table-cell>
          <table:table-cell office:value-type="float" office:value="4.10889563945657" calcext:value-type="float">
            <text:p>4.10889563945657</text:p>
          </table:table-cell>
          <table:table-cell office:value-type="float" office:value="9.91357875577759" calcext:value-type="float">
            <text:p>9.91357875577759</text:p>
          </table:table-cell>
          <table:table-cell table:formula="of:=[.F16]-2" office:value-type="float" office:value="2.10889563945657" calcext:value-type="float">
            <text:p>2.1088956394565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9015" calcext:value-type="float">
            <text:p>0.9015</text:p>
          </table:table-cell>
          <table:table-cell office:value-type="float" office:value="7.159" calcext:value-type="float">
            <text:p>7.159</text:p>
          </table:table-cell>
          <table:table-cell office:value-type="float" office:value="3.86" calcext:value-type="float">
            <text:p>3.86</text:p>
          </table:table-cell>
          <table:table-cell office:value-type="float" office:value="3.22231782784702" calcext:value-type="float">
            <text:p>3.22231782784702</text:p>
          </table:table-cell>
          <table:table-cell office:value-type="float" office:value="3.53103905981291" calcext:value-type="float">
            <text:p>3.53103905981291</text:p>
          </table:table-cell>
          <table:table-cell office:value-type="float" office:value="9.90074458841336" calcext:value-type="float">
            <text:p>9.90074458841336</text:p>
          </table:table-cell>
          <table:table-cell table:formula="of:=[.F17]-2" office:value-type="float" office:value="1.53103905981291" calcext:value-type="float">
            <text:p>1.5310390598129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8575" calcext:value-type="float">
            <text:p>0.8575</text:p>
          </table:table-cell>
          <table:table-cell office:value-type="float" office:value="6.402" calcext:value-type="float">
            <text:p>6.402</text:p>
          </table:table-cell>
          <table:table-cell office:value-type="float" office:value="4.15" calcext:value-type="float">
            <text:p>4.15</text:p>
          </table:table-cell>
          <table:table-cell office:value-type="float" office:value="3.60122655883473" calcext:value-type="float">
            <text:p>3.60122655883473</text:p>
          </table:table-cell>
          <table:table-cell office:value-type="float" office:value="2.88530180374957" calcext:value-type="float">
            <text:p>2.88530180374957</text:p>
          </table:table-cell>
          <table:table-cell office:value-type="float" office:value="9.8864027944292" calcext:value-type="float">
            <text:p>9.8864027944292</text:p>
          </table:table-cell>
          <table:table-cell table:formula="of:=[.F18]-2" office:value-type="float" office:value="0.88530180374957" calcext:value-type="float">
            <text:p>0.88530180374957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office:value-type="float" office:value="4.0247969982645" calcext:value-type="float">
            <text:p>4.0247969982645</text:p>
          </table:table-cell>
          <table:table-cell office:value-type="float" office:value="2.16345194667727" calcext:value-type="float">
            <text:p>2.16345194667727</text:p>
          </table:table-cell>
          <table:table-cell office:value-type="float" office:value="9.87037054316847" calcext:value-type="float">
            <text:p>9.87037054316847</text:p>
          </table:table-cell>
          <table:table-cell table:formula="of:=[.F19]-2" office:value-type="float" office:value="0.16345194667727" calcext:value-type="float">
            <text:p>0.16345194667727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office:value-type="float" office:value="4.49731502490328" calcext:value-type="float">
            <text:p>4.49731502490328</text:p>
          </table:table-cell>
          <table:table-cell office:value-type="float" office:value="1.35818548272744" calcext:value-type="float">
            <text:p>1.35818548272744</text:p>
          </table:table-cell>
          <table:table-cell office:value-type="float" office:value="9.85248561300551" calcext:value-type="float">
            <text:p>9.85248561300551</text:p>
          </table:table-cell>
          <table:table-cell table:formula="of:=[.F20]-2" office:value-type="float" office:value="-0.64181451727256" calcext:value-type="float">
            <text:p>-0.64181451727256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office:value-type="float" office:value="5.02339384949791" calcext:value-type="float">
            <text:p>5.02339384949791</text:p>
          </table:table-cell>
          <table:table-cell office:value-type="float" office:value="0.461640566010307" calcext:value-type="float">
            <text:p>0.461640566010307</text:p>
          </table:table-cell>
          <table:table-cell office:value-type="float" office:value="9.8325733927141" calcext:value-type="float">
            <text:p>9.8325733927141</text:p>
          </table:table-cell>
          <table:table-cell table:formula="of:=[.F21]-2" office:value-type="float" office:value="-1.53835943398969" calcext:value-type="float">
            <text:p>-1.53835943398969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office:value-type="float" office:value="5.29427746322508" calcext:value-type="float">
            <text:p>5.29427746322508</text:p>
          </table:table-cell>
          <table:table-cell office:value-type="float" office:value="-0.00000000105907086125" calcext:value-type="float">
            <text:p>-1.05907086125E-09</text:p>
          </table:table-cell>
          <table:table-cell office:value-type="float" office:value="9.82232037750479" calcext:value-type="float">
            <text:p>9.82232037750479</text:p>
          </table:table-cell>
          <table:table-cell table:formula="of:=[.F22]-2" office:value-type="float" office:value="-2.00000000105907" calcext:value-type="float">
            <text:p>-2.00000000105907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12.6579in" svg:y="3.7311in">
            <draw:object draw:notify-on-update-of-ranges="Sheet3.A1:Sheet3.A1 Sheet3.A2:Sheet3.A52 Sheet3.B1:Sheet3.B1 Sheet3.B2:Sheet3.B52 Sheet3.A1:Sheet3.A1 Sheet3.A2:Sheet3.A52 Sheet3.C1:Sheet3.C1 Sheet3.C2:Sheet3.C52 Sheet3.A1:Sheet3.A1 Sheet3.A2:Sheet3.A52 Sheet3.D1:Sheet3.D1 Sheet3.D2:Sheet3.D52 Sheet3.A1:Sheet3.A1 Sheet3.A2:Sheet3.A52 Sheet3.E1:Sheet3.E1 Sheet3.E2:Sheet3.E52 Sheet3.A1:Sheet3.A1 Sheet3.A2:Sheet3.A52 Sheet3.F1:Sheet3.F1 Sheet3.F2:Sheet3.F52 Sheet3.A1:Sheet3.A1 Sheet3.A2:Sheet3.A52 Sheet3.G1:Sheet3.G1 Sheet3.G2:Sheet3.G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2.5386in" svg:y="0in">
            <draw:object draw:notify-on-update-of-ranges="Sheet3.E1:Sheet3.E1 Sheet3.E2:Sheet3.E52 Sheet3.F1:Sheet3.F1 Sheet3.F2:Sheet3.F52 Sheet3.G1:Sheet3.G1 Sheet3.G2:Sheet3.G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3.278in" svg:y="10.7476in">
            <draw:object draw:notify-on-update-of-ranges="Sheet3.A1:Sheet3.A1 Sheet3.A2:Sheet3.A52 Sheet3.B1:Sheet3.B1 Sheet3.B2:Sheet3.B52 Sheet3.A1:Sheet3.A1 Sheet3.A2:Sheet3.A52 Sheet3.C1:Sheet3.C1 Sheet3.C2:Sheet3.C52 Sheet3.A1:Sheet3.A1 Sheet3.A2:Sheet3.A52 Sheet3.D1:Sheet3.D1 Sheet3.D2:Sheet3.D52 Sheet3.A1:Sheet3.A1 Sheet3.A2:Sheet3.A52 Sheet3.E1:Sheet3.E1 Sheet3.E2:Sheet3.E52 Sheet3.A1:Sheet3.A1 Sheet3.A2:Sheet3.A52 Sheet3.F1:Sheet3.F1 Sheet3.F2:Sheet3.F52 Sheet3.A1:Sheet3.A1 Sheet3.A2:Sheet3.A52 Sheet3.G1:Sheet3.G1 Sheet3.G2:Sheet3.G52 Sheet3.A1:Sheet3.A1 Sheet3.A2:Sheet3.A52 Sheet3.H1:Sheet3.H1 Sheet3.H2:Sheet3.H52 Sheet3.A1:Sheet3.A1 Sheet3.A2:Sheet3.A52 Sheet3.I1:Sheet3.I1 Sheet3.I2:Sheet3.I52 Sheet3.A1:Sheet3.A1 Sheet3.A2:Sheet3.A52 Sheet3.J1:Sheet3.J1 Sheet3.J2:Sheet3.J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3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glucose1</text:p>
          </table:table-cell>
          <table:table-cell office:value-type="string" calcext:value-type="string">
            <text:p>propanoate1</text:p>
          </table:table-cell>
          <table:table-cell office:value-type="string" calcext:value-type="string">
            <text:p>Biomass1</text:p>
          </table:table-cell>
          <table:table-cell office:value-type="string" calcext:value-type="string">
            <text:p>Biomass2</text:p>
          </table:table-cell>
          <table:table-cell office:value-type="string" calcext:value-type="string">
            <text:p>Glucose2</text:p>
          </table:table-cell>
          <table:table-cell office:value-type="string" calcext:value-type="string">
            <text:p>Propanoate2</text:p>
          </table:table-cell>
          <table:table-cell table:style-name="ce1" office:value-type="string" calcext:value-type="string">
            <text:p>Biomass3</text:p>
          </table:table-cell>
          <table:table-cell table:style-name="ce1" office:value-type="string" calcext:value-type="string">
            <text:p>Glucose3</text:p>
          </table:table-cell>
          <table:table-cell table:style-name="ce1" office:value-type="string" calcext:value-type="string">
            <text:p>Propanoate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2875" calcext:value-type="float">
            <text:p>5.2875</text:p>
          </table:table-cell>
          <table:table-cell office:value-type="float" office:value="11.33" calcext:value-type="float">
            <text:p>11.33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.03" calcext:value-type="float">
            <text:p>5.03</text:p>
          </table:table-cell>
          <table:table-cell office:value-type="float" office:value="11.111" calcext:value-type="float">
            <text:p>11.111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0.11173800528992" calcext:value-type="float">
            <text:p>0.11173800528992</text:p>
          </table:table-cell>
          <table:table-cell office:value-type="float" office:value="5.17999606050826" calcext:value-type="float">
            <text:p>5.17999606050826</text:p>
          </table:table-cell>
          <table:table-cell office:value-type="float" office:value="11.2995557134479" calcext:value-type="float">
            <text:p>11.2995557134479</text:p>
          </table:table-cell>
          <table:table-cell office:value-type="float" office:value="0.111132107654763" calcext:value-type="float">
            <text:p>0.111132107654763</text:p>
          </table:table-cell>
          <table:table-cell office:value-type="float" office:value="5.1810286328519" calcext:value-type="float">
            <text:p>5.1810286328519</text:p>
          </table:table-cell>
          <table:table-cell office:value-type="float" office:value="11.2995786468309" calcext:value-type="float">
            <text:p>11.29957864683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8675" calcext:value-type="float">
            <text:p>4.8675</text:p>
          </table:table-cell>
          <table:table-cell office:value-type="float" office:value="10.952" calcext:value-type="float">
            <text:p>10.952</text:p>
          </table:table-cell>
          <table:table-cell table:style-name="ce4" office:value-type="float" office:value="0.107" calcext:value-type="float">
            <text:p>0.107</text:p>
          </table:table-cell>
          <table:table-cell office:value-type="float" office:value="0.124888054525703" calcext:value-type="float">
            <text:p>0.124888054525703</text:p>
          </table:table-cell>
          <table:table-cell office:value-type="float" office:value="5.15758571200962" calcext:value-type="float">
            <text:p>5.15758571200962</text:p>
          </table:table-cell>
          <table:table-cell office:value-type="float" office:value="11.2990579806653" calcext:value-type="float">
            <text:p>11.2990579806653</text:p>
          </table:table-cell>
          <table:table-cell office:value-type="float" office:value="0.12352988112765" calcext:value-type="float">
            <text:p>0.12352988112765</text:p>
          </table:table-cell>
          <table:table-cell office:value-type="float" office:value="5.15990031468724" calcext:value-type="float">
            <text:p>5.15990031468724</text:p>
          </table:table-cell>
          <table:table-cell office:value-type="float" office:value="11.2991093878816" calcext:value-type="float">
            <text:p>11.29910938788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.8125" calcext:value-type="float">
            <text:p>4.8125</text:p>
          </table:table-cell>
          <table:table-cell office:value-type="float" office:value="11.003" calcext:value-type="float">
            <text:p>11.003</text:p>
          </table:table-cell>
          <table:table-cell table:style-name="ce4" office:value-type="float" office:value="0.215" calcext:value-type="float">
            <text:p>0.215</text:p>
          </table:table-cell>
          <table:table-cell office:value-type="float" office:value="0.139739154976778" calcext:value-type="float">
            <text:p>0.139739154976778</text:p>
          </table:table-cell>
          <table:table-cell office:value-type="float" office:value="5.13227642755528" calcext:value-type="float">
            <text:p>5.13227642755528</text:p>
          </table:table-cell>
          <table:table-cell office:value-type="float" office:value="11.298495862652" calcext:value-type="float">
            <text:p>11.298495862652</text:p>
          </table:table-cell>
          <table:table-cell office:value-type="float" office:value="0.13743569137968" calcext:value-type="float">
            <text:p>0.13743569137968</text:p>
          </table:table-cell>
          <table:table-cell office:value-type="float" office:value="5.13620199627669" calcext:value-type="float">
            <text:p>5.13620199627669</text:p>
          </table:table-cell>
          <table:table-cell office:value-type="float" office:value="11.298583049348" calcext:value-type="float">
            <text:p>11.2985830493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115" calcext:value-type="float">
            <text:p>4.5115</text:p>
          </table:table-cell>
          <table:table-cell office:value-type="float" office:value="10.119" calcext:value-type="float">
            <text:p>10.119</text:p>
          </table:table-cell>
          <table:table-cell table:style-name="ce4" office:value-type="float" office:value="0.272" calcext:value-type="float">
            <text:p>0.272</text:p>
          </table:table-cell>
          <table:table-cell office:value-type="float" office:value="0.156312943310364" calcext:value-type="float">
            <text:p>0.156312943310364</text:p>
          </table:table-cell>
          <table:table-cell office:value-type="float" office:value="5.10403133388007" calcext:value-type="float">
            <text:p>5.10403133388007</text:p>
          </table:table-cell>
          <table:table-cell office:value-type="float" office:value="11.2978685404543" calcext:value-type="float">
            <text:p>11.2978685404543</text:p>
          </table:table-cell>
          <table:table-cell office:value-type="float" office:value="0.152867651314139" calcext:value-type="float">
            <text:p>0.152867651314139</text:p>
          </table:table-cell>
          <table:table-cell office:value-type="float" office:value="5.10990280956283" calcext:value-type="float">
            <text:p>5.10990280956283</text:p>
          </table:table-cell>
          <table:table-cell office:value-type="float" office:value="11.2979989456522" calcext:value-type="float">
            <text:p>11.297998945652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.053" calcext:value-type="float">
            <text:p>4.053</text:p>
          </table:table-cell>
          <table:table-cell office:value-type="float" office:value="10.545" calcext:value-type="float">
            <text:p>10.545</text:p>
          </table:table-cell>
          <table:table-cell table:style-name="ce4" office:value-type="float" office:value="0.359" calcext:value-type="float">
            <text:p>0.359</text:p>
          </table:table-cell>
          <table:table-cell office:value-type="float" office:value="0.175019351638448" calcext:value-type="float">
            <text:p>0.175019351638448</text:p>
          </table:table-cell>
          <table:table-cell office:value-type="float" office:value="5.07215182360041" calcext:value-type="float">
            <text:p>5.07215182360041</text:p>
          </table:table-cell>
          <table:table-cell office:value-type="float" office:value="11.2971604980355" calcext:value-type="float">
            <text:p>11.2971604980355</text:p>
          </table:table-cell>
          <table:table-cell office:value-type="float" office:value="0.170164794671592" calcext:value-type="float">
            <text:p>0.170164794671592</text:p>
          </table:table-cell>
          <table:table-cell office:value-type="float" office:value="5.08042497235317" calcext:value-type="float">
            <text:p>5.08042497235317</text:p>
          </table:table-cell>
          <table:table-cell office:value-type="float" office:value="11.2973442442788" calcext:value-type="float">
            <text:p>11.297344244278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.383" calcext:value-type="float">
            <text:p>3.383</text:p>
          </table:table-cell>
          <table:table-cell office:value-type="float" office:value="9.651" calcext:value-type="float">
            <text:p>9.651</text:p>
          </table:table-cell>
          <table:table-cell table:style-name="ce4" office:value-type="float" office:value="0.768" calcext:value-type="float">
            <text:p>0.768</text:p>
          </table:table-cell>
          <table:table-cell office:value-type="float" office:value="0.195783321926946" calcext:value-type="float">
            <text:p>0.195783321926946</text:p>
          </table:table-cell>
          <table:table-cell office:value-type="float" office:value="5.03676581081542" calcext:value-type="float">
            <text:p>5.03676581081542</text:p>
          </table:table-cell>
          <table:table-cell office:value-type="float" office:value="11.2963745763614" calcext:value-type="float">
            <text:p>11.2963745763614</text:p>
          </table:table-cell>
          <table:table-cell office:value-type="float" office:value="0.189265033017996" calcext:value-type="float">
            <text:p>0.189265033017996</text:p>
          </table:table-cell>
          <table:table-cell office:value-type="float" office:value="5.04787429592032" calcext:value-type="float">
            <text:p>5.04787429592032</text:p>
          </table:table-cell>
          <table:table-cell office:value-type="float" office:value="11.2966212952914" calcext:value-type="float">
            <text:p>11.296621295291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.2115" calcext:value-type="float">
            <text:p>3.2115</text:p>
          </table:table-cell>
          <table:table-cell office:value-type="float" office:value="9.408" calcext:value-type="float">
            <text:p>9.408</text:p>
          </table:table-cell>
          <table:table-cell table:style-name="ce4" office:value-type="float" office:value="1.5" calcext:value-type="float">
            <text:p>1.5</text:p>
          </table:table-cell>
          <table:table-cell office:value-type="float" office:value="0.219210759656622" calcext:value-type="float">
            <text:p>0.219210759656622</text:p>
          </table:table-cell>
          <table:table-cell office:value-type="float" office:value="4.99684070981096" calcext:value-type="float">
            <text:p>4.99684070981096</text:p>
          </table:table-cell>
          <table:table-cell office:value-type="float" office:value="11.2954878417522" calcext:value-type="float">
            <text:p>11.2954878417522</text:p>
          </table:table-cell>
          <table:table-cell office:value-type="float" office:value="0.210663129114938" calcext:value-type="float">
            <text:p>0.210663129114938</text:p>
          </table:table-cell>
          <table:table-cell office:value-type="float" office:value="5.01140760426452" calcext:value-type="float">
            <text:p>5.01140760426452</text:p>
          </table:table-cell>
          <table:table-cell office:value-type="float" office:value="11.2958113717906" calcext:value-type="float">
            <text:p>11.295811371790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.714" calcext:value-type="float">
            <text:p>2.714</text:p>
          </table:table-cell>
          <table:table-cell office:value-type="float" office:value="9.403" calcext:value-type="float">
            <text:p>9.403</text:p>
          </table:table-cell>
          <table:table-cell table:style-name="ce4" office:value-type="float" office:value="3.49" calcext:value-type="float">
            <text:p>3.49</text:p>
          </table:table-cell>
          <table:table-cell office:value-type="float" office:value="0.24524758824756" calcext:value-type="float">
            <text:p>0.24524758824756</text:p>
          </table:table-cell>
          <table:table-cell office:value-type="float" office:value="4.95246867803677" calcext:value-type="float">
            <text:p>4.95246867803677</text:p>
          </table:table-cell>
          <table:table-cell office:value-type="float" office:value="11.2945023410205" calcext:value-type="float">
            <text:p>11.2945023410205</text:p>
          </table:table-cell>
          <table:table-cell office:value-type="float" office:value="0.234314899307474" calcext:value-type="float">
            <text:p>0.234314899307474</text:p>
          </table:table-cell>
          <table:table-cell office:value-type="float" office:value="4.97110019528675" calcext:value-type="float">
            <text:p>4.97110019528675</text:p>
          </table:table-cell>
          <table:table-cell office:value-type="float" office:value="11.2949161461393" calcext:value-type="float">
            <text:p>11.294916146139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.4515" calcext:value-type="float">
            <text:p>2.4515</text:p>
          </table:table-cell>
          <table:table-cell office:value-type="float" office:value="8.838" calcext:value-type="float">
            <text:p>8.83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.274578285043523" calcext:value-type="float">
            <text:p>0.274578285043523</text:p>
          </table:table-cell>
          <table:table-cell office:value-type="float" office:value="4.9024832274031" calcext:value-type="float">
            <text:p>4.9024832274031</text:p>
          </table:table-cell>
          <table:table-cell office:value-type="float" office:value="11.2933921665208" calcext:value-type="float">
            <text:p>11.2933921665208</text:p>
          </table:table-cell>
          <table:table-cell office:value-type="float" office:value="0.260768947012508" calcext:value-type="float">
            <text:p>0.260768947012508</text:p>
          </table:table-cell>
          <table:table-cell office:value-type="float" office:value="4.92601713760083" calcext:value-type="float">
            <text:p>4.92601713760083</text:p>
          </table:table-cell>
          <table:table-cell office:value-type="float" office:value="11.2939148535557" calcext:value-type="float">
            <text:p>11.293914853555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.1515" calcext:value-type="float">
            <text:p>2.1515</text:p>
          </table:table-cell>
          <table:table-cell office:value-type="float" office:value="8.619" calcext:value-type="float">
            <text:p>8.619</text:p>
          </table:table-cell>
          <table:table-cell table:style-name="ce4" office:value-type="float" office:value="3.98" calcext:value-type="float">
            <text:p>3.98</text:p>
          </table:table-cell>
          <table:table-cell office:value-type="float" office:value="0.307218774755796" calcext:value-type="float">
            <text:p>0.307218774755796</text:p>
          </table:table-cell>
          <table:table-cell office:value-type="float" office:value="4.8468572189751" calcext:value-type="float">
            <text:p>4.8468572189751</text:p>
          </table:table-cell>
          <table:table-cell office:value-type="float" office:value="11.2921567154986" calcext:value-type="float">
            <text:p>11.2921567154986</text:p>
          </table:table-cell>
          <table:table-cell office:value-type="float" office:value="0.29003805877805" calcext:value-type="float">
            <text:p>0.29003805877805</text:p>
          </table:table-cell>
          <table:table-cell office:value-type="float" office:value="4.87613664033801" calcext:value-type="float">
            <text:p>4.87613664033801</text:p>
          </table:table-cell>
          <table:table-cell office:value-type="float" office:value="11.2928070100654" calcext:value-type="float">
            <text:p>11.292807010065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.9365" calcext:value-type="float">
            <text:p>1.9365</text:p>
          </table:table-cell>
          <table:table-cell office:value-type="float" office:value="7.801" calcext:value-type="float">
            <text:p>7.801</text:p>
          </table:table-cell>
          <table:table-cell table:style-name="ce4" office:value-type="float" office:value="3.98" calcext:value-type="float">
            <text:p>3.98</text:p>
          </table:table-cell>
          <table:table-cell office:value-type="float" office:value="0.343765183771811" calcext:value-type="float">
            <text:p>0.343765183771811</text:p>
          </table:table-cell>
          <table:table-cell office:value-type="float" office:value="4.78457473259519" calcext:value-type="float">
            <text:p>4.78457473259519</text:p>
          </table:table-cell>
          <table:table-cell office:value-type="float" office:value="11.2907734244153" calcext:value-type="float">
            <text:p>11.2907734244153</text:p>
          </table:table-cell>
          <table:table-cell office:value-type="float" office:value="0.322582303959356" calcext:value-type="float">
            <text:p>0.322582303959356</text:p>
          </table:table-cell>
          <table:table-cell office:value-type="float" office:value="4.82067465209285" calcext:value-type="float">
            <text:p>4.82067465209285</text:p>
          </table:table-cell>
          <table:table-cell office:value-type="float" office:value="11.2915752019237" calcext:value-type="float">
            <text:p>11.291575201923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.378" calcext:value-type="float">
            <text:p>1.378</text:p>
          </table:table-cell>
          <table:table-cell office:value-type="float" office:value="8.271" calcext:value-type="float">
            <text:p>8.271</text:p>
          </table:table-cell>
          <table:table-cell table:style-name="ce4" office:value-type="float" office:value="4.1" calcext:value-type="float">
            <text:p>4.1</text:p>
          </table:table-cell>
          <table:table-cell office:value-type="float" office:value="0.384778523323191" calcext:value-type="float">
            <text:p>0.384778523323191</text:p>
          </table:table-cell>
          <table:table-cell office:value-type="float" office:value="4.71467969144671" calcext:value-type="float">
            <text:p>4.71467969144671</text:p>
          </table:table-cell>
          <table:table-cell office:value-type="float" office:value="11.2892210588498" calcext:value-type="float">
            <text:p>11.2892210588498</text:p>
          </table:table-cell>
          <table:table-cell office:value-type="float" office:value="0.358837510577018" calcext:value-type="float">
            <text:p>0.358837510577018</text:p>
          </table:table-cell>
          <table:table-cell office:value-type="float" office:value="4.75888843360621" calcext:value-type="float">
            <text:p>4.75888843360621</text:p>
          </table:table-cell>
          <table:table-cell office:value-type="float" office:value="11.2902029329269" calcext:value-type="float">
            <text:p>11.290202932926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.198" calcext:value-type="float">
            <text:p>1.198</text:p>
          </table:table-cell>
          <table:table-cell office:value-type="float" office:value="8.085" calcext:value-type="float">
            <text:p>8.085</text:p>
          </table:table-cell>
          <table:table-cell table:style-name="ce4" office:value-type="float" office:value="4.12" calcext:value-type="float">
            <text:p>4.12</text:p>
          </table:table-cell>
          <table:table-cell office:value-type="float" office:value="0.430556336343436" calcext:value-type="float">
            <text:p>0.430556336343436</text:p>
          </table:table-cell>
          <table:table-cell office:value-type="float" office:value="4.63666502207972" calcext:value-type="float">
            <text:p>4.63666502207972</text:p>
          </table:table-cell>
          <table:table-cell office:value-type="float" office:value="11.2874883567248" calcext:value-type="float">
            <text:p>11.2874883567248</text:p>
          </table:table-cell>
          <table:table-cell office:value-type="float" office:value="0.399034828277316" calcext:value-type="float">
            <text:p>0.399034828277316</text:p>
          </table:table-cell>
          <table:table-cell office:value-type="float" office:value="4.69038405904289" calcext:value-type="float">
            <text:p>4.69038405904289</text:p>
          </table:table-cell>
          <table:table-cell office:value-type="float" office:value="11.2886814540007" calcext:value-type="float">
            <text:p>11.288681454000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.163" calcext:value-type="float">
            <text:p>1.163</text:p>
          </table:table-cell>
          <table:table-cell office:value-type="float" office:value="7.08" calcext:value-type="float">
            <text:p>7.08</text:p>
          </table:table-cell>
          <table:table-cell table:style-name="ce4" office:value-type="float" office:value="3.98" calcext:value-type="float">
            <text:p>3.98</text:p>
          </table:table-cell>
          <table:table-cell office:value-type="float" office:value="0.481511227009427" calcext:value-type="float">
            <text:p>0.481511227009427</text:p>
          </table:table-cell>
          <table:table-cell office:value-type="float" office:value="4.54982756337061" calcext:value-type="float">
            <text:p>4.54982756337061</text:p>
          </table:table-cell>
          <table:table-cell office:value-type="float" office:value="11.2855597008648" calcext:value-type="float">
            <text:p>11.2855597008648</text:p>
          </table:table-cell>
          <table:table-cell office:value-type="float" office:value="0.443494793355355" calcext:value-type="float">
            <text:p>0.443494793355355</text:p>
          </table:table-cell>
          <table:table-cell office:value-type="float" office:value="4.61461526960558" calcext:value-type="float">
            <text:p>4.61461526960558</text:p>
          </table:table-cell>
          <table:table-cell office:value-type="float" office:value="11.2869986327629" calcext:value-type="float">
            <text:p>11.286998632762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9015" calcext:value-type="float">
            <text:p>0.9015</text:p>
          </table:table-cell>
          <table:table-cell office:value-type="float" office:value="7.159" calcext:value-type="float">
            <text:p>7.159</text:p>
          </table:table-cell>
          <table:table-cell table:style-name="ce4" office:value-type="float" office:value="3.86" calcext:value-type="float">
            <text:p>3.86</text:p>
          </table:table-cell>
          <table:table-cell office:value-type="float" office:value="0.538676997340872" calcext:value-type="float">
            <text:p>0.538676997340872</text:p>
          </table:table-cell>
          <table:table-cell office:value-type="float" office:value="4.45240550719801" calcext:value-type="float">
            <text:p>4.45240550719801</text:p>
          </table:table-cell>
          <table:table-cell office:value-type="float" office:value="11.2833959615946" calcext:value-type="float">
            <text:p>11.2833959615946</text:p>
          </table:table-cell>
          <table:table-cell office:value-type="float" office:value="0.493000773688533" calcext:value-type="float">
            <text:p>0.493000773688533</text:p>
          </table:table-cell>
          <table:table-cell office:value-type="float" office:value="4.53024704769699" calcext:value-type="float">
            <text:p>4.53024704769699</text:p>
          </table:table-cell>
          <table:table-cell office:value-type="float" office:value="11.2851248185357" calcext:value-type="float">
            <text:p>11.285124818535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8575" calcext:value-type="float">
            <text:p>0.8575</text:p>
          </table:table-cell>
          <table:table-cell office:value-type="float" office:value="6.402" calcext:value-type="float">
            <text:p>6.402</text:p>
          </table:table-cell>
          <table:table-cell table:style-name="ce4" office:value-type="float" office:value="4.15" calcext:value-type="float">
            <text:p>4.15</text:p>
          </table:table-cell>
          <table:table-cell office:value-type="float" office:value="0.602763141565386" calcext:value-type="float">
            <text:p>0.602763141565386</text:p>
          </table:table-cell>
          <table:table-cell office:value-type="float" office:value="4.34318973163289" calcext:value-type="float">
            <text:p>4.34318973163289</text:p>
          </table:table-cell>
          <table:table-cell office:value-type="float" office:value="11.2809702843733" calcext:value-type="float">
            <text:p>11.2809702843733</text:p>
          </table:table-cell>
          <table:table-cell office:value-type="float" office:value="0.548094507389594" calcext:value-type="float">
            <text:p>0.548094507389594</text:p>
          </table:table-cell>
          <table:table-cell office:value-type="float" office:value="4.43635616180035" calcext:value-type="float">
            <text:p>4.43635616180035</text:p>
          </table:table-cell>
          <table:table-cell office:value-type="float" office:value="11.2830395063907" calcext:value-type="float">
            <text:p>11.283039506390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0.674143648511456" calcext:value-type="float">
            <text:p>0.674143648511456</text:p>
          </table:table-cell>
          <table:table-cell office:value-type="float" office:value="4.22154288392998" calcext:value-type="float">
            <text:p>4.22154288392998</text:p>
          </table:table-cell>
          <table:table-cell office:value-type="float" office:value="11.2782685136265" calcext:value-type="float">
            <text:p>11.2782685136265</text:p>
          </table:table-cell>
          <table:table-cell office:value-type="float" office:value="0.609067759882974" calcext:value-type="float">
            <text:p>0.609067759882974</text:p>
          </table:table-cell>
          <table:table-cell office:value-type="float" office:value="4.33244538451185" calcext:value-type="float">
            <text:p>4.33244538451185</text:p>
          </table:table-cell>
          <table:table-cell office:value-type="float" office:value="11.2807316529308" calcext:value-type="float">
            <text:p>11.280731652930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0.75340433779947" calcext:value-type="float">
            <text:p>0.75340433779947</text:p>
          </table:table-cell>
          <table:table-cell office:value-type="float" office:value="4.08646660875122" calcext:value-type="float">
            <text:p>4.08646660875122</text:p>
          </table:table-cell>
          <table:table-cell office:value-type="float" office:value="11.2752684759292" calcext:value-type="float">
            <text:p>11.2752684759292</text:p>
          </table:table-cell>
          <table:table-cell office:value-type="float" office:value="0.6763701238968" calcext:value-type="float">
            <text:p>0.6763701238968</text:p>
          </table:table-cell>
          <table:table-cell office:value-type="float" office:value="4.21774851872157" calcext:value-type="float">
            <text:p>4.21774851872157</text:p>
          </table:table-cell>
          <table:table-cell office:value-type="float" office:value="11.2781842409543" calcext:value-type="float">
            <text:p>11.278184240954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43002966224771" calcext:value-type="float">
            <text:p>0.843002966224771</text:p>
          </table:table-cell>
          <table:table-cell office:value-type="float" office:value="3.93377239050088" calcext:value-type="float">
            <text:p>3.93377239050088</text:p>
          </table:table-cell>
          <table:table-cell office:value-type="float" office:value="11.2718771445476" calcext:value-type="float">
            <text:p>11.2718771445476</text:p>
          </table:table-cell>
          <table:table-cell office:value-type="float" office:value="0.75109970809958" calcext:value-type="float">
            <text:p>0.75109970809958</text:p>
          </table:table-cell>
          <table:table-cell office:value-type="float" office:value="4.09039416474807" calcext:value-type="float">
            <text:p>4.09039416474807</text:p>
          </table:table-cell>
          <table:table-cell office:value-type="float" office:value="11.2753557067625" calcext:value-type="float">
            <text:p>11.275355706762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0.943033185852761" calcext:value-type="float">
            <text:p>0.943033185852761</text:p>
          </table:table-cell>
          <table:table-cell office:value-type="float" office:value="3.76330062708278" calcext:value-type="float">
            <text:p>3.76330062708278</text:p>
          </table:table-cell>
          <table:table-cell office:value-type="float" office:value="11.2680909747268" calcext:value-type="float">
            <text:p>11.2680909747268</text:p>
          </table:table-cell>
          <table:table-cell office:value-type="float" office:value="0.834182862213432" calcext:value-type="float">
            <text:p>0.834182862213432</text:p>
          </table:table-cell>
          <table:table-cell office:value-type="float" office:value="3.94880363495817" calcext:value-type="float">
            <text:p>3.94880363495817</text:p>
          </table:table-cell>
          <table:table-cell office:value-type="float" office:value="11.2722109877777" calcext:value-type="float">
            <text:p>11.272210987777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.05433216928521" calcext:value-type="float">
            <text:p>1.05433216928521</text:p>
          </table:table-cell>
          <table:table-cell office:value-type="float" office:value="3.57362460674679" calcext:value-type="float">
            <text:p>3.57362460674679</text:p>
          </table:table-cell>
          <table:table-cell office:value-type="float" office:value="11.2638782792662" calcext:value-type="float">
            <text:p>11.2638782792662</text:p>
          </table:table-cell>
          <table:table-cell office:value-type="float" office:value="0.925893601065646" calcext:value-type="float">
            <text:p>0.925893601065646</text:p>
          </table:table-cell>
          <table:table-cell office:value-type="float" office:value="3.79250995256242" calcext:value-type="float">
            <text:p>3.79250995256242</text:p>
          </table:table-cell>
          <table:table-cell office:value-type="float" office:value="11.2687397124673" calcext:value-type="float">
            <text:p>11.268739712467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.17839709065309" calcext:value-type="float">
            <text:p>1.17839709065309</text:p>
          </table:table-cell>
          <table:table-cell office:value-type="float" office:value="3.36219284140061" calcext:value-type="float">
            <text:p>3.36219284140061</text:p>
          </table:table-cell>
          <table:table-cell office:value-type="float" office:value="11.2591823897355" calcext:value-type="float">
            <text:p>11.2591823897355</text:p>
          </table:table-cell>
          <table:table-cell office:value-type="float" office:value="1.0268491895301" calcext:value-type="float">
            <text:p>1.0268491895301</text:p>
          </table:table-cell>
          <table:table-cell office:value-type="float" office:value="3.62046117313904" calcext:value-type="float">
            <text:p>3.62046117313904</text:p>
          </table:table-cell>
          <table:table-cell office:value-type="float" office:value="11.2649185171955" calcext:value-type="float">
            <text:p>11.264918517195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.31815735743164" calcext:value-type="float">
            <text:p>1.31815735743164</text:p>
          </table:table-cell>
          <table:table-cell office:value-type="float" office:value="3.12401302711919" calcext:value-type="float">
            <text:p>3.12401302711919</text:p>
          </table:table-cell>
          <table:table-cell office:value-type="float" office:value="11.2538924273003" calcext:value-type="float">
            <text:p>11.2538924273003</text:p>
          </table:table-cell>
          <table:table-cell office:value-type="float" office:value="1.13867701369736" calcext:value-type="float">
            <text:p>1.13867701369736</text:p>
          </table:table-cell>
          <table:table-cell office:value-type="float" office:value="3.42988390103168" calcext:value-type="float">
            <text:p>3.42988390103168</text:p>
          </table:table-cell>
          <table:table-cell office:value-type="float" office:value="11.2606858049755" calcext:value-type="float">
            <text:p>11.260685804975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.47390751666405" calcext:value-type="float">
            <text:p>1.47390751666405</text:p>
          </table:table-cell>
          <table:table-cell office:value-type="float" office:value="2.85858319605671" calcext:value-type="float">
            <text:p>2.85858319605671</text:p>
          </table:table-cell>
          <table:table-cell office:value-type="float" office:value="11.2479972432783" calcext:value-type="float">
            <text:p>11.2479972432783</text:p>
          </table:table-cell>
          <table:table-cell office:value-type="float" office:value="1.26189514356284" calcext:value-type="float">
            <text:p>1.26189514356284</text:p>
          </table:table-cell>
          <table:table-cell office:value-type="float" office:value="3.21989523999136" calcext:value-type="float">
            <text:p>3.21989523999136</text:p>
          </table:table-cell>
          <table:table-cell office:value-type="float" office:value="11.2560219667234" calcext:value-type="float">
            <text:p>11.256021966723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.64694051092427" calcext:value-type="float">
            <text:p>1.64694051092427</text:p>
          </table:table-cell>
          <table:table-cell office:value-type="float" office:value="2.56369991207759" calcext:value-type="float">
            <text:p>2.56369991207759</text:p>
          </table:table-cell>
          <table:table-cell office:value-type="float" office:value="11.241447899457" calcext:value-type="float">
            <text:p>11.241447899457</text:p>
          </table:table-cell>
          <table:table-cell office:value-type="float" office:value="1.39742102492035" calcext:value-type="float">
            <text:p>1.39742102492035</text:p>
          </table:table-cell>
          <table:table-cell office:value-type="float" office:value="2.98893167648298" calcext:value-type="float">
            <text:p>2.98893167648298</text:p>
          </table:table-cell>
          <table:table-cell office:value-type="float" office:value="11.2508922768773" calcext:value-type="float">
            <text:p>11.250892276877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.84178070374261" calcext:value-type="float">
            <text:p>1.84178070374261</text:p>
          </table:table-cell>
          <table:table-cell office:value-type="float" office:value="2.23165274295218" calcext:value-type="float">
            <text:p>2.23165274295218</text:p>
          </table:table-cell>
          <table:table-cell office:value-type="float" office:value="11.2340731475004" calcext:value-type="float">
            <text:p>11.2340731475004</text:p>
          </table:table-cell>
          <table:table-cell office:value-type="float" office:value="1.54646074607408" calcext:value-type="float">
            <text:p>1.54646074607408</text:p>
          </table:table-cell>
          <table:table-cell office:value-type="float" office:value="2.73493779164589" calcext:value-type="float">
            <text:p>2.73493779164589</text:p>
          </table:table-cell>
          <table:table-cell office:value-type="float" office:value="11.2452510846813" calcext:value-type="float">
            <text:p>11.245251084681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.05911693826229" calcext:value-type="float">
            <text:p>2.05911693826229</text:p>
          </table:table-cell>
          <table:table-cell office:value-type="float" office:value="1.86126776038384" calcext:value-type="float">
            <text:p>1.86126776038384</text:p>
          </table:table-cell>
          <table:table-cell office:value-type="float" office:value="11.2258469145164" calcext:value-type="float">
            <text:p>11.2258469145164</text:p>
          </table:table-cell>
          <table:table-cell office:value-type="float" office:value="1.70978597346709" calcext:value-type="float">
            <text:p>1.70978597346709</text:p>
          </table:table-cell>
          <table:table-cell office:value-type="float" office:value="2.45659850949801" calcext:value-type="float">
            <text:p>2.45659850949801</text:p>
          </table:table-cell>
          <table:table-cell office:value-type="float" office:value="11.2390691823599" calcext:value-type="float">
            <text:p>11.239069182359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.30076482611293" calcext:value-type="float">
            <text:p>2.30076482611293</text:p>
          </table:table-cell>
          <table:table-cell office:value-type="float" office:value="1.44945079425741" calcext:value-type="float">
            <text:p>1.44945079425741</text:p>
          </table:table-cell>
          <table:table-cell office:value-type="float" office:value="11.2167004791328" calcext:value-type="float">
            <text:p>11.2167004791328</text:p>
          </table:table-cell>
          <table:table-cell office:value-type="float" office:value="1.88817297651162" calcext:value-type="float">
            <text:p>1.88817297651162</text:p>
          </table:table-cell>
          <table:table-cell office:value-type="float" office:value="2.15259090966503" calcext:value-type="float">
            <text:p>2.15259090966503</text:p>
          </table:table-cell>
          <table:table-cell office:value-type="float" office:value="11.2323171879141" calcext:value-type="float">
            <text:p>11.232317187914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2.57040819290853" calcext:value-type="float">
            <text:p>2.57040819290853</text:p>
          </table:table-cell>
          <table:table-cell office:value-type="float" office:value="0.989923859271248" calcext:value-type="float">
            <text:p>0.989923859271248</text:p>
          </table:table-cell>
          <table:table-cell office:value-type="float" office:value="11.2064944075923" calcext:value-type="float">
            <text:p>11.2064944075923</text:p>
          </table:table-cell>
          <table:table-cell office:value-type="float" office:value="2.08160299729462" calcext:value-type="float">
            <text:p>2.08160299729462</text:p>
          </table:table-cell>
          <table:table-cell office:value-type="float" office:value="1.82294695943167" calcext:value-type="float">
            <text:p>1.82294695943167</text:p>
          </table:table-cell>
          <table:table-cell office:value-type="float" office:value="11.2249958113356" calcext:value-type="float">
            <text:p>11.224995811335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.87048645965419" calcext:value-type="float">
            <text:p>2.87048645965419</text:p>
          </table:table-cell>
          <table:table-cell office:value-type="float" office:value="0.47852968773163" calcext:value-type="float">
            <text:p>0.47852968773163</text:p>
          </table:table-cell>
          <table:table-cell office:value-type="float" office:value="11.1951363671756" calcext:value-type="float">
            <text:p>11.1951363671756</text:p>
          </table:table-cell>
          <table:table-cell office:value-type="float" office:value="2.28955596519028" calcext:value-type="float">
            <text:p>2.28955596519028</text:p>
          </table:table-cell>
          <table:table-cell office:value-type="float" office:value="1.46855296452654" calcext:value-type="float">
            <text:p>1.46855296452654</text:p>
          </table:table-cell>
          <table:table-cell office:value-type="float" office:value="11.217124737433" calcext:value-type="float">
            <text:p>11.21712473743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2.50899568818716" calcext:value-type="float">
            <text:p>2.50899568818716</text:p>
          </table:table-cell>
          <table:table-cell office:value-type="float" office:value="1.09458321136214" calcext:value-type="float">
            <text:p>1.09458321136214</text:p>
          </table:table-cell>
          <table:table-cell office:value-type="float" office:value="11.2088188868632" calcext:value-type="float">
            <text:p>11.208818886863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2.73201874835957" calcext:value-type="float">
            <text:p>2.73201874835957</text:p>
          </table:table-cell>
          <table:table-cell office:value-type="float" office:value="0.714506725557302" calcext:value-type="float">
            <text:p>0.714506725557302</text:p>
          </table:table-cell>
          <table:table-cell office:value-type="float" office:value="11.2003774060497" calcext:value-type="float">
            <text:p>11.200377406049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2.93884073763892" calcext:value-type="float">
            <text:p>2.93884073763892</text:p>
          </table:table-cell>
          <table:table-cell office:value-type="float" office:value="0.362040147385098" calcext:value-type="float">
            <text:p>0.362040147385098</text:p>
          </table:table-cell>
          <table:table-cell office:value-type="float" office:value="11.1925491399818" calcext:value-type="float">
            <text:p>11.192549139981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08631285041894" calcext:value-type="float">
            <text:p>3.08631285041894</text:p>
          </table:table-cell>
          <table:table-cell office:value-type="float" office:value="0.110717784862072" calcext:value-type="float">
            <text:p>0.110717784862072</text:p>
          </table:table-cell>
          <table:table-cell office:value-type="float" office:value="11.1869672821703" calcext:value-type="float">
            <text:p>11.186967282170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4103040784009" calcext:value-type="float">
            <text:p>3.14103040784009</text:p>
          </table:table-cell>
          <table:table-cell office:value-type="float" office:value="0.0174679795711683" calcext:value-type="float">
            <text:p>0.0174679795711683</text:p>
          </table:table-cell>
          <table:table-cell office:value-type="float" office:value="11.1848962083954" calcext:value-type="float">
            <text:p>11.184896208395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008374250726" calcext:value-type="float">
            <text:p>3.15008374250726</text:p>
          </table:table-cell>
          <table:table-cell office:value-type="float" office:value="0.00203926281671916" calcext:value-type="float">
            <text:p>0.00203926281671916</text:p>
          </table:table-cell>
          <table:table-cell office:value-type="float" office:value="11.1845535373243" calcext:value-type="float">
            <text:p>11.184553537324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14944805229" calcext:value-type="float">
            <text:p>3.15114944805229</text:p>
          </table:table-cell>
          <table:table-cell office:value-type="float" office:value="0.000223084623555651" calcext:value-type="float">
            <text:p>0.000223084623555651</text:p>
          </table:table-cell>
          <table:table-cell office:value-type="float" office:value="11.1845132000924" calcext:value-type="float">
            <text:p>11.184513200092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6546880424" calcext:value-type="float">
            <text:p>3.15126546880424</text:p>
          </table:table-cell>
          <table:table-cell office:value-type="float" office:value="0.0000253617528924069" calcext:value-type="float">
            <text:p>2.53617528924069E-05</text:p>
          </table:table-cell>
          <table:table-cell office:value-type="float" office:value="11.1845088086767" calcext:value-type="float">
            <text:p>11.184508808676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7869874194" calcext:value-type="float">
            <text:p>3.15127869874194</text:p>
          </table:table-cell>
          <table:table-cell office:value-type="float" office:value="0.00000281525825266092" calcext:value-type="float">
            <text:p>2.81525825266092E-06</text:p>
          </table:table-cell>
          <table:table-cell office:value-type="float" office:value="11.1845083079202" calcext:value-type="float">
            <text:p>11.184508307920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17727035" calcext:value-type="float">
            <text:p>3.15128017727035</text:p>
          </table:table-cell>
          <table:table-cell office:value-type="float" office:value="0.0000002955462500012" calcext:value-type="float">
            <text:p>2.95546250001203E-07</text:p>
          </table:table-cell>
          <table:table-cell office:value-type="float" office:value="11.1845082519575" calcext:value-type="float">
            <text:p>11.184508251957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3.15128035103068" calcext:value-type="float">
            <text:p>3.15128035103068</text:p>
          </table:table-cell>
          <table:table-cell office:value-type="float" office:value="-0.00000000057656352876" calcext:value-type="float">
            <text:p>-5.76563528763501E-10</text:p>
          </table:table-cell>
          <table:table-cell office:value-type="float" office:value="11.1845082453806" calcext:value-type="float">
            <text:p>11.1845082453806</text:p>
          </table:table-cell>
          <table:table-cell office:value-type="float" office:value="3.15128035515542" calcext:value-type="float">
            <text:p>3.15128035515542</text:p>
          </table:table-cell>
          <table:table-cell office:value-type="float" office:value="-0.00000000760596022934" calcext:value-type="float">
            <text:p>-7.6059602293382E-09</text:p>
          </table:table-cell>
          <table:table-cell office:value-type="float" office:value="11.1845082452245" calcext:value-type="float">
            <text:p>11.1845082452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53">
      <number:day/>
      <number:text>-</number:text>
      <number:month number:textual="true"/>
    </number:dat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  <number:text> </number:text>
      <number:am-pm/>
    </number:time-style>
    <number:date-style style:name="N152">
      <number:month number:textual="true"/>
      <number:text>-</number:text>
      <number:year/>
    </number:date-style>
    <number:date-style style:name="N154">
      <number:day/>
      <number:text>-</number:text>
      <number:month number:textual="true"/>
      <number:text>-</number:text>
      <number:year/>
    </number:date-style>
    <number:date-style style:name="N155">
      <number:month/>
      <number:text>/</number:text>
      <number:day/>
      <number:text>/</number:text>
      <number:year number:style="long"/>
    </number:date-style>
    <number:time-style style:name="N156"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7:19:46.718858856</meta:creation-date>
    <dc:date>2023-06-27T23:41:19.858668577</dc:date>
    <meta:editing-duration>PT1H5M5S</meta:editing-duration>
    <meta:editing-cycles>3</meta:editing-cycles>
    <meta:generator>LibreOffice/7.3.7.2$Linux_X86_64 LibreOffice_project/30$Build-2</meta:generator>
    <meta:document-statistic meta:table-count="3" meta:cell-count="1832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775cm" svg:y="3.705cm" style:legend-expansion="high" chart:style-name="ch2"/>
        <chart:plot-area chart:style-name="ch3" table:cell-range-address="'Glucose and Prop 1'.A2:'Glucose and Prop 1'.D18 'Glucose and Prop 1'.B1:'Glucose and Prop 1'.D1" chart:data-source-has-labels="row" svg:x="0.319cm" svg:y="0.18cm" svg:width="12.137cm" svg:height="8.645cm">
          <chart:coordinate-region svg:x="0.94cm" svg:y="0.38cm" svg:width="11.32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lucose and Prop 1'.B2:'Glucose and Prop 1'.B18" chart:label-cell-address="'Glucose and Prop 1'.B1:'Glucose and Prop 1'.B1" chart:class="chart:scatter">
            <chart:domain table:cell-range-address="'Glucose and Prop 1'.A2:'Glucose and Prop 1'.A18"/>
            <chart:data-point chart:repeated="17"/>
          </chart:series>
          <chart:series chart:style-name="ch7" chart:values-cell-range-address="'Glucose and Prop 1'.C2:'Glucose and Prop 1'.C18" chart:label-cell-address="'Glucose and Prop 1'.C1:'Glucose and Prop 1'.C1" chart:class="chart:scatter">
            <chart:data-point chart:repeated="17"/>
          </chart:series>
          <chart:series chart:style-name="ch8" chart:values-cell-range-address="'Glucose and Prop 1'.D2:'Glucose and Prop 1'.D18" chart:label-cell-address="'Glucose and Prop 1'.D1:'Glucose and Prop 1'.D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lucose1</text:p>
                <draw:g>
                  <svg:desc>'Glucose and Prop 1'.B1:'Glucose and Prop 1'.B1</svg:desc>
                </draw:g>
              </table:table-cell>
              <table:table-cell office:value-type="string">
                <text:p>propanoate1</text:p>
                <draw:g>
                  <svg:desc>'Glucose and Prop 1'.C1:'Glucose and Prop 1'.C1</svg:desc>
                </draw:g>
              </table:table-cell>
              <table:table-cell office:value-type="string">
                <text:p>Biomass1</text:p>
                <draw:g>
                  <svg:desc>'Glucose and Prop 1'.D1:'Glucose and Prop 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lucose and Prop 1'.A2:'Glucose and Prop 1'.A18</svg:desc>
                </draw:g>
              </table:table-cell>
              <table:table-cell office:value-type="float" office:value="5.2875">
                <text:p>5.2875</text:p>
                <draw:g>
                  <svg:desc>'Glucose and Prop 1'.B2:'Glucose and Prop 1'.B18</svg:desc>
                </draw:g>
              </table:table-cell>
              <table:table-cell office:value-type="float" office:value="11.33">
                <text:p>11.33</text:p>
                <draw:g>
                  <svg:desc>'Glucose and Prop 1'.C2:'Glucose and Prop 1'.C18</svg:desc>
                </draw:g>
              </table:table-cell>
              <table:table-cell office:value-type="float" office:value="0.1">
                <text:p>0.1</text:p>
                <draw:g>
                  <svg:desc>'Glucose and Prop 1'.D2:'Glucose and Prop 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.03">
                <text:p>5.03</text:p>
              </table:table-cell>
              <table:table-cell office:value-type="float" office:value="11.111">
                <text:p>11.1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8675">
                <text:p>4.8675</text:p>
              </table:table-cell>
              <table:table-cell office:value-type="float" office:value="10.952">
                <text:p>10.95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8125">
                <text:p>4.8125</text:p>
              </table:table-cell>
              <table:table-cell office:value-type="float" office:value="11.003">
                <text:p>11.003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.5115">
                <text:p>4.5115</text:p>
              </table:table-cell>
              <table:table-cell office:value-type="float" office:value="10.119">
                <text:p>10.119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053">
                <text:p>4.053</text:p>
              </table:table-cell>
              <table:table-cell office:value-type="float" office:value="10.545">
                <text:p>10.545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.383">
                <text:p>3.383</text:p>
              </table:table-cell>
              <table:table-cell office:value-type="float" office:value="9.651">
                <text:p>9.651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.2115">
                <text:p>3.2115</text:p>
              </table:table-cell>
              <table:table-cell office:value-type="float" office:value="9.408">
                <text:p>9.40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.714">
                <text:p>2.714</text:p>
              </table:table-cell>
              <table:table-cell office:value-type="float" office:value="9.403">
                <text:p>9.40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.4515">
                <text:p>2.4515</text:p>
              </table:table-cell>
              <table:table-cell office:value-type="float" office:value="8.838">
                <text:p>8.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.1515">
                <text:p>2.1515</text:p>
              </table:table-cell>
              <table:table-cell office:value-type="float" office:value="8.619">
                <text:p>8.6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.9365">
                <text:p>1.9365</text:p>
              </table:table-cell>
              <table:table-cell office:value-type="float" office:value="7.801">
                <text:p>7.80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.378">
                <text:p>1.378</text:p>
              </table:table-cell>
              <table:table-cell office:value-type="float" office:value="8.271">
                <text:p>8.27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.198">
                <text:p>1.198</text:p>
              </table:table-cell>
              <table:table-cell office:value-type="float" office:value="8.085">
                <text:p>8.08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.163">
                <text:p>1.163</text:p>
              </table:table-cell>
              <table:table-cell office:value-type="float" office:value="7.08">
                <text:p>7.0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0.9015">
                <text:p>0.9015</text:p>
              </table:table-cell>
              <table:table-cell office:value-type="float" office:value="7.159">
                <text:p>7.15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0.8575">
                <text:p>0.8575</text:p>
              </table:table-cell>
              <table:table-cell office:value-type="float" office:value="6.402">
                <text:p>6.402</text:p>
              </table:table-cell>
              <table:table-cell office:value-type="float" office:value="4.15">
                <text:p>4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2.956cm" style:legend-expansion="high" chart:style-name="ch2"/>
        <chart:plot-area chart:style-name="ch3" table:cell-range-address="'Glucose and Prop 1'.A2:'Glucose and Prop 1'.G22 'Glucose and Prop 1'.B1:'Glucose and Prop 1'.G1" chart:data-source-has-labels="row" svg:x="0.32cm" svg:y="0.18cm" svg:width="12.137cm" svg:height="8.64cm">
          <chart:coordinate-region svg:x="0.941cm" svg:y="0.379cm" svg:width="11.3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lucose and Prop 1'.B2:'Glucose and Prop 1'.B22" chart:label-cell-address="'Glucose and Prop 1'.B1:'Glucose and Prop 1'.B1" chart:class="chart:scatter">
            <chart:domain table:cell-range-address="'Glucose and Prop 1'.A2:'Glucose and Prop 1'.A22"/>
            <chart:data-point chart:repeated="21"/>
          </chart:series>
          <chart:series chart:style-name="ch8" chart:values-cell-range-address="'Glucose and Prop 1'.C2:'Glucose and Prop 1'.C22" chart:label-cell-address="'Glucose and Prop 1'.C1:'Glucose and Prop 1'.C1" chart:class="chart:scatter">
            <chart:data-point chart:repeated="21"/>
          </chart:series>
          <chart:series chart:style-name="ch9" chart:values-cell-range-address="'Glucose and Prop 1'.D2:'Glucose and Prop 1'.D22" chart:label-cell-address="'Glucose and Prop 1'.D1:'Glucose and Prop 1'.D1" chart:class="chart:scatter">
            <chart:data-point chart:repeated="21"/>
          </chart:series>
          <chart:series chart:style-name="ch10" chart:values-cell-range-address="'Glucose and Prop 1'.E2:'Glucose and Prop 1'.E22" chart:label-cell-address="'Glucose and Prop 1'.E1:'Glucose and Prop 1'.E1" chart:class="chart:scatter">
            <chart:data-point chart:repeated="21"/>
          </chart:series>
          <chart:series chart:style-name="ch11" chart:values-cell-range-address="'Glucose and Prop 1'.F2:'Glucose and Prop 1'.F22" chart:label-cell-address="'Glucose and Prop 1'.F1:'Glucose and Prop 1'.F1" chart:class="chart:scatter">
            <chart:data-point chart:repeated="21"/>
          </chart:series>
          <chart:series chart:style-name="ch12" chart:values-cell-range-address="'Glucose and Prop 1'.G2:'Glucose and Prop 1'.G22" chart:label-cell-address="'Glucose and Prop 1'.G1:'Glucose and Prop 1'.G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lucose1</text:p>
                <draw:g>
                  <svg:desc>'Glucose and Prop 1'.B1:'Glucose and Prop 1'.B1</svg:desc>
                </draw:g>
              </table:table-cell>
              <table:table-cell office:value-type="string">
                <text:p>propanoate1</text:p>
                <draw:g>
                  <svg:desc>'Glucose and Prop 1'.C1:'Glucose and Prop 1'.C1</svg:desc>
                </draw:g>
              </table:table-cell>
              <table:table-cell office:value-type="string">
                <text:p>Biomass1</text:p>
                <draw:g>
                  <svg:desc>'Glucose and Prop 1'.D1:'Glucose and Prop 1'.D1</svg:desc>
                </draw:g>
              </table:table-cell>
              <table:table-cell office:value-type="string">
                <text:p>Biomass</text:p>
                <draw:g>
                  <svg:desc>'Glucose and Prop 1'.E1:'Glucose and Prop 1'.E1</svg:desc>
                </draw:g>
              </table:table-cell>
              <table:table-cell office:value-type="string">
                <text:p>Glucose</text:p>
                <draw:g>
                  <svg:desc>'Glucose and Prop 1'.F1:'Glucose and Prop 1'.F1</svg:desc>
                </draw:g>
              </table:table-cell>
              <table:table-cell office:value-type="string">
                <text:p>Propanoate</text:p>
                <draw:g>
                  <svg:desc>'Glucose and Prop 1'.G1:'Glucose and Prop 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lucose and Prop 1'.A2:'Glucose and Prop 1'.A22</svg:desc>
                </draw:g>
              </table:table-cell>
              <table:table-cell office:value-type="float" office:value="5.2875">
                <text:p>5.2875</text:p>
                <draw:g>
                  <svg:desc>'Glucose and Prop 1'.B2:'Glucose and Prop 1'.B22</svg:desc>
                </draw:g>
              </table:table-cell>
              <table:table-cell office:value-type="float" office:value="11.33">
                <text:p>11.33</text:p>
                <draw:g>
                  <svg:desc>'Glucose and Prop 1'.C2:'Glucose and Prop 1'.C22</svg:desc>
                </draw:g>
              </table:table-cell>
              <table:table-cell office:value-type="float" office:value="0.1">
                <text:p>0.1</text:p>
                <draw:g>
                  <svg:desc>'Glucose and Prop 1'.D2:'Glucose and Prop 1'.D22</svg:desc>
                </draw:g>
              </table:table-cell>
              <table:table-cell office:value-type="float" office:value="0.6">
                <text:p>0.6</text:p>
                <draw:g>
                  <svg:desc>'Glucose and Prop 1'.E2:'Glucose and Prop 1'.E22</svg:desc>
                </draw:g>
              </table:table-cell>
              <table:table-cell office:value-type="float" office:value="8">
                <text:p>8</text:p>
                <draw:g>
                  <svg:desc>'Glucose and Prop 1'.F2:'Glucose and Prop 1'.F22</svg:desc>
                </draw:g>
              </table:table-cell>
              <table:table-cell office:value-type="float" office:value="10">
                <text:p>10</text:p>
                <draw:g>
                  <svg:desc>'Glucose and Prop 1'.G2:'Glucose and Prop 1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.03">
                <text:p>5.03</text:p>
              </table:table-cell>
              <table:table-cell office:value-type="float" office:value="11.111">
                <text:p>11.111</text:p>
              </table:table-cell>
              <table:table-cell office:value-type="float" office:value="0.08">
                <text:p>0.08</text:p>
              </table:table-cell>
              <table:table-cell office:value-type="float" office:value="0.670441443163789">
                <text:p>0.670441443163789</text:p>
              </table:table-cell>
              <table:table-cell office:value-type="float" office:value="7.87995350726505">
                <text:p>7.87995350726505</text:p>
              </table:table-cell>
              <table:table-cell office:value-type="float" office:value="9.99733377306148">
                <text:p>9.99733377306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8675">
                <text:p>4.8675</text:p>
              </table:table-cell>
              <table:table-cell office:value-type="float" office:value="10.952">
                <text:p>10.952</text:p>
              </table:table-cell>
              <table:table-cell office:value-type="float" office:value="0.107">
                <text:p>0.107</text:p>
              </table:table-cell>
              <table:table-cell office:value-type="float" office:value="0.749358103198927">
                <text:p>0.749358103198927</text:p>
              </table:table-cell>
              <table:table-cell office:value-type="float" office:value="7.745463527644">
                <text:p>7.745463527644</text:p>
              </table:table-cell>
              <table:table-cell office:value-type="float" office:value="9.99434675696082">
                <text:p>9.99434675696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8125">
                <text:p>4.8125</text:p>
              </table:table-cell>
              <table:table-cell office:value-type="float" office:value="11.003">
                <text:p>11.003</text:p>
              </table:table-cell>
              <table:table-cell office:value-type="float" office:value="0.215">
                <text:p>0.215</text:p>
              </table:table-cell>
              <table:table-cell office:value-type="float" office:value="0.838484722060955">
                <text:p>0.838484722060955</text:p>
              </table:table-cell>
              <table:table-cell office:value-type="float" office:value="7.59357370933301">
                <text:p>7.59357370933301</text:p>
              </table:table-cell>
              <table:table-cell office:value-type="float" office:value="9.99097329126397">
                <text:p>9.99097329126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.5115">
                <text:p>4.5115</text:p>
              </table:table-cell>
              <table:table-cell office:value-type="float" office:value="10.119">
                <text:p>10.119</text:p>
              </table:table-cell>
              <table:table-cell office:value-type="float" office:value="0.272">
                <text:p>0.272</text:p>
              </table:table-cell>
              <table:table-cell office:value-type="float" office:value="0.937951171587394">
                <text:p>0.937951171587394</text:p>
              </table:table-cell>
              <table:table-cell office:value-type="float" office:value="7.42406272440496">
                <text:p>7.42406272440496</text:p>
              </table:table-cell>
              <table:table-cell office:value-type="float" office:value="9.98720846028811">
                <text:p>9.98720846028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053">
                <text:p>4.053</text:p>
              </table:table-cell>
              <table:table-cell office:value-type="float" office:value="10.545">
                <text:p>10.545</text:p>
              </table:table-cell>
              <table:table-cell office:value-type="float" office:value="0.359">
                <text:p>0.359</text:p>
              </table:table-cell>
              <table:table-cell office:value-type="float" office:value="1.0498976137758">
                <text:p>1.0498976137758</text:p>
              </table:table-cell>
              <table:table-cell office:value-type="float" office:value="7.23328330315393">
                <text:p>7.23328330315393</text:p>
              </table:table-cell>
              <table:table-cell office:value-type="float" office:value="9.98297125834521">
                <text:p>9.98297125834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.383">
                <text:p>3.383</text:p>
              </table:table-cell>
              <table:table-cell office:value-type="float" office:value="9.651">
                <text:p>9.651</text:p>
              </table:table-cell>
              <table:table-cell office:value-type="float" office:value="0.768">
                <text:p>0.768</text:p>
              </table:table-cell>
              <table:table-cell office:value-type="float" office:value="1.17410767603557">
                <text:p>1.17410767603557</text:p>
              </table:table-cell>
              <table:table-cell office:value-type="float" office:value="7.021604188318">
                <text:p>7.021604188318</text:p>
              </table:table-cell>
              <table:table-cell office:value-type="float" office:value="9.97826987519406">
                <text:p>9.97826987519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.2115">
                <text:p>3.2115</text:p>
              </table:table-cell>
              <table:table-cell office:value-type="float" office:value="9.408">
                <text:p>9.408</text:p>
              </table:table-cell>
              <table:table-cell office:value-type="float" office:value="1.5">
                <text:p>1.5</text:p>
              </table:table-cell>
              <table:table-cell office:value-type="float" office:value="1.31459283868393">
                <text:p>1.31459283868393</text:p>
              </table:table-cell>
              <table:table-cell office:value-type="float" office:value="6.78218900458843">
                <text:p>6.78218900458843</text:p>
              </table:table-cell>
              <table:table-cell office:value-type="float" office:value="9.97295247526168">
                <text:p>9.97295247526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.714">
                <text:p>2.714</text:p>
              </table:table-cell>
              <table:table-cell office:value-type="float" office:value="9.403">
                <text:p>9.403</text:p>
              </table:table-cell>
              <table:table-cell office:value-type="float" office:value="3.49">
                <text:p>3.49</text:p>
              </table:table-cell>
              <table:table-cell office:value-type="float" office:value="1.47080164053691">
                <text:p>1.47080164053691</text:p>
              </table:table-cell>
              <table:table-cell office:value-type="float" office:value="6.51597755356552">
                <text:p>6.51597755356552</text:p>
              </table:table-cell>
              <table:table-cell office:value-type="float" office:value="9.96703993149725">
                <text:p>9.96703993149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.4515">
                <text:p>2.4515</text:p>
              </table:table-cell>
              <table:table-cell office:value-type="float" office:value="8.838">
                <text:p>8.838</text:p>
              </table:table-cell>
              <table:table-cell office:value-type="float" office:value="4">
                <text:p>4</text:p>
              </table:table-cell>
              <table:table-cell office:value-type="float" office:value="1.64667543219584">
                <text:p>1.64667543219584</text:p>
              </table:table-cell>
              <table:table-cell office:value-type="float" office:value="6.21625297518684">
                <text:p>6.21625297518684</text:p>
              </table:table-cell>
              <table:table-cell office:value-type="float" office:value="9.96038306275578">
                <text:p>9.96038306275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.1515">
                <text:p>2.1515</text:p>
              </table:table-cell>
              <table:table-cell office:value-type="float" office:value="8.619">
                <text:p>8.619</text:p>
              </table:table-cell>
              <table:table-cell office:value-type="float" office:value="3.98">
                <text:p>3.98</text:p>
              </table:table-cell>
              <table:table-cell office:value-type="float" office:value="1.84258573184861">
                <text:p>1.84258573184861</text:p>
              </table:table-cell>
              <table:table-cell office:value-type="float" office:value="5.88238212717929">
                <text:p>5.88238212717929</text:p>
              </table:table-cell>
              <table:table-cell office:value-type="float" office:value="9.95296780697724">
                <text:p>9.95296780697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.9365">
                <text:p>1.9365</text:p>
              </table:table-cell>
              <table:table-cell office:value-type="float" office:value="7.801">
                <text:p>7.801</text:p>
              </table:table-cell>
              <table:table-cell office:value-type="float" office:value="3.98">
                <text:p>3.98</text:p>
              </table:table-cell>
              <table:table-cell office:value-type="float" office:value="2.06259214031158">
                <text:p>2.06259214031158</text:p>
              </table:table-cell>
              <table:table-cell office:value-type="float" office:value="5.50744662715295">
                <text:p>5.50744662715295</text:p>
              </table:table-cell>
              <table:table-cell office:value-type="float" office:value="9.94464050721525">
                <text:p>9.94464050721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.378">
                <text:p>1.378</text:p>
              </table:table-cell>
              <table:table-cell office:value-type="float" office:value="8.271">
                <text:p>8.271</text:p>
              </table:table-cell>
              <table:table-cell office:value-type="float" office:value="4.1">
                <text:p>4.1</text:p>
              </table:table-cell>
              <table:table-cell office:value-type="float" office:value="2.30694730909601">
                <text:p>2.30694730909601</text:p>
              </table:table-cell>
              <table:table-cell office:value-type="float" office:value="5.09101590573767">
                <text:p>5.09101590573767</text:p>
              </table:table-cell>
              <table:table-cell office:value-type="float" office:value="9.93539160054442">
                <text:p>9.93539160054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.198">
                <text:p>1.198</text:p>
              </table:table-cell>
              <table:table-cell office:value-type="float" office:value="8.085">
                <text:p>8.085</text:p>
              </table:table-cell>
              <table:table-cell office:value-type="float" office:value="4.12">
                <text:p>4.12</text:p>
              </table:table-cell>
              <table:table-cell office:value-type="float" office:value="2.57948432845127">
                <text:p>2.57948432845127</text:p>
              </table:table-cell>
              <table:table-cell office:value-type="float" office:value="4.62655760044764">
                <text:p>4.62655760044764</text:p>
              </table:table-cell>
              <table:table-cell office:value-type="float" office:value="9.9250760035022">
                <text:p>9.9250760035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.163">
                <text:p>1.163</text:p>
              </table:table-cell>
              <table:table-cell office:value-type="float" office:value="7.08">
                <text:p>7.08</text:p>
              </table:table-cell>
              <table:table-cell office:value-type="float" office:value="3.98">
                <text:p>3.98</text:p>
              </table:table-cell>
              <table:table-cell office:value-type="float" office:value="2.88324043804222">
                <text:p>2.88324043804222</text:p>
              </table:table-cell>
              <table:table-cell office:value-type="float" office:value="4.10889563945657">
                <text:p>4.10889563945657</text:p>
              </table:table-cell>
              <table:table-cell office:value-type="float" office:value="9.91357875577759">
                <text:p>9.91357875577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0.9015">
                <text:p>0.9015</text:p>
              </table:table-cell>
              <table:table-cell office:value-type="float" office:value="7.159">
                <text:p>7.159</text:p>
              </table:table-cell>
              <table:table-cell office:value-type="float" office:value="3.86">
                <text:p>3.86</text:p>
              </table:table-cell>
              <table:table-cell office:value-type="float" office:value="3.22231782784702">
                <text:p>3.22231782784702</text:p>
              </table:table-cell>
              <table:table-cell office:value-type="float" office:value="3.53103905981291">
                <text:p>3.53103905981291</text:p>
              </table:table-cell>
              <table:table-cell office:value-type="float" office:value="9.90074458841336">
                <text:p>9.90074458841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0.8575">
                <text:p>0.8575</text:p>
              </table:table-cell>
              <table:table-cell office:value-type="float" office:value="6.402">
                <text:p>6.402</text:p>
              </table:table-cell>
              <table:table-cell office:value-type="float" office:value="4.15">
                <text:p>4.15</text:p>
              </table:table-cell>
              <table:table-cell office:value-type="float" office:value="3.60122655883473">
                <text:p>3.60122655883473</text:p>
              </table:table-cell>
              <table:table-cell office:value-type="float" office:value="2.88530180374957">
                <text:p>2.88530180374957</text:p>
              </table:table-cell>
              <table:table-cell office:value-type="float" office:value="9.8864027944292">
                <text:p>9.8864027944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47969982645">
                <text:p>4.0247969982645</text:p>
              </table:table-cell>
              <table:table-cell office:value-type="float" office:value="2.16345194667727">
                <text:p>2.16345194667727</text:p>
              </table:table-cell>
              <table:table-cell office:value-type="float" office:value="9.87037054316847">
                <text:p>9.87037054316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9731502490328">
                <text:p>4.49731502490328</text:p>
              </table:table-cell>
              <table:table-cell office:value-type="float" office:value="1.35818548272744">
                <text:p>1.35818548272744</text:p>
              </table:table-cell>
              <table:table-cell office:value-type="float" office:value="9.85248561300551">
                <text:p>9.85248561300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339384949791">
                <text:p>5.02339384949791</text:p>
              </table:table-cell>
              <table:table-cell office:value-type="float" office:value="0.461640566010307">
                <text:p>0.461640566010307</text:p>
              </table:table-cell>
              <table:table-cell office:value-type="float" office:value="9.8325733927141">
                <text:p>9.8325733927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427746322508">
                <text:p>5.29427746322508</text:p>
              </table:table-cell>
              <table:table-cell office:value-type="float" office:value="-0.00000000105907086125">
                <text:p>-0.00000000105907086125</text:p>
              </table:table-cell>
              <table:table-cell office:value-type="float" office:value="9.82232037750479">
                <text:p>9.82232037750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2.956cm" style:legend-expansion="high" chart:style-name="ch2"/>
        <chart:plot-area chart:style-name="ch3" table:cell-range-address="Sheet3.A1:Sheet3.G52" chart:data-source-has-labels="row" svg:x="0.32cm" svg:y="0.18cm" svg:width="12.085cm" svg:height="8.64cm">
          <chart:coordinate-region svg:x="0.941cm" svg:y="0.379cm" svg:width="11.27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52" chart:label-cell-address="Sheet3.B1:Sheet3.B1" chart:class="chart:scatter">
            <chart:domain table:cell-range-address="Sheet3.A2:Sheet3.A52"/>
            <chart:data-point chart:repeated="51"/>
          </chart:series>
          <chart:series chart:style-name="ch7" chart:values-cell-range-address="Sheet3.C2:Sheet3.C52" chart:label-cell-address="Sheet3.C1:Sheet3.C1" chart:class="chart:scatter">
            <chart:data-point chart:repeated="51"/>
          </chart:series>
          <chart:series chart:style-name="ch8" chart:values-cell-range-address="Sheet3.D2:Sheet3.D52" chart:label-cell-address="Sheet3.D1:Sheet3.D1" chart:class="chart:scatter">
            <chart:data-point chart:repeated="51"/>
          </chart:series>
          <chart:series chart:style-name="ch9" chart:values-cell-range-address="Sheet3.E2:Sheet3.E52" chart:label-cell-address="Sheet3.E1:Sheet3.E1" chart:class="chart:scatter">
            <chart:data-point chart:repeated="51"/>
          </chart:series>
          <chart:series chart:style-name="ch10" chart:values-cell-range-address="Sheet3.F2:Sheet3.F52" chart:label-cell-address="Sheet3.F1:Sheet3.F1" chart:class="chart:scatter">
            <chart:data-point chart:repeated="51"/>
          </chart:series>
          <chart:series chart:style-name="ch11" chart:values-cell-range-address="Sheet3.G2:Sheet3.G52" chart:label-cell-address="Sheet3.G1:Sheet3.G1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lucose1</text:p>
                <draw:g>
                  <svg:desc>Sheet3.B1:Sheet3.B1</svg:desc>
                </draw:g>
              </table:table-cell>
              <table:table-cell office:value-type="string">
                <text:p>propanoate1</text:p>
                <draw:g>
                  <svg:desc>Sheet3.C1:Sheet3.C1</svg:desc>
                </draw:g>
              </table:table-cell>
              <table:table-cell office:value-type="string">
                <text:p>Biomass1</text:p>
                <draw:g>
                  <svg:desc>Sheet3.D1:Sheet3.D1</svg:desc>
                </draw:g>
              </table:table-cell>
              <table:table-cell office:value-type="string">
                <text:p>Biomass2</text:p>
                <draw:g>
                  <svg:desc>Sheet3.E1:Sheet3.E1</svg:desc>
                </draw:g>
              </table:table-cell>
              <table:table-cell office:value-type="string">
                <text:p>Glucose2</text:p>
                <draw:g>
                  <svg:desc>Sheet3.F1:Sheet3.F1</svg:desc>
                </draw:g>
              </table:table-cell>
              <table:table-cell office:value-type="string">
                <text:p>Propanoate2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52</svg:desc>
                </draw:g>
              </table:table-cell>
              <table:table-cell office:value-type="float" office:value="5.2875">
                <text:p>5.2875</text:p>
                <draw:g>
                  <svg:desc>Sheet3.B2:Sheet3.B52</svg:desc>
                </draw:g>
              </table:table-cell>
              <table:table-cell office:value-type="float" office:value="11.33">
                <text:p>11.33</text:p>
                <draw:g>
                  <svg:desc>Sheet3.C2:Sheet3.C52</svg:desc>
                </draw:g>
              </table:table-cell>
              <table:table-cell office:value-type="float" office:value="0.1">
                <text:p>0.1</text:p>
                <draw:g>
                  <svg:desc>Sheet3.D2:Sheet3.D52</svg:desc>
                </draw:g>
              </table:table-cell>
              <table:table-cell office:value-type="float" office:value="0.1">
                <text:p>0.1</text:p>
                <draw:g>
                  <svg:desc>Sheet3.E2:Sheet3.E52</svg:desc>
                </draw:g>
              </table:table-cell>
              <table:table-cell office:value-type="float" office:value="5.2">
                <text:p>5.2</text:p>
                <draw:g>
                  <svg:desc>Sheet3.F2:Sheet3.F52</svg:desc>
                </draw:g>
              </table:table-cell>
              <table:table-cell office:value-type="float" office:value="11.3">
                <text:p>11.3</text:p>
                <draw:g>
                  <svg:desc>Sheet3.G2:Sheet3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.03">
                <text:p>5.03</text:p>
              </table:table-cell>
              <table:table-cell office:value-type="float" office:value="11.111">
                <text:p>11.111</text:p>
              </table:table-cell>
              <table:table-cell office:value-type="float" office:value="0.08">
                <text:p>0.08</text:p>
              </table:table-cell>
              <table:table-cell office:value-type="float" office:value="0.11173800528992">
                <text:p>0.11173800528992</text:p>
              </table:table-cell>
              <table:table-cell office:value-type="float" office:value="5.17999606050826">
                <text:p>5.17999606050826</text:p>
              </table:table-cell>
              <table:table-cell office:value-type="float" office:value="11.2995557134479">
                <text:p>11.2995557134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8675">
                <text:p>4.8675</text:p>
              </table:table-cell>
              <table:table-cell office:value-type="float" office:value="10.952">
                <text:p>10.952</text:p>
              </table:table-cell>
              <table:table-cell office:value-type="float" office:value="0.107">
                <text:p>0.107</text:p>
              </table:table-cell>
              <table:table-cell office:value-type="float" office:value="0.124888054525703">
                <text:p>0.124888054525703</text:p>
              </table:table-cell>
              <table:table-cell office:value-type="float" office:value="5.15758571200962">
                <text:p>5.15758571200962</text:p>
              </table:table-cell>
              <table:table-cell office:value-type="float" office:value="11.2990579806653">
                <text:p>11.2990579806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8125">
                <text:p>4.8125</text:p>
              </table:table-cell>
              <table:table-cell office:value-type="float" office:value="11.003">
                <text:p>11.003</text:p>
              </table:table-cell>
              <table:table-cell office:value-type="float" office:value="0.215">
                <text:p>0.215</text:p>
              </table:table-cell>
              <table:table-cell office:value-type="float" office:value="0.139739154976778">
                <text:p>0.139739154976778</text:p>
              </table:table-cell>
              <table:table-cell office:value-type="float" office:value="5.13227642755528">
                <text:p>5.13227642755528</text:p>
              </table:table-cell>
              <table:table-cell office:value-type="float" office:value="11.298495862652">
                <text:p>11.298495862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.5115">
                <text:p>4.5115</text:p>
              </table:table-cell>
              <table:table-cell office:value-type="float" office:value="10.119">
                <text:p>10.119</text:p>
              </table:table-cell>
              <table:table-cell office:value-type="float" office:value="0.272">
                <text:p>0.272</text:p>
              </table:table-cell>
              <table:table-cell office:value-type="float" office:value="0.156312943310364">
                <text:p>0.156312943310364</text:p>
              </table:table-cell>
              <table:table-cell office:value-type="float" office:value="5.10403133388007">
                <text:p>5.10403133388007</text:p>
              </table:table-cell>
              <table:table-cell office:value-type="float" office:value="11.2978685404543">
                <text:p>11.2978685404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053">
                <text:p>4.053</text:p>
              </table:table-cell>
              <table:table-cell office:value-type="float" office:value="10.545">
                <text:p>10.545</text:p>
              </table:table-cell>
              <table:table-cell office:value-type="float" office:value="0.359">
                <text:p>0.359</text:p>
              </table:table-cell>
              <table:table-cell office:value-type="float" office:value="0.175019351638448">
                <text:p>0.175019351638448</text:p>
              </table:table-cell>
              <table:table-cell office:value-type="float" office:value="5.07215182360041">
                <text:p>5.07215182360041</text:p>
              </table:table-cell>
              <table:table-cell office:value-type="float" office:value="11.2971604980355">
                <text:p>11.2971604980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.383">
                <text:p>3.383</text:p>
              </table:table-cell>
              <table:table-cell office:value-type="float" office:value="9.651">
                <text:p>9.651</text:p>
              </table:table-cell>
              <table:table-cell office:value-type="float" office:value="0.768">
                <text:p>0.768</text:p>
              </table:table-cell>
              <table:table-cell office:value-type="float" office:value="0.195783321926946">
                <text:p>0.195783321926946</text:p>
              </table:table-cell>
              <table:table-cell office:value-type="float" office:value="5.03676581081542">
                <text:p>5.03676581081542</text:p>
              </table:table-cell>
              <table:table-cell office:value-type="float" office:value="11.2963745763614">
                <text:p>11.2963745763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.2115">
                <text:p>3.2115</text:p>
              </table:table-cell>
              <table:table-cell office:value-type="float" office:value="9.408">
                <text:p>9.408</text:p>
              </table:table-cell>
              <table:table-cell office:value-type="float" office:value="1.5">
                <text:p>1.5</text:p>
              </table:table-cell>
              <table:table-cell office:value-type="float" office:value="0.219210759656622">
                <text:p>0.219210759656622</text:p>
              </table:table-cell>
              <table:table-cell office:value-type="float" office:value="4.99684070981096">
                <text:p>4.99684070981096</text:p>
              </table:table-cell>
              <table:table-cell office:value-type="float" office:value="11.2954878417522">
                <text:p>11.2954878417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.714">
                <text:p>2.714</text:p>
              </table:table-cell>
              <table:table-cell office:value-type="float" office:value="9.403">
                <text:p>9.403</text:p>
              </table:table-cell>
              <table:table-cell office:value-type="float" office:value="3.49">
                <text:p>3.49</text:p>
              </table:table-cell>
              <table:table-cell office:value-type="float" office:value="0.24524758824756">
                <text:p>0.24524758824756</text:p>
              </table:table-cell>
              <table:table-cell office:value-type="float" office:value="4.95246867803677">
                <text:p>4.95246867803677</text:p>
              </table:table-cell>
              <table:table-cell office:value-type="float" office:value="11.2945023410205">
                <text:p>11.2945023410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.4515">
                <text:p>2.4515</text:p>
              </table:table-cell>
              <table:table-cell office:value-type="float" office:value="8.838">
                <text:p>8.838</text:p>
              </table:table-cell>
              <table:table-cell office:value-type="float" office:value="4">
                <text:p>4</text:p>
              </table:table-cell>
              <table:table-cell office:value-type="float" office:value="0.274578285043523">
                <text:p>0.274578285043523</text:p>
              </table:table-cell>
              <table:table-cell office:value-type="float" office:value="4.9024832274031">
                <text:p>4.9024832274031</text:p>
              </table:table-cell>
              <table:table-cell office:value-type="float" office:value="11.2933921665208">
                <text:p>11.2933921665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.1515">
                <text:p>2.1515</text:p>
              </table:table-cell>
              <table:table-cell office:value-type="float" office:value="8.619">
                <text:p>8.619</text:p>
              </table:table-cell>
              <table:table-cell office:value-type="float" office:value="3.98">
                <text:p>3.98</text:p>
              </table:table-cell>
              <table:table-cell office:value-type="float" office:value="0.307218774755796">
                <text:p>0.307218774755796</text:p>
              </table:table-cell>
              <table:table-cell office:value-type="float" office:value="4.8468572189751">
                <text:p>4.8468572189751</text:p>
              </table:table-cell>
              <table:table-cell office:value-type="float" office:value="11.2921567154986">
                <text:p>11.2921567154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.9365">
                <text:p>1.9365</text:p>
              </table:table-cell>
              <table:table-cell office:value-type="float" office:value="7.801">
                <text:p>7.801</text:p>
              </table:table-cell>
              <table:table-cell office:value-type="float" office:value="3.98">
                <text:p>3.98</text:p>
              </table:table-cell>
              <table:table-cell office:value-type="float" office:value="0.343765183771811">
                <text:p>0.343765183771811</text:p>
              </table:table-cell>
              <table:table-cell office:value-type="float" office:value="4.78457473259519">
                <text:p>4.78457473259519</text:p>
              </table:table-cell>
              <table:table-cell office:value-type="float" office:value="11.2907734244153">
                <text:p>11.2907734244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.378">
                <text:p>1.378</text:p>
              </table:table-cell>
              <table:table-cell office:value-type="float" office:value="8.271">
                <text:p>8.271</text:p>
              </table:table-cell>
              <table:table-cell office:value-type="float" office:value="4.1">
                <text:p>4.1</text:p>
              </table:table-cell>
              <table:table-cell office:value-type="float" office:value="0.384778523323191">
                <text:p>0.384778523323191</text:p>
              </table:table-cell>
              <table:table-cell office:value-type="float" office:value="4.71467969144671">
                <text:p>4.71467969144671</text:p>
              </table:table-cell>
              <table:table-cell office:value-type="float" office:value="11.2892210588498">
                <text:p>11.2892210588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.198">
                <text:p>1.198</text:p>
              </table:table-cell>
              <table:table-cell office:value-type="float" office:value="8.085">
                <text:p>8.085</text:p>
              </table:table-cell>
              <table:table-cell office:value-type="float" office:value="4.12">
                <text:p>4.12</text:p>
              </table:table-cell>
              <table:table-cell office:value-type="float" office:value="0.430556336343436">
                <text:p>0.430556336343436</text:p>
              </table:table-cell>
              <table:table-cell office:value-type="float" office:value="4.63666502207972">
                <text:p>4.63666502207972</text:p>
              </table:table-cell>
              <table:table-cell office:value-type="float" office:value="11.2874883567248">
                <text:p>11.2874883567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.163">
                <text:p>1.163</text:p>
              </table:table-cell>
              <table:table-cell office:value-type="float" office:value="7.08">
                <text:p>7.08</text:p>
              </table:table-cell>
              <table:table-cell office:value-type="float" office:value="3.98">
                <text:p>3.98</text:p>
              </table:table-cell>
              <table:table-cell office:value-type="float" office:value="0.481511227009427">
                <text:p>0.481511227009427</text:p>
              </table:table-cell>
              <table:table-cell office:value-type="float" office:value="4.54982756337061">
                <text:p>4.54982756337061</text:p>
              </table:table-cell>
              <table:table-cell office:value-type="float" office:value="11.2855597008648">
                <text:p>11.2855597008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0.9015">
                <text:p>0.9015</text:p>
              </table:table-cell>
              <table:table-cell office:value-type="float" office:value="7.159">
                <text:p>7.159</text:p>
              </table:table-cell>
              <table:table-cell office:value-type="float" office:value="3.86">
                <text:p>3.86</text:p>
              </table:table-cell>
              <table:table-cell office:value-type="float" office:value="0.538676997340872">
                <text:p>0.538676997340872</text:p>
              </table:table-cell>
              <table:table-cell office:value-type="float" office:value="4.45240550719801">
                <text:p>4.45240550719801</text:p>
              </table:table-cell>
              <table:table-cell office:value-type="float" office:value="11.2833959615946">
                <text:p>11.2833959615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0.8575">
                <text:p>0.8575</text:p>
              </table:table-cell>
              <table:table-cell office:value-type="float" office:value="6.402">
                <text:p>6.402</text:p>
              </table:table-cell>
              <table:table-cell office:value-type="float" office:value="4.15">
                <text:p>4.15</text:p>
              </table:table-cell>
              <table:table-cell office:value-type="float" office:value="0.602763141565386">
                <text:p>0.602763141565386</text:p>
              </table:table-cell>
              <table:table-cell office:value-type="float" office:value="4.34318973163289">
                <text:p>4.34318973163289</text:p>
              </table:table-cell>
              <table:table-cell office:value-type="float" office:value="11.2809702843733">
                <text:p>11.28097028437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143648511456">
                <text:p>0.674143648511456</text:p>
              </table:table-cell>
              <table:table-cell office:value-type="float" office:value="4.22154288392998">
                <text:p>4.22154288392998</text:p>
              </table:table-cell>
              <table:table-cell office:value-type="float" office:value="11.2782685136265">
                <text:p>11.2782685136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40433779947">
                <text:p>0.75340433779947</text:p>
              </table:table-cell>
              <table:table-cell office:value-type="float" office:value="4.08646660875122">
                <text:p>4.08646660875122</text:p>
              </table:table-cell>
              <table:table-cell office:value-type="float" office:value="11.2752684759292">
                <text:p>11.2752684759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3002966224771">
                <text:p>0.843002966224771</text:p>
              </table:table-cell>
              <table:table-cell office:value-type="float" office:value="3.93377239050088">
                <text:p>3.93377239050088</text:p>
              </table:table-cell>
              <table:table-cell office:value-type="float" office:value="11.2718771445476">
                <text:p>11.2718771445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033185852761">
                <text:p>0.943033185852761</text:p>
              </table:table-cell>
              <table:table-cell office:value-type="float" office:value="3.76330062708278">
                <text:p>3.76330062708278</text:p>
              </table:table-cell>
              <table:table-cell office:value-type="float" office:value="11.2680909747268">
                <text:p>11.2680909747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433216928521">
                <text:p>1.05433216928521</text:p>
              </table:table-cell>
              <table:table-cell office:value-type="float" office:value="3.57362460674679">
                <text:p>3.57362460674679</text:p>
              </table:table-cell>
              <table:table-cell office:value-type="float" office:value="11.2638782792662">
                <text:p>11.2638782792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839709065309">
                <text:p>1.17839709065309</text:p>
              </table:table-cell>
              <table:table-cell office:value-type="float" office:value="3.36219284140061">
                <text:p>3.36219284140061</text:p>
              </table:table-cell>
              <table:table-cell office:value-type="float" office:value="11.2591823897355">
                <text:p>11.2591823897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815735743164">
                <text:p>1.31815735743164</text:p>
              </table:table-cell>
              <table:table-cell office:value-type="float" office:value="3.12401302711919">
                <text:p>3.12401302711919</text:p>
              </table:table-cell>
              <table:table-cell office:value-type="float" office:value="11.2538924273003">
                <text:p>11.2538924273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390751666405">
                <text:p>1.47390751666405</text:p>
              </table:table-cell>
              <table:table-cell office:value-type="float" office:value="2.85858319605671">
                <text:p>2.85858319605671</text:p>
              </table:table-cell>
              <table:table-cell office:value-type="float" office:value="11.2479972432783">
                <text:p>11.2479972432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694051092427">
                <text:p>1.64694051092427</text:p>
              </table:table-cell>
              <table:table-cell office:value-type="float" office:value="2.56369991207759">
                <text:p>2.56369991207759</text:p>
              </table:table-cell>
              <table:table-cell office:value-type="float" office:value="11.241447899457">
                <text:p>11.2414478994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178070374261">
                <text:p>1.84178070374261</text:p>
              </table:table-cell>
              <table:table-cell office:value-type="float" office:value="2.23165274295218">
                <text:p>2.23165274295218</text:p>
              </table:table-cell>
              <table:table-cell office:value-type="float" office:value="11.2340731475004">
                <text:p>11.2340731475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911693826229">
                <text:p>2.05911693826229</text:p>
              </table:table-cell>
              <table:table-cell office:value-type="float" office:value="1.86126776038384">
                <text:p>1.86126776038384</text:p>
              </table:table-cell>
              <table:table-cell office:value-type="float" office:value="11.2258469145164">
                <text:p>11.2258469145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076482611293">
                <text:p>2.30076482611293</text:p>
              </table:table-cell>
              <table:table-cell office:value-type="float" office:value="1.44945079425741">
                <text:p>1.44945079425741</text:p>
              </table:table-cell>
              <table:table-cell office:value-type="float" office:value="11.2167004791328">
                <text:p>11.2167004791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040819290853">
                <text:p>2.57040819290853</text:p>
              </table:table-cell>
              <table:table-cell office:value-type="float" office:value="0.989923859271248">
                <text:p>0.989923859271248</text:p>
              </table:table-cell>
              <table:table-cell office:value-type="float" office:value="11.2064944075923">
                <text:p>11.2064944075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048645965419">
                <text:p>2.87048645965419</text:p>
              </table:table-cell>
              <table:table-cell office:value-type="float" office:value="0.47852968773163">
                <text:p>0.47852968773163</text:p>
              </table:table-cell>
              <table:table-cell office:value-type="float" office:value="11.1951363671756">
                <text:p>11.19513636717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3.703cm" style:legend-expansion="high" chart:style-name="ch2"/>
        <chart:plot-area chart:style-name="ch3" table:cell-range-address="Sheet3.E1:Sheet3.G52" chart:data-source-has-labels="row" svg:x="0.32cm" svg:y="0.18cm" svg:width="12.085cm" svg:height="8.64cm">
          <chart:coordinate-region svg:x="0.941cm" svg:y="0.379cm" svg:width="11.46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2:Sheet3.E52" chart:label-cell-address="Sheet3.E1:Sheet3.E1" chart:class="chart:line">
            <chart:data-point chart:repeated="51"/>
          </chart:series>
          <chart:series chart:style-name="ch7" chart:values-cell-range-address="Sheet3.F2:Sheet3.F52" chart:label-cell-address="Sheet3.F1:Sheet3.F1" chart:class="chart:line">
            <chart:data-point chart:repeated="51"/>
          </chart:series>
          <chart:series chart:style-name="ch8" chart:values-cell-range-address="Sheet3.G2:Sheet3.G52" chart:label-cell-address="Sheet3.G1:Sheet3.G1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omass2</text:p>
                <draw:g>
                  <svg:desc>Sheet3.E1:Sheet3.E1</svg:desc>
                </draw:g>
              </table:table-cell>
              <table:table-cell office:value-type="string">
                <text:p>Glucose2</text:p>
                <draw:g>
                  <svg:desc>Sheet3.F1:Sheet3.F1</svg:desc>
                </draw:g>
              </table:table-cell>
              <table:table-cell office:value-type="string">
                <text:p>Propanoate2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3.E2:Sheet3.E52</svg:desc>
                </draw:g>
              </table:table-cell>
              <table:table-cell office:value-type="float" office:value="5.2">
                <text:p>5.2</text:p>
                <draw:g>
                  <svg:desc>Sheet3.F2:Sheet3.F52</svg:desc>
                </draw:g>
              </table:table-cell>
              <table:table-cell office:value-type="float" office:value="11.3">
                <text:p>11.3</text:p>
                <draw:g>
                  <svg:desc>Sheet3.G2:Sheet3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173800528992">
                <text:p>0.11173800528992</text:p>
              </table:table-cell>
              <table:table-cell office:value-type="float" office:value="5.17999606050826">
                <text:p>5.17999606050826</text:p>
              </table:table-cell>
              <table:table-cell office:value-type="float" office:value="11.2995557134479">
                <text:p>11.2995557134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4888054525703">
                <text:p>0.124888054525703</text:p>
              </table:table-cell>
              <table:table-cell office:value-type="float" office:value="5.15758571200962">
                <text:p>5.15758571200962</text:p>
              </table:table-cell>
              <table:table-cell office:value-type="float" office:value="11.2990579806653">
                <text:p>11.2990579806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9739154976778">
                <text:p>0.139739154976778</text:p>
              </table:table-cell>
              <table:table-cell office:value-type="float" office:value="5.13227642755528">
                <text:p>5.13227642755528</text:p>
              </table:table-cell>
              <table:table-cell office:value-type="float" office:value="11.298495862652">
                <text:p>11.298495862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312943310364">
                <text:p>0.156312943310364</text:p>
              </table:table-cell>
              <table:table-cell office:value-type="float" office:value="5.10403133388007">
                <text:p>5.10403133388007</text:p>
              </table:table-cell>
              <table:table-cell office:value-type="float" office:value="11.2978685404543">
                <text:p>11.2978685404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5019351638448">
                <text:p>0.175019351638448</text:p>
              </table:table-cell>
              <table:table-cell office:value-type="float" office:value="5.07215182360041">
                <text:p>5.07215182360041</text:p>
              </table:table-cell>
              <table:table-cell office:value-type="float" office:value="11.2971604980355">
                <text:p>11.2971604980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5783321926946">
                <text:p>0.195783321926946</text:p>
              </table:table-cell>
              <table:table-cell office:value-type="float" office:value="5.03676581081542">
                <text:p>5.03676581081542</text:p>
              </table:table-cell>
              <table:table-cell office:value-type="float" office:value="11.2963745763614">
                <text:p>11.2963745763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9210759656622">
                <text:p>0.219210759656622</text:p>
              </table:table-cell>
              <table:table-cell office:value-type="float" office:value="4.99684070981096">
                <text:p>4.99684070981096</text:p>
              </table:table-cell>
              <table:table-cell office:value-type="float" office:value="11.2954878417522">
                <text:p>11.2954878417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524758824756">
                <text:p>0.24524758824756</text:p>
              </table:table-cell>
              <table:table-cell office:value-type="float" office:value="4.95246867803677">
                <text:p>4.95246867803677</text:p>
              </table:table-cell>
              <table:table-cell office:value-type="float" office:value="11.2945023410205">
                <text:p>11.2945023410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4578285043523">
                <text:p>0.274578285043523</text:p>
              </table:table-cell>
              <table:table-cell office:value-type="float" office:value="4.9024832274031">
                <text:p>4.9024832274031</text:p>
              </table:table-cell>
              <table:table-cell office:value-type="float" office:value="11.2933921665208">
                <text:p>11.2933921665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7218774755796">
                <text:p>0.307218774755796</text:p>
              </table:table-cell>
              <table:table-cell office:value-type="float" office:value="4.8468572189751">
                <text:p>4.8468572189751</text:p>
              </table:table-cell>
              <table:table-cell office:value-type="float" office:value="11.2921567154986">
                <text:p>11.2921567154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3765183771811">
                <text:p>0.343765183771811</text:p>
              </table:table-cell>
              <table:table-cell office:value-type="float" office:value="4.78457473259519">
                <text:p>4.78457473259519</text:p>
              </table:table-cell>
              <table:table-cell office:value-type="float" office:value="11.2907734244153">
                <text:p>11.2907734244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4778523323191">
                <text:p>0.384778523323191</text:p>
              </table:table-cell>
              <table:table-cell office:value-type="float" office:value="4.71467969144671">
                <text:p>4.71467969144671</text:p>
              </table:table-cell>
              <table:table-cell office:value-type="float" office:value="11.2892210588498">
                <text:p>11.2892210588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0556336343436">
                <text:p>0.430556336343436</text:p>
              </table:table-cell>
              <table:table-cell office:value-type="float" office:value="4.63666502207972">
                <text:p>4.63666502207972</text:p>
              </table:table-cell>
              <table:table-cell office:value-type="float" office:value="11.2874883567248">
                <text:p>11.2874883567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1511227009427">
                <text:p>0.481511227009427</text:p>
              </table:table-cell>
              <table:table-cell office:value-type="float" office:value="4.54982756337061">
                <text:p>4.54982756337061</text:p>
              </table:table-cell>
              <table:table-cell office:value-type="float" office:value="11.2855597008648">
                <text:p>11.2855597008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8676997340872">
                <text:p>0.538676997340872</text:p>
              </table:table-cell>
              <table:table-cell office:value-type="float" office:value="4.45240550719801">
                <text:p>4.45240550719801</text:p>
              </table:table-cell>
              <table:table-cell office:value-type="float" office:value="11.2833959615946">
                <text:p>11.2833959615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2763141565386">
                <text:p>0.602763141565386</text:p>
              </table:table-cell>
              <table:table-cell office:value-type="float" office:value="4.34318973163289">
                <text:p>4.34318973163289</text:p>
              </table:table-cell>
              <table:table-cell office:value-type="float" office:value="11.2809702843733">
                <text:p>11.28097028437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4143648511456">
                <text:p>0.674143648511456</text:p>
              </table:table-cell>
              <table:table-cell office:value-type="float" office:value="4.22154288392998">
                <text:p>4.22154288392998</text:p>
              </table:table-cell>
              <table:table-cell office:value-type="float" office:value="11.2782685136265">
                <text:p>11.2782685136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340433779947">
                <text:p>0.75340433779947</text:p>
              </table:table-cell>
              <table:table-cell office:value-type="float" office:value="4.08646660875122">
                <text:p>4.08646660875122</text:p>
              </table:table-cell>
              <table:table-cell office:value-type="float" office:value="11.2752684759292">
                <text:p>11.2752684759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3002966224771">
                <text:p>0.843002966224771</text:p>
              </table:table-cell>
              <table:table-cell office:value-type="float" office:value="3.93377239050088">
                <text:p>3.93377239050088</text:p>
              </table:table-cell>
              <table:table-cell office:value-type="float" office:value="11.2718771445476">
                <text:p>11.2718771445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3033185852761">
                <text:p>0.943033185852761</text:p>
              </table:table-cell>
              <table:table-cell office:value-type="float" office:value="3.76330062708278">
                <text:p>3.76330062708278</text:p>
              </table:table-cell>
              <table:table-cell office:value-type="float" office:value="11.2680909747268">
                <text:p>11.2680909747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433216928521">
                <text:p>1.05433216928521</text:p>
              </table:table-cell>
              <table:table-cell office:value-type="float" office:value="3.57362460674679">
                <text:p>3.57362460674679</text:p>
              </table:table-cell>
              <table:table-cell office:value-type="float" office:value="11.2638782792662">
                <text:p>11.2638782792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839709065309">
                <text:p>1.17839709065309</text:p>
              </table:table-cell>
              <table:table-cell office:value-type="float" office:value="3.36219284140061">
                <text:p>3.36219284140061</text:p>
              </table:table-cell>
              <table:table-cell office:value-type="float" office:value="11.2591823897355">
                <text:p>11.2591823897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1815735743164">
                <text:p>1.31815735743164</text:p>
              </table:table-cell>
              <table:table-cell office:value-type="float" office:value="3.12401302711919">
                <text:p>3.12401302711919</text:p>
              </table:table-cell>
              <table:table-cell office:value-type="float" office:value="11.2538924273003">
                <text:p>11.2538924273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7390751666405">
                <text:p>1.47390751666405</text:p>
              </table:table-cell>
              <table:table-cell office:value-type="float" office:value="2.85858319605671">
                <text:p>2.85858319605671</text:p>
              </table:table-cell>
              <table:table-cell office:value-type="float" office:value="11.2479972432783">
                <text:p>11.2479972432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694051092427">
                <text:p>1.64694051092427</text:p>
              </table:table-cell>
              <table:table-cell office:value-type="float" office:value="2.56369991207759">
                <text:p>2.56369991207759</text:p>
              </table:table-cell>
              <table:table-cell office:value-type="float" office:value="11.241447899457">
                <text:p>11.2414478994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4178070374261">
                <text:p>1.84178070374261</text:p>
              </table:table-cell>
              <table:table-cell office:value-type="float" office:value="2.23165274295218">
                <text:p>2.23165274295218</text:p>
              </table:table-cell>
              <table:table-cell office:value-type="float" office:value="11.2340731475004">
                <text:p>11.2340731475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911693826229">
                <text:p>2.05911693826229</text:p>
              </table:table-cell>
              <table:table-cell office:value-type="float" office:value="1.86126776038384">
                <text:p>1.86126776038384</text:p>
              </table:table-cell>
              <table:table-cell office:value-type="float" office:value="11.2258469145164">
                <text:p>11.2258469145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076482611293">
                <text:p>2.30076482611293</text:p>
              </table:table-cell>
              <table:table-cell office:value-type="float" office:value="1.44945079425741">
                <text:p>1.44945079425741</text:p>
              </table:table-cell>
              <table:table-cell office:value-type="float" office:value="11.2167004791328">
                <text:p>11.2167004791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7040819290853">
                <text:p>2.57040819290853</text:p>
              </table:table-cell>
              <table:table-cell office:value-type="float" office:value="0.989923859271248">
                <text:p>0.989923859271248</text:p>
              </table:table-cell>
              <table:table-cell office:value-type="float" office:value="11.2064944075923">
                <text:p>11.2064944075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7048645965419">
                <text:p>2.87048645965419</text:p>
              </table:table-cell>
              <table:table-cell office:value-type="float" office:value="0.47852968773163">
                <text:p>0.47852968773163</text:p>
              </table:table-cell>
              <table:table-cell office:value-type="float" office:value="11.1951363671756">
                <text:p>11.19513636717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2.209cm" style:legend-expansion="high" chart:style-name="ch2"/>
        <chart:plot-area chart:style-name="ch3" table:cell-range-address="Sheet3.A1:Sheet3.J52" chart:data-source-has-labels="row" svg:x="0.32cm" svg:y="0.18cm" svg:width="12.085cm" svg:height="8.64cm">
          <chart:coordinate-region svg:x="0.941cm" svg:y="0.379cm" svg:width="11.27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52" chart:label-cell-address="Sheet3.B1:Sheet3.B1" chart:class="chart:scatter">
            <chart:domain table:cell-range-address="Sheet3.A2:Sheet3.A52"/>
            <chart:data-point chart:repeated="51"/>
          </chart:series>
          <chart:series chart:style-name="ch8" chart:values-cell-range-address="Sheet3.C2:Sheet3.C52" chart:label-cell-address="Sheet3.C1:Sheet3.C1" chart:class="chart:scatter">
            <chart:data-point chart:repeated="51"/>
          </chart:series>
          <chart:series chart:style-name="ch9" chart:values-cell-range-address="Sheet3.D2:Sheet3.D52" chart:label-cell-address="Sheet3.D1:Sheet3.D1" chart:class="chart:scatter">
            <chart:data-point chart:repeated="51"/>
          </chart:series>
          <chart:series chart:style-name="ch10" chart:values-cell-range-address="Sheet3.E2:Sheet3.E52" chart:label-cell-address="Sheet3.E1:Sheet3.E1" chart:class="chart:scatter">
            <chart:data-point chart:repeated="51"/>
          </chart:series>
          <chart:series chart:style-name="ch11" chart:values-cell-range-address="Sheet3.F2:Sheet3.F52" chart:label-cell-address="Sheet3.F1:Sheet3.F1" chart:class="chart:scatter">
            <chart:data-point chart:repeated="51"/>
          </chart:series>
          <chart:series chart:style-name="ch12" chart:values-cell-range-address="Sheet3.G2:Sheet3.G52" chart:label-cell-address="Sheet3.G1:Sheet3.G1" chart:class="chart:scatter">
            <chart:data-point chart:repeated="51"/>
          </chart:series>
          <chart:series chart:style-name="ch13" chart:values-cell-range-address="Sheet3.H2:Sheet3.H52" chart:label-cell-address="Sheet3.H1:Sheet3.H1" chart:class="chart:scatter">
            <chart:data-point chart:repeated="51"/>
          </chart:series>
          <chart:series chart:style-name="ch14" chart:values-cell-range-address="Sheet3.I2:Sheet3.I52" chart:label-cell-address="Sheet3.I1:Sheet3.I1" chart:class="chart:scatter">
            <chart:data-point chart:repeated="51"/>
          </chart:series>
          <chart:series chart:style-name="ch15" chart:values-cell-range-address="Sheet3.J2:Sheet3.J52" chart:label-cell-address="Sheet3.J1:Sheet3.J1" chart:class="chart:scatter">
            <chart:data-point chart:repeated="5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lucose1</text:p>
                <draw:g>
                  <svg:desc>Sheet3.B1:Sheet3.B1</svg:desc>
                </draw:g>
              </table:table-cell>
              <table:table-cell office:value-type="string">
                <text:p>propanoate1</text:p>
                <draw:g>
                  <svg:desc>Sheet3.C1:Sheet3.C1</svg:desc>
                </draw:g>
              </table:table-cell>
              <table:table-cell office:value-type="string">
                <text:p>Biomass1</text:p>
                <draw:g>
                  <svg:desc>Sheet3.D1:Sheet3.D1</svg:desc>
                </draw:g>
              </table:table-cell>
              <table:table-cell office:value-type="string">
                <text:p>Biomass2</text:p>
                <draw:g>
                  <svg:desc>Sheet3.E1:Sheet3.E1</svg:desc>
                </draw:g>
              </table:table-cell>
              <table:table-cell office:value-type="string">
                <text:p>Glucose2</text:p>
                <draw:g>
                  <svg:desc>Sheet3.F1:Sheet3.F1</svg:desc>
                </draw:g>
              </table:table-cell>
              <table:table-cell office:value-type="string">
                <text:p>Propanoate2</text:p>
                <draw:g>
                  <svg:desc>Sheet3.G1:Sheet3.G1</svg:desc>
                </draw:g>
              </table:table-cell>
              <table:table-cell office:value-type="string">
                <text:p>Biomass3</text:p>
                <draw:g>
                  <svg:desc>Sheet3.H1:Sheet3.H1</svg:desc>
                </draw:g>
              </table:table-cell>
              <table:table-cell office:value-type="string">
                <text:p>Glucose3</text:p>
                <draw:g>
                  <svg:desc>Sheet3.I1:Sheet3.I1</svg:desc>
                </draw:g>
              </table:table-cell>
              <table:table-cell office:value-type="string">
                <text:p>Propanoate3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52</svg:desc>
                </draw:g>
              </table:table-cell>
              <table:table-cell office:value-type="float" office:value="5.2875">
                <text:p>5.2875</text:p>
                <draw:g>
                  <svg:desc>Sheet3.B2:Sheet3.B52</svg:desc>
                </draw:g>
              </table:table-cell>
              <table:table-cell office:value-type="float" office:value="11.33">
                <text:p>11.33</text:p>
                <draw:g>
                  <svg:desc>Sheet3.C2:Sheet3.C52</svg:desc>
                </draw:g>
              </table:table-cell>
              <table:table-cell office:value-type="float" office:value="0.1">
                <text:p>0.1</text:p>
                <draw:g>
                  <svg:desc>Sheet3.D2:Sheet3.D52</svg:desc>
                </draw:g>
              </table:table-cell>
              <table:table-cell office:value-type="float" office:value="0.1">
                <text:p>0.1</text:p>
                <draw:g>
                  <svg:desc>Sheet3.E2:Sheet3.E52</svg:desc>
                </draw:g>
              </table:table-cell>
              <table:table-cell office:value-type="float" office:value="5.2">
                <text:p>5.2</text:p>
                <draw:g>
                  <svg:desc>Sheet3.F2:Sheet3.F52</svg:desc>
                </draw:g>
              </table:table-cell>
              <table:table-cell office:value-type="float" office:value="11.3">
                <text:p>11.3</text:p>
                <draw:g>
                  <svg:desc>Sheet3.G2:Sheet3.G52</svg:desc>
                </draw:g>
              </table:table-cell>
              <table:table-cell office:value-type="float" office:value="0.1">
                <text:p>0.1</text:p>
                <draw:g>
                  <svg:desc>Sheet3.H2:Sheet3.H52</svg:desc>
                </draw:g>
              </table:table-cell>
              <table:table-cell office:value-type="float" office:value="5.2">
                <text:p>5.2</text:p>
                <draw:g>
                  <svg:desc>Sheet3.I2:Sheet3.I52</svg:desc>
                </draw:g>
              </table:table-cell>
              <table:table-cell office:value-type="float" office:value="11.3">
                <text:p>11.3</text:p>
                <draw:g>
                  <svg:desc>Sheet3.J2:Sheet3.J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.03">
                <text:p>5.03</text:p>
              </table:table-cell>
              <table:table-cell office:value-type="float" office:value="11.111">
                <text:p>11.111</text:p>
              </table:table-cell>
              <table:table-cell office:value-type="float" office:value="0.08">
                <text:p>0.08</text:p>
              </table:table-cell>
              <table:table-cell office:value-type="float" office:value="0.11173800528992">
                <text:p>0.11173800528992</text:p>
              </table:table-cell>
              <table:table-cell office:value-type="float" office:value="5.17999606050826">
                <text:p>5.17999606050826</text:p>
              </table:table-cell>
              <table:table-cell office:value-type="float" office:value="11.2995557134479">
                <text:p>11.2995557134479</text:p>
              </table:table-cell>
              <table:table-cell office:value-type="float" office:value="0.111132107654763">
                <text:p>0.111132107654763</text:p>
              </table:table-cell>
              <table:table-cell office:value-type="float" office:value="5.1810286328519">
                <text:p>5.1810286328519</text:p>
              </table:table-cell>
              <table:table-cell office:value-type="float" office:value="11.2995786468309">
                <text:p>11.2995786468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8675">
                <text:p>4.8675</text:p>
              </table:table-cell>
              <table:table-cell office:value-type="float" office:value="10.952">
                <text:p>10.952</text:p>
              </table:table-cell>
              <table:table-cell office:value-type="float" office:value="0.107">
                <text:p>0.107</text:p>
              </table:table-cell>
              <table:table-cell office:value-type="float" office:value="0.124888054525703">
                <text:p>0.124888054525703</text:p>
              </table:table-cell>
              <table:table-cell office:value-type="float" office:value="5.15758571200962">
                <text:p>5.15758571200962</text:p>
              </table:table-cell>
              <table:table-cell office:value-type="float" office:value="11.2990579806653">
                <text:p>11.2990579806653</text:p>
              </table:table-cell>
              <table:table-cell office:value-type="float" office:value="0.12352988112765">
                <text:p>0.12352988112765</text:p>
              </table:table-cell>
              <table:table-cell office:value-type="float" office:value="5.15990031468724">
                <text:p>5.15990031468724</text:p>
              </table:table-cell>
              <table:table-cell office:value-type="float" office:value="11.2991093878816">
                <text:p>11.2991093878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8125">
                <text:p>4.8125</text:p>
              </table:table-cell>
              <table:table-cell office:value-type="float" office:value="11.003">
                <text:p>11.003</text:p>
              </table:table-cell>
              <table:table-cell office:value-type="float" office:value="0.215">
                <text:p>0.215</text:p>
              </table:table-cell>
              <table:table-cell office:value-type="float" office:value="0.139739154976778">
                <text:p>0.139739154976778</text:p>
              </table:table-cell>
              <table:table-cell office:value-type="float" office:value="5.13227642755528">
                <text:p>5.13227642755528</text:p>
              </table:table-cell>
              <table:table-cell office:value-type="float" office:value="11.298495862652">
                <text:p>11.298495862652</text:p>
              </table:table-cell>
              <table:table-cell office:value-type="float" office:value="0.13743569137968">
                <text:p>0.13743569137968</text:p>
              </table:table-cell>
              <table:table-cell office:value-type="float" office:value="5.13620199627669">
                <text:p>5.13620199627669</text:p>
              </table:table-cell>
              <table:table-cell office:value-type="float" office:value="11.298583049348">
                <text:p>11.298583049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.5115">
                <text:p>4.5115</text:p>
              </table:table-cell>
              <table:table-cell office:value-type="float" office:value="10.119">
                <text:p>10.119</text:p>
              </table:table-cell>
              <table:table-cell office:value-type="float" office:value="0.272">
                <text:p>0.272</text:p>
              </table:table-cell>
              <table:table-cell office:value-type="float" office:value="0.156312943310364">
                <text:p>0.156312943310364</text:p>
              </table:table-cell>
              <table:table-cell office:value-type="float" office:value="5.10403133388007">
                <text:p>5.10403133388007</text:p>
              </table:table-cell>
              <table:table-cell office:value-type="float" office:value="11.2978685404543">
                <text:p>11.2978685404543</text:p>
              </table:table-cell>
              <table:table-cell office:value-type="float" office:value="0.152867651314139">
                <text:p>0.152867651314139</text:p>
              </table:table-cell>
              <table:table-cell office:value-type="float" office:value="5.10990280956283">
                <text:p>5.10990280956283</text:p>
              </table:table-cell>
              <table:table-cell office:value-type="float" office:value="11.2979989456522">
                <text:p>11.2979989456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053">
                <text:p>4.053</text:p>
              </table:table-cell>
              <table:table-cell office:value-type="float" office:value="10.545">
                <text:p>10.545</text:p>
              </table:table-cell>
              <table:table-cell office:value-type="float" office:value="0.359">
                <text:p>0.359</text:p>
              </table:table-cell>
              <table:table-cell office:value-type="float" office:value="0.175019351638448">
                <text:p>0.175019351638448</text:p>
              </table:table-cell>
              <table:table-cell office:value-type="float" office:value="5.07215182360041">
                <text:p>5.07215182360041</text:p>
              </table:table-cell>
              <table:table-cell office:value-type="float" office:value="11.2971604980355">
                <text:p>11.2971604980355</text:p>
              </table:table-cell>
              <table:table-cell office:value-type="float" office:value="0.170164794671592">
                <text:p>0.170164794671592</text:p>
              </table:table-cell>
              <table:table-cell office:value-type="float" office:value="5.08042497235317">
                <text:p>5.08042497235317</text:p>
              </table:table-cell>
              <table:table-cell office:value-type="float" office:value="11.2973442442788">
                <text:p>11.2973442442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.383">
                <text:p>3.383</text:p>
              </table:table-cell>
              <table:table-cell office:value-type="float" office:value="9.651">
                <text:p>9.651</text:p>
              </table:table-cell>
              <table:table-cell office:value-type="float" office:value="0.768">
                <text:p>0.768</text:p>
              </table:table-cell>
              <table:table-cell office:value-type="float" office:value="0.195783321926946">
                <text:p>0.195783321926946</text:p>
              </table:table-cell>
              <table:table-cell office:value-type="float" office:value="5.03676581081542">
                <text:p>5.03676581081542</text:p>
              </table:table-cell>
              <table:table-cell office:value-type="float" office:value="11.2963745763614">
                <text:p>11.2963745763614</text:p>
              </table:table-cell>
              <table:table-cell office:value-type="float" office:value="0.189265033017996">
                <text:p>0.189265033017996</text:p>
              </table:table-cell>
              <table:table-cell office:value-type="float" office:value="5.04787429592032">
                <text:p>5.04787429592032</text:p>
              </table:table-cell>
              <table:table-cell office:value-type="float" office:value="11.2966212952914">
                <text:p>11.2966212952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.2115">
                <text:p>3.2115</text:p>
              </table:table-cell>
              <table:table-cell office:value-type="float" office:value="9.408">
                <text:p>9.408</text:p>
              </table:table-cell>
              <table:table-cell office:value-type="float" office:value="1.5">
                <text:p>1.5</text:p>
              </table:table-cell>
              <table:table-cell office:value-type="float" office:value="0.219210759656622">
                <text:p>0.219210759656622</text:p>
              </table:table-cell>
              <table:table-cell office:value-type="float" office:value="4.99684070981096">
                <text:p>4.99684070981096</text:p>
              </table:table-cell>
              <table:table-cell office:value-type="float" office:value="11.2954878417522">
                <text:p>11.2954878417522</text:p>
              </table:table-cell>
              <table:table-cell office:value-type="float" office:value="0.210663129114938">
                <text:p>0.210663129114938</text:p>
              </table:table-cell>
              <table:table-cell office:value-type="float" office:value="5.01140760426452">
                <text:p>5.01140760426452</text:p>
              </table:table-cell>
              <table:table-cell office:value-type="float" office:value="11.2958113717906">
                <text:p>11.2958113717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.714">
                <text:p>2.714</text:p>
              </table:table-cell>
              <table:table-cell office:value-type="float" office:value="9.403">
                <text:p>9.403</text:p>
              </table:table-cell>
              <table:table-cell office:value-type="float" office:value="3.49">
                <text:p>3.49</text:p>
              </table:table-cell>
              <table:table-cell office:value-type="float" office:value="0.24524758824756">
                <text:p>0.24524758824756</text:p>
              </table:table-cell>
              <table:table-cell office:value-type="float" office:value="4.95246867803677">
                <text:p>4.95246867803677</text:p>
              </table:table-cell>
              <table:table-cell office:value-type="float" office:value="11.2945023410205">
                <text:p>11.2945023410205</text:p>
              </table:table-cell>
              <table:table-cell office:value-type="float" office:value="0.234314899307474">
                <text:p>0.234314899307474</text:p>
              </table:table-cell>
              <table:table-cell office:value-type="float" office:value="4.97110019528675">
                <text:p>4.97110019528675</text:p>
              </table:table-cell>
              <table:table-cell office:value-type="float" office:value="11.2949161461393">
                <text:p>11.2949161461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.4515">
                <text:p>2.4515</text:p>
              </table:table-cell>
              <table:table-cell office:value-type="float" office:value="8.838">
                <text:p>8.838</text:p>
              </table:table-cell>
              <table:table-cell office:value-type="float" office:value="4">
                <text:p>4</text:p>
              </table:table-cell>
              <table:table-cell office:value-type="float" office:value="0.274578285043523">
                <text:p>0.274578285043523</text:p>
              </table:table-cell>
              <table:table-cell office:value-type="float" office:value="4.9024832274031">
                <text:p>4.9024832274031</text:p>
              </table:table-cell>
              <table:table-cell office:value-type="float" office:value="11.2933921665208">
                <text:p>11.2933921665208</text:p>
              </table:table-cell>
              <table:table-cell office:value-type="float" office:value="0.260768947012508">
                <text:p>0.260768947012508</text:p>
              </table:table-cell>
              <table:table-cell office:value-type="float" office:value="4.92601713760083">
                <text:p>4.92601713760083</text:p>
              </table:table-cell>
              <table:table-cell office:value-type="float" office:value="11.2939148535557">
                <text:p>11.2939148535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.1515">
                <text:p>2.1515</text:p>
              </table:table-cell>
              <table:table-cell office:value-type="float" office:value="8.619">
                <text:p>8.619</text:p>
              </table:table-cell>
              <table:table-cell office:value-type="float" office:value="3.98">
                <text:p>3.98</text:p>
              </table:table-cell>
              <table:table-cell office:value-type="float" office:value="0.307218774755796">
                <text:p>0.307218774755796</text:p>
              </table:table-cell>
              <table:table-cell office:value-type="float" office:value="4.8468572189751">
                <text:p>4.8468572189751</text:p>
              </table:table-cell>
              <table:table-cell office:value-type="float" office:value="11.2921567154986">
                <text:p>11.2921567154986</text:p>
              </table:table-cell>
              <table:table-cell office:value-type="float" office:value="0.29003805877805">
                <text:p>0.29003805877805</text:p>
              </table:table-cell>
              <table:table-cell office:value-type="float" office:value="4.87613664033801">
                <text:p>4.87613664033801</text:p>
              </table:table-cell>
              <table:table-cell office:value-type="float" office:value="11.2928070100654">
                <text:p>11.2928070100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.9365">
                <text:p>1.9365</text:p>
              </table:table-cell>
              <table:table-cell office:value-type="float" office:value="7.801">
                <text:p>7.801</text:p>
              </table:table-cell>
              <table:table-cell office:value-type="float" office:value="3.98">
                <text:p>3.98</text:p>
              </table:table-cell>
              <table:table-cell office:value-type="float" office:value="0.343765183771811">
                <text:p>0.343765183771811</text:p>
              </table:table-cell>
              <table:table-cell office:value-type="float" office:value="4.78457473259519">
                <text:p>4.78457473259519</text:p>
              </table:table-cell>
              <table:table-cell office:value-type="float" office:value="11.2907734244153">
                <text:p>11.2907734244153</text:p>
              </table:table-cell>
              <table:table-cell office:value-type="float" office:value="0.322582303959356">
                <text:p>0.322582303959356</text:p>
              </table:table-cell>
              <table:table-cell office:value-type="float" office:value="4.82067465209285">
                <text:p>4.82067465209285</text:p>
              </table:table-cell>
              <table:table-cell office:value-type="float" office:value="11.2915752019237">
                <text:p>11.2915752019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.378">
                <text:p>1.378</text:p>
              </table:table-cell>
              <table:table-cell office:value-type="float" office:value="8.271">
                <text:p>8.271</text:p>
              </table:table-cell>
              <table:table-cell office:value-type="float" office:value="4.1">
                <text:p>4.1</text:p>
              </table:table-cell>
              <table:table-cell office:value-type="float" office:value="0.384778523323191">
                <text:p>0.384778523323191</text:p>
              </table:table-cell>
              <table:table-cell office:value-type="float" office:value="4.71467969144671">
                <text:p>4.71467969144671</text:p>
              </table:table-cell>
              <table:table-cell office:value-type="float" office:value="11.2892210588498">
                <text:p>11.2892210588498</text:p>
              </table:table-cell>
              <table:table-cell office:value-type="float" office:value="0.358837510577018">
                <text:p>0.358837510577018</text:p>
              </table:table-cell>
              <table:table-cell office:value-type="float" office:value="4.75888843360621">
                <text:p>4.75888843360621</text:p>
              </table:table-cell>
              <table:table-cell office:value-type="float" office:value="11.2902029329269">
                <text:p>11.2902029329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.198">
                <text:p>1.198</text:p>
              </table:table-cell>
              <table:table-cell office:value-type="float" office:value="8.085">
                <text:p>8.085</text:p>
              </table:table-cell>
              <table:table-cell office:value-type="float" office:value="4.12">
                <text:p>4.12</text:p>
              </table:table-cell>
              <table:table-cell office:value-type="float" office:value="0.430556336343436">
                <text:p>0.430556336343436</text:p>
              </table:table-cell>
              <table:table-cell office:value-type="float" office:value="4.63666502207972">
                <text:p>4.63666502207972</text:p>
              </table:table-cell>
              <table:table-cell office:value-type="float" office:value="11.2874883567248">
                <text:p>11.2874883567248</text:p>
              </table:table-cell>
              <table:table-cell office:value-type="float" office:value="0.399034828277316">
                <text:p>0.399034828277316</text:p>
              </table:table-cell>
              <table:table-cell office:value-type="float" office:value="4.69038405904289">
                <text:p>4.69038405904289</text:p>
              </table:table-cell>
              <table:table-cell office:value-type="float" office:value="11.2886814540007">
                <text:p>11.288681454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.163">
                <text:p>1.163</text:p>
              </table:table-cell>
              <table:table-cell office:value-type="float" office:value="7.08">
                <text:p>7.08</text:p>
              </table:table-cell>
              <table:table-cell office:value-type="float" office:value="3.98">
                <text:p>3.98</text:p>
              </table:table-cell>
              <table:table-cell office:value-type="float" office:value="0.481511227009427">
                <text:p>0.481511227009427</text:p>
              </table:table-cell>
              <table:table-cell office:value-type="float" office:value="4.54982756337061">
                <text:p>4.54982756337061</text:p>
              </table:table-cell>
              <table:table-cell office:value-type="float" office:value="11.2855597008648">
                <text:p>11.2855597008648</text:p>
              </table:table-cell>
              <table:table-cell office:value-type="float" office:value="0.443494793355355">
                <text:p>0.443494793355355</text:p>
              </table:table-cell>
              <table:table-cell office:value-type="float" office:value="4.61461526960558">
                <text:p>4.61461526960558</text:p>
              </table:table-cell>
              <table:table-cell office:value-type="float" office:value="11.2869986327629">
                <text:p>11.2869986327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0.9015">
                <text:p>0.9015</text:p>
              </table:table-cell>
              <table:table-cell office:value-type="float" office:value="7.159">
                <text:p>7.159</text:p>
              </table:table-cell>
              <table:table-cell office:value-type="float" office:value="3.86">
                <text:p>3.86</text:p>
              </table:table-cell>
              <table:table-cell office:value-type="float" office:value="0.538676997340872">
                <text:p>0.538676997340872</text:p>
              </table:table-cell>
              <table:table-cell office:value-type="float" office:value="4.45240550719801">
                <text:p>4.45240550719801</text:p>
              </table:table-cell>
              <table:table-cell office:value-type="float" office:value="11.2833959615946">
                <text:p>11.2833959615946</text:p>
              </table:table-cell>
              <table:table-cell office:value-type="float" office:value="0.493000773688533">
                <text:p>0.493000773688533</text:p>
              </table:table-cell>
              <table:table-cell office:value-type="float" office:value="4.53024704769699">
                <text:p>4.53024704769699</text:p>
              </table:table-cell>
              <table:table-cell office:value-type="float" office:value="11.2851248185357">
                <text:p>11.2851248185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0.8575">
                <text:p>0.8575</text:p>
              </table:table-cell>
              <table:table-cell office:value-type="float" office:value="6.402">
                <text:p>6.402</text:p>
              </table:table-cell>
              <table:table-cell office:value-type="float" office:value="4.15">
                <text:p>4.15</text:p>
              </table:table-cell>
              <table:table-cell office:value-type="float" office:value="0.602763141565386">
                <text:p>0.602763141565386</text:p>
              </table:table-cell>
              <table:table-cell office:value-type="float" office:value="4.34318973163289">
                <text:p>4.34318973163289</text:p>
              </table:table-cell>
              <table:table-cell office:value-type="float" office:value="11.2809702843733">
                <text:p>11.2809702843733</text:p>
              </table:table-cell>
              <table:table-cell office:value-type="float" office:value="0.548094507389594">
                <text:p>0.548094507389594</text:p>
              </table:table-cell>
              <table:table-cell office:value-type="float" office:value="4.43635616180035">
                <text:p>4.43635616180035</text:p>
              </table:table-cell>
              <table:table-cell office:value-type="float" office:value="11.2830395063907">
                <text:p>11.2830395063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143648511456">
                <text:p>0.674143648511456</text:p>
              </table:table-cell>
              <table:table-cell office:value-type="float" office:value="4.22154288392998">
                <text:p>4.22154288392998</text:p>
              </table:table-cell>
              <table:table-cell office:value-type="float" office:value="11.2782685136265">
                <text:p>11.2782685136265</text:p>
              </table:table-cell>
              <table:table-cell office:value-type="float" office:value="0.609067759882974">
                <text:p>0.609067759882974</text:p>
              </table:table-cell>
              <table:table-cell office:value-type="float" office:value="4.33244538451185">
                <text:p>4.33244538451185</text:p>
              </table:table-cell>
              <table:table-cell office:value-type="float" office:value="11.2807316529308">
                <text:p>11.2807316529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40433779947">
                <text:p>0.75340433779947</text:p>
              </table:table-cell>
              <table:table-cell office:value-type="float" office:value="4.08646660875122">
                <text:p>4.08646660875122</text:p>
              </table:table-cell>
              <table:table-cell office:value-type="float" office:value="11.2752684759292">
                <text:p>11.2752684759292</text:p>
              </table:table-cell>
              <table:table-cell office:value-type="float" office:value="0.6763701238968">
                <text:p>0.6763701238968</text:p>
              </table:table-cell>
              <table:table-cell office:value-type="float" office:value="4.21774851872157">
                <text:p>4.21774851872157</text:p>
              </table:table-cell>
              <table:table-cell office:value-type="float" office:value="11.2781842409543">
                <text:p>11.2781842409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3002966224771">
                <text:p>0.843002966224771</text:p>
              </table:table-cell>
              <table:table-cell office:value-type="float" office:value="3.93377239050088">
                <text:p>3.93377239050088</text:p>
              </table:table-cell>
              <table:table-cell office:value-type="float" office:value="11.2718771445476">
                <text:p>11.2718771445476</text:p>
              </table:table-cell>
              <table:table-cell office:value-type="float" office:value="0.75109970809958">
                <text:p>0.75109970809958</text:p>
              </table:table-cell>
              <table:table-cell office:value-type="float" office:value="4.09039416474807">
                <text:p>4.09039416474807</text:p>
              </table:table-cell>
              <table:table-cell office:value-type="float" office:value="11.2753557067625">
                <text:p>11.2753557067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033185852761">
                <text:p>0.943033185852761</text:p>
              </table:table-cell>
              <table:table-cell office:value-type="float" office:value="3.76330062708278">
                <text:p>3.76330062708278</text:p>
              </table:table-cell>
              <table:table-cell office:value-type="float" office:value="11.2680909747268">
                <text:p>11.2680909747268</text:p>
              </table:table-cell>
              <table:table-cell office:value-type="float" office:value="0.834182862213432">
                <text:p>0.834182862213432</text:p>
              </table:table-cell>
              <table:table-cell office:value-type="float" office:value="3.94880363495817">
                <text:p>3.94880363495817</text:p>
              </table:table-cell>
              <table:table-cell office:value-type="float" office:value="11.2722109877777">
                <text:p>11.2722109877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433216928521">
                <text:p>1.05433216928521</text:p>
              </table:table-cell>
              <table:table-cell office:value-type="float" office:value="3.57362460674679">
                <text:p>3.57362460674679</text:p>
              </table:table-cell>
              <table:table-cell office:value-type="float" office:value="11.2638782792662">
                <text:p>11.2638782792662</text:p>
              </table:table-cell>
              <table:table-cell office:value-type="float" office:value="0.925893601065646">
                <text:p>0.925893601065646</text:p>
              </table:table-cell>
              <table:table-cell office:value-type="float" office:value="3.79250995256242">
                <text:p>3.79250995256242</text:p>
              </table:table-cell>
              <table:table-cell office:value-type="float" office:value="11.2687397124673">
                <text:p>11.2687397124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839709065309">
                <text:p>1.17839709065309</text:p>
              </table:table-cell>
              <table:table-cell office:value-type="float" office:value="3.36219284140061">
                <text:p>3.36219284140061</text:p>
              </table:table-cell>
              <table:table-cell office:value-type="float" office:value="11.2591823897355">
                <text:p>11.2591823897355</text:p>
              </table:table-cell>
              <table:table-cell office:value-type="float" office:value="1.0268491895301">
                <text:p>1.0268491895301</text:p>
              </table:table-cell>
              <table:table-cell office:value-type="float" office:value="3.62046117313904">
                <text:p>3.62046117313904</text:p>
              </table:table-cell>
              <table:table-cell office:value-type="float" office:value="11.2649185171955">
                <text:p>11.2649185171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815735743164">
                <text:p>1.31815735743164</text:p>
              </table:table-cell>
              <table:table-cell office:value-type="float" office:value="3.12401302711919">
                <text:p>3.12401302711919</text:p>
              </table:table-cell>
              <table:table-cell office:value-type="float" office:value="11.2538924273003">
                <text:p>11.2538924273003</text:p>
              </table:table-cell>
              <table:table-cell office:value-type="float" office:value="1.13867701369736">
                <text:p>1.13867701369736</text:p>
              </table:table-cell>
              <table:table-cell office:value-type="float" office:value="3.42988390103168">
                <text:p>3.42988390103168</text:p>
              </table:table-cell>
              <table:table-cell office:value-type="float" office:value="11.2606858049755">
                <text:p>11.2606858049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390751666405">
                <text:p>1.47390751666405</text:p>
              </table:table-cell>
              <table:table-cell office:value-type="float" office:value="2.85858319605671">
                <text:p>2.85858319605671</text:p>
              </table:table-cell>
              <table:table-cell office:value-type="float" office:value="11.2479972432783">
                <text:p>11.2479972432783</text:p>
              </table:table-cell>
              <table:table-cell office:value-type="float" office:value="1.26189514356284">
                <text:p>1.26189514356284</text:p>
              </table:table-cell>
              <table:table-cell office:value-type="float" office:value="3.21989523999136">
                <text:p>3.21989523999136</text:p>
              </table:table-cell>
              <table:table-cell office:value-type="float" office:value="11.2560219667234">
                <text:p>11.2560219667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694051092427">
                <text:p>1.64694051092427</text:p>
              </table:table-cell>
              <table:table-cell office:value-type="float" office:value="2.56369991207759">
                <text:p>2.56369991207759</text:p>
              </table:table-cell>
              <table:table-cell office:value-type="float" office:value="11.241447899457">
                <text:p>11.241447899457</text:p>
              </table:table-cell>
              <table:table-cell office:value-type="float" office:value="1.39742102492035">
                <text:p>1.39742102492035</text:p>
              </table:table-cell>
              <table:table-cell office:value-type="float" office:value="2.98893167648298">
                <text:p>2.98893167648298</text:p>
              </table:table-cell>
              <table:table-cell office:value-type="float" office:value="11.2508922768773">
                <text:p>11.2508922768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178070374261">
                <text:p>1.84178070374261</text:p>
              </table:table-cell>
              <table:table-cell office:value-type="float" office:value="2.23165274295218">
                <text:p>2.23165274295218</text:p>
              </table:table-cell>
              <table:table-cell office:value-type="float" office:value="11.2340731475004">
                <text:p>11.2340731475004</text:p>
              </table:table-cell>
              <table:table-cell office:value-type="float" office:value="1.54646074607408">
                <text:p>1.54646074607408</text:p>
              </table:table-cell>
              <table:table-cell office:value-type="float" office:value="2.73493779164589">
                <text:p>2.73493779164589</text:p>
              </table:table-cell>
              <table:table-cell office:value-type="float" office:value="11.2452510846813">
                <text:p>11.2452510846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911693826229">
                <text:p>2.05911693826229</text:p>
              </table:table-cell>
              <table:table-cell office:value-type="float" office:value="1.86126776038384">
                <text:p>1.86126776038384</text:p>
              </table:table-cell>
              <table:table-cell office:value-type="float" office:value="11.2258469145164">
                <text:p>11.2258469145164</text:p>
              </table:table-cell>
              <table:table-cell office:value-type="float" office:value="1.70978597346709">
                <text:p>1.70978597346709</text:p>
              </table:table-cell>
              <table:table-cell office:value-type="float" office:value="2.45659850949801">
                <text:p>2.45659850949801</text:p>
              </table:table-cell>
              <table:table-cell office:value-type="float" office:value="11.2390691823599">
                <text:p>11.2390691823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076482611293">
                <text:p>2.30076482611293</text:p>
              </table:table-cell>
              <table:table-cell office:value-type="float" office:value="1.44945079425741">
                <text:p>1.44945079425741</text:p>
              </table:table-cell>
              <table:table-cell office:value-type="float" office:value="11.2167004791328">
                <text:p>11.2167004791328</text:p>
              </table:table-cell>
              <table:table-cell office:value-type="float" office:value="1.88817297651162">
                <text:p>1.88817297651162</text:p>
              </table:table-cell>
              <table:table-cell office:value-type="float" office:value="2.15259090966503">
                <text:p>2.15259090966503</text:p>
              </table:table-cell>
              <table:table-cell office:value-type="float" office:value="11.2323171879141">
                <text:p>11.2323171879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040819290853">
                <text:p>2.57040819290853</text:p>
              </table:table-cell>
              <table:table-cell office:value-type="float" office:value="0.989923859271248">
                <text:p>0.989923859271248</text:p>
              </table:table-cell>
              <table:table-cell office:value-type="float" office:value="11.2064944075923">
                <text:p>11.2064944075923</text:p>
              </table:table-cell>
              <table:table-cell office:value-type="float" office:value="2.08160299729462">
                <text:p>2.08160299729462</text:p>
              </table:table-cell>
              <table:table-cell office:value-type="float" office:value="1.82294695943167">
                <text:p>1.82294695943167</text:p>
              </table:table-cell>
              <table:table-cell office:value-type="float" office:value="11.2249958113356">
                <text:p>11.2249958113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048645965419">
                <text:p>2.87048645965419</text:p>
              </table:table-cell>
              <table:table-cell office:value-type="float" office:value="0.47852968773163">
                <text:p>0.47852968773163</text:p>
              </table:table-cell>
              <table:table-cell office:value-type="float" office:value="11.1951363671756">
                <text:p>11.1951363671756</text:p>
              </table:table-cell>
              <table:table-cell office:value-type="float" office:value="2.28955596519028">
                <text:p>2.28955596519028</text:p>
              </table:table-cell>
              <table:table-cell office:value-type="float" office:value="1.46855296452654">
                <text:p>1.46855296452654</text:p>
              </table:table-cell>
              <table:table-cell office:value-type="float" office:value="11.217124737433">
                <text:p>11.217124737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2.50899568818716">
                <text:p>2.50899568818716</text:p>
              </table:table-cell>
              <table:table-cell office:value-type="float" office:value="1.09458321136214">
                <text:p>1.09458321136214</text:p>
              </table:table-cell>
              <table:table-cell office:value-type="float" office:value="11.2088188868632">
                <text:p>11.2088188868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2.73201874835957">
                <text:p>2.73201874835957</text:p>
              </table:table-cell>
              <table:table-cell office:value-type="float" office:value="0.714506725557302">
                <text:p>0.714506725557302</text:p>
              </table:table-cell>
              <table:table-cell office:value-type="float" office:value="11.2003774060497">
                <text:p>11.2003774060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2.93884073763892">
                <text:p>2.93884073763892</text:p>
              </table:table-cell>
              <table:table-cell office:value-type="float" office:value="0.362040147385098">
                <text:p>0.362040147385098</text:p>
              </table:table-cell>
              <table:table-cell office:value-type="float" office:value="11.1925491399818">
                <text:p>11.1925491399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08631285041894">
                <text:p>3.08631285041894</text:p>
              </table:table-cell>
              <table:table-cell office:value-type="float" office:value="0.110717784862072">
                <text:p>0.110717784862072</text:p>
              </table:table-cell>
              <table:table-cell office:value-type="float" office:value="11.1869672821703">
                <text:p>11.1869672821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4103040784009">
                <text:p>3.14103040784009</text:p>
              </table:table-cell>
              <table:table-cell office:value-type="float" office:value="0.0174679795711683">
                <text:p>0.0174679795711683</text:p>
              </table:table-cell>
              <table:table-cell office:value-type="float" office:value="11.1848962083954">
                <text:p>11.1848962083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008374250726">
                <text:p>3.15008374250726</text:p>
              </table:table-cell>
              <table:table-cell office:value-type="float" office:value="0.00203926281671916">
                <text:p>0.00203926281671916</text:p>
              </table:table-cell>
              <table:table-cell office:value-type="float" office:value="11.1845535373243">
                <text:p>11.1845535373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14944805229">
                <text:p>3.15114944805229</text:p>
              </table:table-cell>
              <table:table-cell office:value-type="float" office:value="0.000223084623555651">
                <text:p>0.000223084623555651</text:p>
              </table:table-cell>
              <table:table-cell office:value-type="float" office:value="11.1845132000924">
                <text:p>11.1845132000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6546880424">
                <text:p>3.15126546880424</text:p>
              </table:table-cell>
              <table:table-cell office:value-type="float" office:value="0.0000253617528924069">
                <text:p>0.0000253617528924069</text:p>
              </table:table-cell>
              <table:table-cell office:value-type="float" office:value="11.1845088086767">
                <text:p>11.1845088086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7869874194">
                <text:p>3.15127869874194</text:p>
              </table:table-cell>
              <table:table-cell office:value-type="float" office:value="0.00000281525825266092">
                <text:p>0.00000281525825266092</text:p>
              </table:table-cell>
              <table:table-cell office:value-type="float" office:value="11.1845083079202">
                <text:p>11.1845083079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17727035">
                <text:p>3.15128017727035</text:p>
              </table:table-cell>
              <table:table-cell office:value-type="float" office:value="0.0000002955462500012">
                <text:p>0.0000002955462500012</text:p>
              </table:table-cell>
              <table:table-cell office:value-type="float" office:value="11.1845082519575">
                <text:p>11.1845082519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128035103068">
                <text:p>3.15128035103068</text:p>
              </table:table-cell>
              <table:table-cell office:value-type="float" office:value="-0.00000000057656352876">
                <text:p>-0.00000000057656352876</text:p>
              </table:table-cell>
              <table:table-cell office:value-type="float" office:value="11.1845082453806">
                <text:p>11.1845082453806</text:p>
              </table:table-cell>
              <table:table-cell office:value-type="float" office:value="3.15128035515542">
                <text:p>3.15128035515542</text:p>
              </table:table-cell>
              <table:table-cell office:value-type="float" office:value="-0.00000000760596022934">
                <text:p>-0.00000000760596022934</text:p>
              </table:table-cell>
              <table:table-cell office:value-type="float" office:value="11.1845082452245">
                <text:p>11.18450824522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